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38edf"/>
    </style:style>
    <style:style style:name="P2" style:family="paragraph" style:parent-style-name="Preformatted_20_Text">
      <style:text-properties fo:color="#000000"/>
    </style:style>
    <style:style style:name="P3" style:family="paragraph" style:parent-style-name="Preformatted_20_Text">
      <style:text-properties fo:color="#000000" officeooo:paragraph-rsid="00038edf"/>
    </style:style>
    <style:style style:name="P4" style:family="paragraph" style:parent-style-name="Preformatted_20_Text">
      <style:text-properties fo:color="#000000" officeooo:paragraph-rsid="00045716"/>
    </style:style>
    <style:style style:name="P5" style:family="paragraph" style:parent-style-name="Preformatted_20_Text">
      <style:text-properties fo:color="#000000" officeooo:paragraph-rsid="00056e50"/>
    </style:style>
    <style:style style:name="P6" style:family="paragraph" style:parent-style-name="Preformatted_20_Text">
      <style:text-properties fo:color="#000000" officeooo:paragraph-rsid="000687b3"/>
    </style:style>
    <style:style style:name="P7" style:family="paragraph" style:parent-style-name="Preformatted_20_Text">
      <style:text-properties fo:color="#000000" officeooo:paragraph-rsid="00082b4c"/>
    </style:style>
    <style:style style:name="P8" style:family="paragraph" style:parent-style-name="Preformatted_20_Text">
      <style:text-properties fo:color="#696969" officeooo:paragraph-rsid="00038edf"/>
    </style:style>
    <style:style style:name="P9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/>
    </style:style>
    <style:style style:name="P10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/>
    </style:style>
    <style:style style:name="P11" style:family="paragraph" style:parent-style-name="Preformatted_20_Text">
      <style:paragraph-properties fo:background-color="#ffffff">
        <style:background-image/>
      </style:paragraph-properties>
    </style:style>
    <style:style style:name="P12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13" style:family="paragraph" style:parent-style-name="Preformatted_20_Text">
      <style:paragraph-properties fo:background-color="#ffffff">
        <style:background-image/>
      </style:paragraph-properties>
      <style:text-properties fo:color="#696969"/>
    </style:style>
    <style:style style:name="P14" style:family="paragraph" style:parent-style-name="Preformatted_20_Text">
      <style:paragraph-properties fo:background-color="#ffffff">
        <style:background-image/>
      </style:paragraph-properties>
      <style:text-properties fo:color="#800080"/>
    </style:style>
    <style:style style:name="P15" style:family="paragraph" style:parent-style-name="Standard">
      <style:text-properties officeooo:rsid="00038edf" officeooo:paragraph-rsid="00082b4c"/>
    </style:style>
    <style:style style:name="P16" style:family="paragraph" style:parent-style-name="Standard">
      <style:text-properties officeooo:rsid="00038edf" officeooo:paragraph-rsid="00038edf"/>
    </style:style>
    <style:style style:name="P17" style:family="paragraph" style:parent-style-name="Preformatted_20_Text">
      <style:text-properties fo:color="#696969" officeooo:rsid="00038edf" officeooo:paragraph-rsid="00038edf"/>
    </style:style>
    <style:style style:name="P18" style:family="paragraph" style:parent-style-name="Preformatted_20_Text">
      <style:text-properties fo:color="#696969" officeooo:rsid="00056e50" officeooo:paragraph-rsid="00056e50"/>
    </style:style>
    <style:style style:name="P19" style:family="paragraph" style:parent-style-name="Preformatted_20_Text">
      <style:text-properties fo:color="#696969" officeooo:rsid="00082b4c" officeooo:paragraph-rsid="00082b4c"/>
    </style:style>
    <style:style style:name="P20" style:family="paragraph" style:parent-style-name="Preformatted_20_Text">
      <style:text-properties fo:color="#000000" officeooo:paragraph-rsid="0009162c"/>
    </style:style>
    <style:style style:name="P21" style:family="paragraph" style:parent-style-name="Preformatted_20_Text">
      <style:text-properties officeooo:paragraph-rsid="00087a3f"/>
    </style:style>
    <style:style style:name="P22" style:family="paragraph" style:parent-style-name="Preformatted_20_Text">
      <style:paragraph-properties fo:background-color="#ffffff">
        <style:background-image/>
      </style:paragraph-properties>
    </style:style>
    <style:style style:name="P23" style:family="paragraph" style:parent-style-name="Preformatted_20_Text">
      <style:paragraph-properties fo:background-color="#ffffff">
        <style:background-image/>
      </style:paragraph-properties>
      <style:text-properties fo:color="#800080"/>
    </style:style>
    <style:style style:name="P24" style:family="paragraph" style:parent-style-name="Preformatted_20_Text">
      <style:paragraph-properties fo:background-color="#ffffff">
        <style:background-image/>
      </style:paragraph-properties>
      <style:text-properties fo:color="#800080" officeooo:paragraph-rsid="0009162c"/>
    </style:style>
    <style:style style:name="P25" style:family="paragraph" style:parent-style-name="Preformatted_20_Text">
      <style:paragraph-properties fo:background-color="#ffffff">
        <style:background-image/>
      </style:paragraph-properties>
      <style:text-properties fo:color="#696969"/>
    </style:style>
    <style:style style:name="P26" style:family="paragraph" style:parent-style-name="Preformatted_20_Text">
      <style:paragraph-properties fo:background-color="#ffffff">
        <style:background-image/>
      </style:paragraph-properties>
      <style:text-properties fo:color="#696969" officeooo:paragraph-rsid="0009162c"/>
    </style:style>
    <style:style style:name="P27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28" style:family="paragraph" style:parent-style-name="Preformatted_20_Text">
      <style:paragraph-properties fo:background-color="#ffffff">
        <style:background-image/>
      </style:paragraph-properties>
      <style:text-properties fo:color="#000000" officeooo:paragraph-rsid="00087a3f"/>
    </style:style>
    <style:style style:name="P29" style:family="paragraph" style:parent-style-name="Preformatted_20_Text">
      <style:paragraph-properties fo:background-color="#ffffff">
        <style:background-image/>
      </style:paragraph-properties>
      <style:text-properties fo:color="#000000" officeooo:paragraph-rsid="0009162c"/>
    </style:style>
    <style:style style:name="P30" style:family="paragraph" style:parent-style-name="Preformatted_20_Text">
      <style:paragraph-properties fo:background-color="#ffffff">
        <style:background-image/>
      </style:paragraph-properties>
      <style:text-properties officeooo:paragraph-rsid="0009162c"/>
    </style:style>
    <style:style style:name="P31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</style:style>
    <style:style style:name="P32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/>
    </style:style>
    <style:style style:name="P33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 officeooo:paragraph-rsid="0009162c"/>
    </style:style>
    <style:style style:name="P34" style:family="paragraph" style:parent-style-name="Heading_20_1">
      <style:text-properties officeooo:rsid="00038edf"/>
    </style:style>
    <style:style style:name="P35" style:family="paragraph" style:parent-style-name="Heading_20_1">
      <style:text-properties officeooo:rsid="00038edf" officeooo:paragraph-rsid="00038edf"/>
    </style:style>
    <style:style style:name="P36" style:family="paragraph" style:parent-style-name="Heading_20_1">
      <style:text-properties officeooo:rsid="00038edf" officeooo:paragraph-rsid="0009162c"/>
    </style:style>
    <style:style style:name="P37" style:family="paragraph" style:parent-style-name="Heading_20_1">
      <style:text-properties officeooo:rsid="00045716"/>
    </style:style>
    <style:style style:name="P38" style:family="paragraph" style:parent-style-name="Heading_20_1">
      <style:text-properties officeooo:rsid="00056e50"/>
    </style:style>
    <style:style style:name="P39" style:family="paragraph" style:parent-style-name="Heading_20_1">
      <style:text-properties officeooo:rsid="000687b3"/>
    </style:style>
    <style:style style:name="P40" style:family="paragraph" style:parent-style-name="Heading_20_1">
      <style:text-properties officeooo:rsid="00082b4c"/>
    </style:style>
    <style:style style:name="P41" style:family="paragraph" style:parent-style-name="Heading_20_1">
      <style:text-properties officeooo:rsid="00082b4c" officeooo:paragraph-rsid="0009162c"/>
    </style:style>
    <style:style style:name="T1" style:family="text">
      <style:text-properties fo:color="#800000"/>
    </style:style>
    <style:style style:name="T2" style:family="text">
      <style:text-properties fo:color="#800000" fo:font-weight="bold"/>
    </style:style>
    <style:style style:name="T3" style:family="text">
      <style:text-properties fo:color="#800000" fo:font-weight="bold" officeooo:rsid="00038edf"/>
    </style:style>
    <style:style style:name="T4" style:family="text">
      <style:text-properties fo:color="#800000" fo:font-weight="bold" officeooo:rsid="00045716"/>
    </style:style>
    <style:style style:name="T5" style:family="text">
      <style:text-properties fo:color="#800000" fo:font-weight="bold" officeooo:rsid="00056e50"/>
    </style:style>
    <style:style style:name="T6" style:family="text">
      <style:text-properties fo:color="#800000" fo:font-weight="bold" officeooo:rsid="000687b3"/>
    </style:style>
    <style:style style:name="T7" style:family="text">
      <style:text-properties fo:color="#800000" fo:font-weight="bold" officeooo:rsid="00082b4c"/>
    </style:style>
    <style:style style:name="T8" style:family="text">
      <style:text-properties fo:color="#800000" fo:font-weight="bold" officeooo:rsid="0009162c"/>
    </style:style>
    <style:style style:name="T9" style:family="text">
      <style:text-properties fo:color="#800000" officeooo:rsid="00082b4c"/>
    </style:style>
    <style:style style:name="T10" style:family="text">
      <style:text-properties fo:color="#800080"/>
    </style:style>
    <style:style style:name="T11" style:family="text">
      <style:text-properties fo:color="#800080" officeooo:rsid="00045716"/>
    </style:style>
    <style:style style:name="T12" style:family="text">
      <style:text-properties fo:color="#800080" officeooo:rsid="00056e50"/>
    </style:style>
    <style:style style:name="T13" style:family="text">
      <style:text-properties fo:color="#800080" officeooo:rsid="000687b3"/>
    </style:style>
    <style:style style:name="T14" style:family="text">
      <style:text-properties fo:color="#800080" officeooo:rsid="00082b4c"/>
    </style:style>
    <style:style style:name="T15" style:family="text">
      <style:text-properties fo:color="#800080" officeooo:rsid="0009162c"/>
    </style:style>
    <style:style style:name="T16" style:family="text">
      <style:text-properties fo:color="#808030"/>
    </style:style>
    <style:style style:name="T17" style:family="text">
      <style:text-properties fo:color="#808030" officeooo:rsid="00038edf"/>
    </style:style>
    <style:style style:name="T18" style:family="text">
      <style:text-properties fo:color="#808030" officeooo:rsid="00045716"/>
    </style:style>
    <style:style style:name="T19" style:family="text">
      <style:text-properties fo:color="#808030" officeooo:rsid="00056e50"/>
    </style:style>
    <style:style style:name="T20" style:family="text">
      <style:text-properties fo:color="#808030" officeooo:rsid="000687b3"/>
    </style:style>
    <style:style style:name="T21" style:family="text">
      <style:text-properties fo:color="#808030" officeooo:rsid="00082b4c"/>
    </style:style>
    <style:style style:name="T22" style:family="text">
      <style:text-properties fo:color="#808030" officeooo:rsid="0009162c"/>
    </style:style>
    <style:style style:name="T23" style:family="text">
      <style:text-properties fo:color="#603000"/>
    </style:style>
    <style:style style:name="T24" style:family="text">
      <style:text-properties fo:color="#603000" officeooo:rsid="00056e50"/>
    </style:style>
    <style:style style:name="T25" style:family="text">
      <style:text-properties fo:color="#603000" officeooo:rsid="000687b3"/>
    </style:style>
    <style:style style:name="T26" style:family="text">
      <style:text-properties fo:color="#603000" officeooo:rsid="00082b4c"/>
    </style:style>
    <style:style style:name="T27" style:family="text">
      <style:text-properties fo:color="#008c00"/>
    </style:style>
    <style:style style:name="T28" style:family="text">
      <style:text-properties fo:color="#008c00" officeooo:rsid="00045716"/>
    </style:style>
    <style:style style:name="T29" style:family="text">
      <style:text-properties fo:color="#008c00" officeooo:rsid="00056e50"/>
    </style:style>
    <style:style style:name="T30" style:family="text">
      <style:text-properties fo:color="#008c00" officeooo:rsid="0009162c"/>
    </style:style>
    <style:style style:name="T31" style:family="text">
      <style:text-properties fo:color="#7d0045"/>
    </style:style>
    <style:style style:name="T32" style:family="text">
      <style:text-properties fo:color="#0000e6"/>
    </style:style>
    <style:style style:name="T33" style:family="text">
      <style:text-properties officeooo:rsid="00038edf"/>
    </style:style>
    <style:style style:name="T34" style:family="text">
      <style:text-properties fo:color="#696969"/>
    </style:style>
    <style:style style:name="T35" style:family="text">
      <style:text-properties fo:color="#696969" officeooo:rsid="00056e50"/>
    </style:style>
    <style:style style:name="T36" style:family="text">
      <style:text-properties fo:color="#696969" officeooo:rsid="00082b4c"/>
    </style:style>
    <style:style style:name="T37" style:family="text">
      <style:text-properties fo:color="#696969" officeooo:rsid="00087a3f"/>
    </style:style>
    <style:style style:name="T38" style:family="text">
      <style:text-properties fo:color="#696969" officeooo:rsid="0009162c"/>
    </style:style>
    <style:style style:name="T39" style:family="text">
      <style:text-properties officeooo:rsid="00045716"/>
    </style:style>
    <style:style style:name="T40" style:family="text">
      <style:text-properties officeooo:rsid="00056e50"/>
    </style:style>
    <style:style style:name="T41" style:family="text">
      <style:text-properties fo:color="#ffffff" fo:background-color="#808000"/>
    </style:style>
    <style:style style:name="T42" style:family="text">
      <style:text-properties fo:color="#ffffff" officeooo:rsid="00082b4c" fo:background-color="#808000"/>
    </style:style>
    <style:style style:name="T43" style:family="text">
      <style:text-properties fo:color="#008000"/>
    </style:style>
    <style:style style:name="T44" style:family="text">
      <style:text-properties officeooo:rsid="000687b3"/>
    </style:style>
    <style:style style:name="T45" style:family="text">
      <style:text-properties officeooo:rsid="00082b4c"/>
    </style:style>
    <style:style style:name="T46" style:family="text">
      <style:text-properties fo:color="#004a43"/>
    </style:style>
    <style:style style:name="T47" style:family="text">
      <style:text-properties fo:color="#004a43" officeooo:rsid="00082b4c"/>
    </style:style>
    <style:style style:name="T48" style:family="text">
      <style:text-properties fo:color="#40015a"/>
    </style:style>
    <style:style style:name="T49" style:family="text">
      <style:text-properties fo:color="#40015a" officeooo:rsid="00082b4c"/>
    </style:style>
    <style:style style:name="T50" style:family="text">
      <style:text-properties fo:color="#666616"/>
    </style:style>
    <style:style style:name="T51" style:family="text">
      <style:text-properties fo:color="#400000"/>
    </style:style>
    <style:style style:name="T52" style:family="text">
      <style:text-properties fo:color="#5555dd"/>
    </style:style>
    <style:style style:name="T53" style:family="text">
      <style:text-properties officeooo:rsid="00087a3f"/>
    </style:style>
    <style:style style:name="T54" style:family="text">
      <style:text-properties fo:color="#000000"/>
    </style:style>
    <style:style style:name="T55" style:family="text">
      <style:text-properties officeooo:rsid="000916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1" text:outline-level="1">Default cpp</text:h>
      <text:p text:style-name="P20"><text:span text:style-name="T47">#include </text:span><text:span text:style-name="T9">&lt;</text:span><text:span text:style-name="T49">iostream</text:span><text:span text:style-name="T9">&gt;</text:span></text:p>
      <text:p text:style-name="P29"><text:span text:style-name="T46">#include </text:span><text:span text:style-name="T1">&lt;</text:span><text:span text:style-name="T48">climits</text:span><text:span text:style-name="T1">&gt;</text:span></text:p>
      <text:p text:style-name="P29"><text:span text:style-name="T46">#include </text:span><text:span text:style-name="T1">&lt;</text:span><text:span text:style-name="T48">cmath</text:span><text:span text:style-name="T1">&gt;</text:span></text:p>
      <text:p text:style-name="P29"><text:span text:style-name="T46">#include </text:span><text:span text:style-name="T1">&lt;</text:span><text:span text:style-name="T48">cstring</text:span><text:span text:style-name="T1">&gt;</text:span></text:p>
      <text:p text:style-name="P29"><text:span text:style-name="T46">#include </text:span><text:span text:style-name="T1">&lt;</text:span><text:span text:style-name="T48">string</text:span><text:span text:style-name="T1">&gt;</text:span></text:p>
      <text:p text:style-name="P29"><text:span text:style-name="T46">#include </text:span><text:span text:style-name="T1">&lt;</text:span><text:span text:style-name="T48">algorithm</text:span><text:span text:style-name="T1">&gt;</text:span></text:p>
      <text:p text:style-name="P29"><text:span text:style-name="T46">#include </text:span><text:span text:style-name="T1">&lt;</text:span><text:span text:style-name="T48">vector</text:span><text:span text:style-name="T1">&gt;</text:span></text:p>
      <text:p text:style-name="P29"><text:span text:style-name="T46">#include </text:span><text:span text:style-name="T1">&lt;</text:span><text:span text:style-name="T48">stack</text:span><text:span text:style-name="T1">&gt;</text:span></text:p>
      <text:p text:style-name="P29"><text:span text:style-name="T46">#include </text:span><text:span text:style-name="T1">&lt;</text:span><text:span text:style-name="T48">queue</text:span><text:span text:style-name="T1">&gt;</text:span></text:p>
      <text:p text:style-name="P29"><text:span text:style-name="T46">#include </text:span><text:span text:style-name="T1">&lt;</text:span><text:span text:style-name="T48">list</text:span><text:span text:style-name="T1">&gt;</text:span></text:p>
      <text:p text:style-name="P29"><text:span text:style-name="T46">#include </text:span><text:span text:style-name="T1">&lt;</text:span><text:span text:style-name="T48">map</text:span><text:span text:style-name="T1">&gt;</text:span></text:p>
      <text:p text:style-name="P30"/>
      <text:p text:style-name="P29"><text:span text:style-name="T2">using</text:span> <text:span text:style-name="T2">namespace</text:span> <text:span text:style-name="T50">std</text:span><text:span text:style-name="T10">;</text:span></text:p>
      <text:p text:style-name="P30"/>
      <text:p text:style-name="P29"><text:span text:style-name="T2">void</text:span> run<text:span text:style-name="T16">()</text:span> <text:span text:style-name="T10">{</text:span></text:p>
      <text:p text:style-name="P30"/>
      <text:p text:style-name="P24">}</text:p>
      <text:p text:style-name="P30"/>
      <text:p text:style-name="P29"><text:span text:style-name="T2">int</text:span> <text:span text:style-name="T51">main</text:span><text:span text:style-name="T16">()</text:span> <text:span text:style-name="T10">{</text:span></text:p>
      <text:p text:style-name="P29"><text:s text:c="8"/><text:span text:style-name="T2">int</text:span> n<text:span text:style-name="T10">;</text:span></text:p>
      <text:p text:style-name="P29"><text:s text:c="8"/><text:span text:style-name="T23">cin</text:span> <text:span text:style-name="T16">&gt;&gt;</text:span> n<text:span text:style-name="T10">;</text:span></text:p>
      <text:p text:style-name="P29"><text:s text:c="8"/><text:span text:style-name="T2">while</text:span><text:span text:style-name="T16">(</text:span>n<text:span text:style-name="T16">--)</text:span> run<text:span text:style-name="T16">()</text:span><text:span text:style-name="T10">;</text:span></text:p>
      <text:p text:style-name="P29"><text:s text:c="8"/><text:span text:style-name="T2">return</text:span> <text:span text:style-name="T27">0</text:span><text:span text:style-name="T10">;</text:span></text:p>
      <text:p text:style-name="P33"><text:span text:style-name="T37">}</text:span></text:p>
      <text:p text:style-name="P21"><text:span text:style-name="T37">/* Covering problem</text:span></text:p>
      <text:p text:style-name="P13"> * ----------------</text:p>
      <text:p text:style-name="P13"> * <text:span text:style-name="T55">For bipartite graphs:</text:span></text:p>
      <text:p text:style-name="P26"> * Minimum vertex cover <text:s/>&lt;-&gt; Maximum matching</text:p>
      <text:p text:style-name="P13"> * Minimum edge cover &lt;-&gt; Maximum independent set</text:p>
      <text:p text:style-name="P13"> * Konigs Theorem</text:p>
      <text:p text:style-name="P13"> *</text:p>
      <text:p text:style-name="P13"> * Min. Vert. Cover:</text:p>
      <text:p text:style-name="P13"> * - A set vertices (cover) such that each edge in the graph is incident to at least one vertex of the set.</text:p>
      <text:p text:style-name="P13"> * Matching:</text:p>
      <text:p text:style-name="P13"> * - A set of edges without common vertices (Maximum is the largest such set, maximal is a set which you cannot add more edges to without breaking the property)</text:p>
      <text:p text:style-name="P13"> * Min. Edge Cover:</text:p>
      <text:p text:style-name="P13"> * - A set of edges (cover) such that every vertex is incident to at least one edge of the set.</text:p>
      <text:p text:style-name="P13"> * Max. independent set</text:p>
      <text:p text:style-name="P13"> * - A set of vertices in a graph such that no two of them are adjacent.</text:p>
      <text:p text:style-name="P13"> *</text:p>
      <text:p text:style-name="P13"> * In any bipartite graph, the number of edges in a maximum matching equals the number of vertices in a minimum vertex cover</text:p>
      <text:p text:style-name="P13"> */</text:p>
      <text:p text:style-name="P11"/>
      <text:h text:style-name="Heading_20_1" text:outline-level="1"><text:span text:style-name="T53">Binary Search</text:span></text:h>
      <text:p text:style-name="P12"><text:span text:style-name="T2">int</text:span><text:span text:style-name="T10"> </text:span><text:span text:style-name="T23">min</text:span><text:span text:style-name="T10"> </text:span><text:span text:style-name="T16">=</text:span><text:span text:style-name="T10"> </text:span><text:span text:style-name="T27">0</text:span><text:span text:style-name="T10">;</text:span></text:p>
      <text:p text:style-name="P12"><text:span text:style-name="T2">int</text:span> <text:span text:style-name="T23">max</text:span> <text:span text:style-name="T16">=</text:span> <text:span text:style-name="T27">100</text:span><text:span text:style-name="T10">;</text:span> <text:span text:style-name="T34">// not included</text:span></text:p>
      <text:p text:style-name="P12"><text:span text:style-name="T2">while</text:span><text:span text:style-name="T16">(</text:span><text:span text:style-name="T23">max</text:span> <text:span text:style-name="T16">-</text:span> <text:span text:style-name="T23">min</text:span> <text:span text:style-name="T16">&gt;</text:span> <text:span text:style-name="T27">1</text:span><text:span text:style-name="T16">)</text:span> <text:span text:style-name="T10">{</text:span></text:p>
      <text:p text:style-name="P12"><text:soft-page-break/><text:s text:c="4"/><text:span text:style-name="T2">int</text:span> c <text:span text:style-name="T16">=</text:span> <text:span text:style-name="T16">(</text:span><text:span text:style-name="T23">min</text:span> <text:span text:style-name="T16">+</text:span> <text:span text:style-name="T23">max</text:span><text:span text:style-name="T16">)</text:span> <text:span text:style-name="T16">/</text:span> <text:span text:style-name="T27">2</text:span><text:span text:style-name="T10">;</text:span></text:p>
      <text:p text:style-name="P28"><text:s text:c="4"/><text:span text:style-name="T2">if</text:span><text:span text:style-name="T16">(</text:span>succes<text:span text:style-name="T16">(</text:span>c<text:span text:style-name="T16">))</text:span> <text:span text:style-name="T10">{</text:span></text:p>
      <text:p text:style-name="P12"><text:s text:c="8"/><text:span text:style-name="T23">min</text:span> <text:span text:style-name="T16">=</text:span> c<text:span text:style-name="T10">;</text:span></text:p>
      <text:p text:style-name="P12"><text:s text:c="4"/><text:span text:style-name="T10">}</text:span> <text:span text:style-name="T2">else</text:span> <text:span text:style-name="T10">{</text:span></text:p>
      <text:p text:style-name="P12"><text:s text:c="8"/><text:span text:style-name="T23">max</text:span> <text:span text:style-name="T16">=</text:span> c<text:span text:style-name="T10">;</text:span></text:p>
      <text:p text:style-name="P12"><text:s text:c="4"/><text:span text:style-name="T10">}</text:span></text:p>
      <text:p text:style-name="P14">}</text:p>
      <text:p text:style-name="P31"><text:span text:style-name="T23">cout</text:span><text:span text:style-name="T54"> </text:span><text:span text:style-name="T16">&lt;&lt;</text:span><text:span text:style-name="T54"> </text:span><text:span text:style-name="T23">min</text:span><text:span text:style-name="T54"> </text:span><text:span text:style-name="T16">&lt;&lt;</text:span><text:span text:style-name="T54"> endl</text:span><text:span text:style-name="T10">;</text:span></text:p>
      <text:h text:style-name="P36" text:outline-level="1"><text:span text:style-name="T55">Augmenting Path (Bipartite Matching)</text:span></text:h>
      <text:p text:style-name="P12"><text:span text:style-name="T8">bool</text:span><text:span text:style-name="T55"> visited</text:span><text:span text:style-name="T22">[</text:span><text:span text:style-name="T30">512</text:span><text:span text:style-name="T22">]</text:span><text:span text:style-name="T15">;</text:span><text:span text:style-name="T55"> <text:s text:c="3"/></text:span><text:span text:style-name="T38">//visited[rightnode]</text:span></text:p>
      <text:p text:style-name="P12"><text:span text:style-name="T2">int</text:span> parent<text:span text:style-name="T16">[</text:span><text:span text:style-name="T27">512</text:span><text:span text:style-name="T16">]</text:span><text:span text:style-name="T10">;</text:span> <text:s text:c="5"/><text:span text:style-name="T34">//parent[rightnode] = leftnode</text:span></text:p>
      <text:p text:style-name="P12"><text:span text:style-name="T23">vector</text:span><text:span text:style-name="T10">&lt;</text:span><text:span text:style-name="T2">int</text:span><text:span text:style-name="T10">&gt;</text:span> adj<text:span text:style-name="T16">[</text:span><text:span text:style-name="T27">512</text:span><text:span text:style-name="T16">]</text:span><text:span text:style-name="T10">;</text:span> <text:span text:style-name="T34">//adj[leftnode][i] = rightnode</text:span></text:p>
      <text:p text:style-name="P11"/>
      <text:p text:style-name="P12"><text:span text:style-name="T2">bool</text:span> match<text:span text:style-name="T16">(</text:span><text:span text:style-name="T2">int</text:span> node<text:span text:style-name="T16">)</text:span></text:p>
      <text:p text:style-name="P14">{</text:p>
      <text:p text:style-name="P12"><text:s text:c="4"/><text:span text:style-name="T2">for</text:span><text:span text:style-name="T16">(</text:span><text:span text:style-name="T2">int</text:span> i <text:span text:style-name="T16">=</text:span> <text:span text:style-name="T27">0</text:span><text:span text:style-name="T10">;</text:span> i <text:span text:style-name="T16">&lt;</text:span> <text:span text:style-name="T16">(</text:span><text:span text:style-name="T2">int</text:span><text:span text:style-name="T16">)</text:span>adj<text:span text:style-name="T16">[</text:span>node<text:span text:style-name="T16">].</text:span>size<text:span text:style-name="T16">()</text:span><text:span text:style-name="T10">;</text:span> <text:span text:style-name="T16">++</text:span>i<text:span text:style-name="T16">)</text:span></text:p>
      <text:p text:style-name="P12"><text:s text:c="4"/><text:span text:style-name="T10">{</text:span></text:p>
      <text:p text:style-name="P12"><text:s text:c="8"/><text:span text:style-name="T2">if</text:span><text:span text:style-name="T16">(</text:span> visited<text:span text:style-name="T16">[</text:span>adj<text:span text:style-name="T16">[</text:span>node<text:span text:style-name="T16">][</text:span>i<text:span text:style-name="T16">]]</text:span> <text:span text:style-name="T16">)</text:span> <text:span text:style-name="T2">continue</text:span><text:span text:style-name="T10">;</text:span></text:p>
      <text:p text:style-name="P12"><text:s text:c="8"/>visited<text:span text:style-name="T16">[</text:span>adj<text:span text:style-name="T16">[</text:span>node<text:span text:style-name="T16">][</text:span>i<text:span text:style-name="T16">]]</text:span> <text:span text:style-name="T16">=</text:span> <text:span text:style-name="T2">true</text:span><text:span text:style-name="T10">;</text:span></text:p>
      <text:p text:style-name="P12"><text:s text:c="8"/><text:span text:style-name="T2">if</text:span><text:span text:style-name="T16">(</text:span>parent<text:span text:style-name="T16">[</text:span>adj<text:span text:style-name="T16">[</text:span>node<text:span text:style-name="T16">][</text:span>i<text:span text:style-name="T16">]]</text:span> <text:span text:style-name="T16">==</text:span> <text:span text:style-name="T16">-</text:span><text:span text:style-name="T27">1</text:span> <text:span text:style-name="T16">||</text:span> match<text:span text:style-name="T16">(</text:span>parent<text:span text:style-name="T16">[</text:span>adj<text:span text:style-name="T16">[</text:span>node<text:span text:style-name="T16">][</text:span>i<text:span text:style-name="T16">]]))</text:span></text:p>
      <text:p text:style-name="P12"><text:s text:c="8"/><text:span text:style-name="T10">{</text:span></text:p>
      <text:p text:style-name="P12"><text:s text:c="12"/>parent<text:span text:style-name="T16">[</text:span>adj<text:span text:style-name="T16">[</text:span>node<text:span text:style-name="T16">][</text:span>i<text:span text:style-name="T16">]]</text:span> <text:span text:style-name="T16">=</text:span> node<text:span text:style-name="T10">;</text:span></text:p>
      <text:p text:style-name="P12"><text:s text:c="12"/><text:span text:style-name="T2">return</text:span> <text:span text:style-name="T2">true</text:span><text:span text:style-name="T10">;</text:span></text:p>
      <text:p text:style-name="P12"><text:s text:c="8"/><text:span text:style-name="T10">}</text:span></text:p>
      <text:p text:style-name="P12"><text:s text:c="4"/><text:span text:style-name="T10">}</text:span></text:p>
      <text:p text:style-name="P12"><text:s text:c="4"/><text:span text:style-name="T2">return</text:span> <text:span text:style-name="T2">false</text:span><text:span text:style-name="T10">;</text:span></text:p>
      <text:p text:style-name="P14">}</text:p>
      <text:p text:style-name="P11"/>
      <text:p text:style-name="P12"><text:span text:style-name="T2">int</text:span> matches <text:span text:style-name="T16">=</text:span> <text:span text:style-name="T27">0</text:span><text:span text:style-name="T10">;</text:span></text:p>
      <text:p text:style-name="P12"><text:span text:style-name="T2">for</text:span><text:span text:style-name="T16">(</text:span><text:span text:style-name="T2">int</text:span> i <text:span text:style-name="T16">=</text:span> <text:span text:style-name="T27">0</text:span><text:span text:style-name="T10">;</text:span> i <text:span text:style-name="T16">&lt;</text:span> leftNodes<text:span text:style-name="T10">;</text:span> <text:span text:style-name="T16">++</text:span>i<text:span text:style-name="T16">)</text:span></text:p>
      <text:p text:style-name="P14">{</text:p>
      <text:p text:style-name="P12"><text:s text:c="4"/><text:span text:style-name="T23">memset</text:span><text:span text:style-name="T16">(</text:span>visited<text:span text:style-name="T16">,</text:span> <text:span text:style-name="T2">false</text:span><text:span text:style-name="T16">,</text:span> <text:span text:style-name="T2">sizeof</text:span><text:span text:style-name="T16">(</text:span>visited<text:span text:style-name="T16">))</text:span><text:span text:style-name="T10">;</text:span></text:p>
      <text:p text:style-name="P12"><text:s text:c="4"/><text:span text:style-name="T2">if</text:span><text:span text:style-name="T16">(</text:span>match<text:span text:style-name="T16">(</text:span>i<text:span text:style-name="T16">))</text:span> <text:span text:style-name="T16">++</text:span>matches<text:span text:style-name="T10">;</text:span></text:p>
      <text:p text:style-name="P31"><text:span text:style-name="T10">}</text:span></text:p>
      <text:h text:style-name="P34" text:outline-level="1">Trie</text:h>
      <text:p text:style-name="P3"><text:span text:style-name="T2">struct</text:span> trie <text:span text:style-name="T10">{</text:span></text:p>
      <text:p text:style-name="P12"><text:s text:c="4"/>trie<text:span text:style-name="T16">**</text:span> child<text:span text:style-name="T10">;</text:span></text:p>
      <text:p text:style-name="P12"><text:s text:c="4"/><text:span text:style-name="T2">bool</text:span> word<text:span text:style-name="T10">;</text:span></text:p>
      <text:p text:style-name="P12"><text:s text:c="3"/></text:p>
      <text:p text:style-name="P12"><text:s text:c="4"/><text:span text:style-name="T23">string</text:span><text:span text:style-name="T16">*</text:span> str<text:span text:style-name="T10">;</text:span></text:p>
      <text:p text:style-name="P11"/>
      <text:p text:style-name="P12"><text:s text:c="4"/>trie<text:span text:style-name="T16">(</text:span><text:span text:style-name="T23">string</text:span><text:span text:style-name="T16">*</text:span> str<text:span text:style-name="T16">)</text:span> <text:span text:style-name="T10">{</text:span></text:p>
      <text:p text:style-name="P12"><text:s text:c="8"/>child<text:span text:style-name="T16">=</text:span><text:span text:style-name="T2">new</text:span> trie<text:span text:style-name="T16">*[</text:span><text:span text:style-name="T27">26</text:span><text:span text:style-name="T16">]</text:span><text:span text:style-name="T10">;</text:span></text:p>
      <text:p text:style-name="P12"><text:s text:c="8"/><text:span text:style-name="T2">for</text:span><text:span text:style-name="T16">(</text:span><text:span text:style-name="T2">int</text:span> i<text:span text:style-name="T16">=</text:span><text:span text:style-name="T27">0</text:span><text:span text:style-name="T10">;</text:span> i<text:span text:style-name="T16">&lt;</text:span><text:span text:style-name="T27">26</text:span><text:span text:style-name="T10">;</text:span> i<text:span text:style-name="T16">++)</text:span></text:p>
      <text:p text:style-name="P12"><text:s text:c="12"/>child<text:span text:style-name="T16">[</text:span>i<text:span text:style-name="T16">]=</text:span><text:span text:style-name="T31">NULL</text:span><text:span text:style-name="T10">;</text:span></text:p>
      <text:p text:style-name="P12"><text:s text:c="8"/>word<text:span text:style-name="T16">=</text:span><text:span text:style-name="T2">false</text:span><text:span text:style-name="T10">;</text:span></text:p>
      <text:p text:style-name="P12"><text:s text:c="8"/><text:span text:style-name="T2">this</text:span><text:span text:style-name="T16">-&gt;</text:span>str<text:span text:style-name="T16">=</text:span>str<text:span text:style-name="T10">;</text:span></text:p>
      <text:p text:style-name="P12"><text:s text:c="4"/><text:span text:style-name="T10">}</text:span></text:p>
      <text:p text:style-name="P11"/>
      <text:p text:style-name="P12"><text:s text:c="4"/><text:span text:style-name="T2">void</text:span> add<text:span text:style-name="T16">(</text:span><text:span text:style-name="T23">string</text:span><text:span text:style-name="T16">&amp;</text:span> str<text:span text:style-name="T16">,</text:span> <text:span text:style-name="T2">int</text:span> pos<text:span text:style-name="T16">=</text:span><text:span text:style-name="T27">0</text:span><text:span text:style-name="T16">)</text:span> <text:span text:style-name="T10">{</text:span></text:p>
      <text:p text:style-name="P12"><text:s text:c="8"/><text:span text:style-name="T2">if</text:span><text:span text:style-name="T16">(</text:span>pos <text:span text:style-name="T16">==</text:span> str<text:span text:style-name="T16">.</text:span>length<text:span text:style-name="T16">())</text:span> <text:span text:style-name="T10">{</text:span></text:p>
      <text:p text:style-name="P12"><text:soft-page-break/><text:s text:c="12"/>word<text:span text:style-name="T16">=</text:span><text:span text:style-name="T2">true</text:span><text:span text:style-name="T10">;</text:span></text:p>
      <text:p text:style-name="P12"><text:s text:c="12"/><text:span text:style-name="T2">return</text:span><text:span text:style-name="T10">;</text:span></text:p>
      <text:p text:style-name="P12"><text:s text:c="8"/><text:span text:style-name="T10">}</text:span></text:p>
      <text:p text:style-name="P12"><text:s text:c="8"/><text:span text:style-name="T2">int</text:span> index<text:span text:style-name="T16">=</text:span>str<text:span text:style-name="T16">[</text:span>pos<text:span text:style-name="T16">]-</text:span><text:span text:style-name="T32">'a'</text:span><text:span text:style-name="T10">;</text:span></text:p>
      <text:p text:style-name="P11"/>
      <text:p text:style-name="P12"><text:s text:c="8"/><text:span text:style-name="T23">string</text:span> <text:span text:style-name="T16">*</text:span>tmp<text:span text:style-name="T10">;</text:span></text:p>
      <text:p text:style-name="P12"><text:s text:c="8"/><text:span text:style-name="T2">if</text:span><text:span text:style-name="T16">(</text:span><text:span text:style-name="T2">this</text:span><text:span text:style-name="T16">-&gt;</text:span>str <text:span text:style-name="T16">==</text:span> <text:span text:style-name="T31">NULL</text:span><text:span text:style-name="T16">)</text:span> tmp<text:span text:style-name="T16">=</text:span><text:span text:style-name="T2">new</text:span> <text:span text:style-name="T23">string</text:span><text:span text:style-name="T16">()</text:span><text:span text:style-name="T10">;</text:span></text:p>
      <text:p text:style-name="P12"><text:s text:c="8"/><text:span text:style-name="T2">else</text:span> tmp<text:span text:style-name="T16">=</text:span><text:span text:style-name="T2">new</text:span> <text:span text:style-name="T23">string</text:span><text:span text:style-name="T16">(*</text:span><text:span text:style-name="T2">this</text:span><text:span text:style-name="T16">-&gt;</text:span>str<text:span text:style-name="T16">)</text:span><text:span text:style-name="T10">;</text:span></text:p>
      <text:p text:style-name="P12"><text:s text:c="8"/><text:span text:style-name="T16">(*</text:span>tmp<text:span text:style-name="T16">)+=</text:span>str<text:span text:style-name="T16">[</text:span>pos<text:span text:style-name="T16">]</text:span><text:span text:style-name="T10">;</text:span></text:p>
      <text:p text:style-name="P11"/>
      <text:p text:style-name="P12"><text:s text:c="8"/><text:span text:style-name="T2">if</text:span><text:span text:style-name="T16">(</text:span>child<text:span text:style-name="T16">[</text:span>index<text:span text:style-name="T16">]</text:span> <text:span text:style-name="T16">==</text:span> <text:span text:style-name="T31">NULL</text:span><text:span text:style-name="T16">)</text:span></text:p>
      <text:p text:style-name="P12"><text:s text:c="12"/>child<text:span text:style-name="T16">[</text:span>index<text:span text:style-name="T16">]=</text:span><text:span text:style-name="T2">new</text:span> trie<text:span text:style-name="T16">(</text:span>tmp<text:span text:style-name="T16">)</text:span><text:span text:style-name="T10">;</text:span></text:p>
      <text:p text:style-name="P12"><text:s text:c="8"/>child<text:span text:style-name="T16">[</text:span>index<text:span text:style-name="T16">]-&gt;</text:span>add<text:span text:style-name="T16">(</text:span>str<text:span text:style-name="T16">,</text:span>pos<text:span text:style-name="T16">+</text:span><text:span text:style-name="T27">1</text:span><text:span text:style-name="T16">)</text:span><text:span text:style-name="T10">;</text:span></text:p>
      <text:p text:style-name="P12"><text:s text:c="4"/><text:span text:style-name="T10">}</text:span></text:p>
      <text:p text:style-name="P11"/>
      <text:p text:style-name="P12"><text:s text:c="4"/><text:span text:style-name="T2">bool</text:span> isWord<text:span text:style-name="T16">(</text:span><text:span text:style-name="T23">string</text:span><text:span text:style-name="T16">&amp;</text:span> str<text:span text:style-name="T16">,</text:span> <text:span text:style-name="T2">int</text:span> pos<text:span text:style-name="T16">=</text:span><text:span text:style-name="T27">0</text:span><text:span text:style-name="T16">)</text:span> <text:span text:style-name="T10">{</text:span></text:p>
      <text:p text:style-name="P12"><text:s text:c="8"/><text:span text:style-name="T2">if</text:span><text:span text:style-name="T16">(</text:span>pos <text:span text:style-name="T16">==</text:span> str<text:span text:style-name="T16">.</text:span>length<text:span text:style-name="T16">())</text:span></text:p>
      <text:p text:style-name="P12"><text:s text:c="12"/><text:span text:style-name="T2">return</text:span> word<text:span text:style-name="T10">;</text:span></text:p>
      <text:p text:style-name="P12"><text:s text:c="8"/><text:span text:style-name="T2">int</text:span> index<text:span text:style-name="T16">=</text:span>str<text:span text:style-name="T16">[</text:span>pos<text:span text:style-name="T16">]-</text:span><text:span text:style-name="T32">'a'</text:span><text:span text:style-name="T10">;</text:span></text:p>
      <text:p text:style-name="P12"><text:s text:c="8"/><text:span text:style-name="T2">if</text:span><text:span text:style-name="T16">(</text:span>child<text:span text:style-name="T16">[</text:span>index<text:span text:style-name="T16">]</text:span> <text:span text:style-name="T16">==</text:span> <text:span text:style-name="T31">NULL</text:span><text:span text:style-name="T16">)</text:span> <text:span text:style-name="T2">return</text:span> <text:span text:style-name="T2">false</text:span><text:span text:style-name="T10">;</text:span></text:p>
      <text:p text:style-name="P12"><text:s text:c="8"/><text:span text:style-name="T2">return</text:span> child<text:span text:style-name="T16">[</text:span>index<text:span text:style-name="T16">]-&gt;</text:span>isWord<text:span text:style-name="T16">(</text:span>str<text:span text:style-name="T16">,</text:span>pos<text:span text:style-name="T16">+</text:span><text:span text:style-name="T27">1</text:span><text:span text:style-name="T16">)</text:span><text:span text:style-name="T10">;</text:span></text:p>
      <text:p text:style-name="P12"><text:s text:c="4"/><text:span text:style-name="T10">}</text:span></text:p>
      <text:p text:style-name="P9">}</text:p>
      <text:h text:style-name="P34" text:outline-level="1">Strongly Connected Components</text:h>
      <text:p text:style-name="P17">//Graph</text:p>
      <text:p text:style-name="P12"><text:span text:style-name="T23">vector</text:span><text:span text:style-name="T10">&lt;</text:span> <text:span text:style-name="T23">vector</text:span><text:span text:style-name="T10">&lt;</text:span><text:span text:style-name="T2">int</text:span><text:span text:style-name="T10">&gt;</text:span> <text:span text:style-name="T10">&gt;</text:span> adj<text:span text:style-name="T10">;</text:span></text:p>
      <text:p text:style-name="P11"/>
      <text:p text:style-name="P13">//Algorithm internals</text:p>
      <text:p text:style-name="P12"><text:span text:style-name="T23">vector</text:span><text:span text:style-name="T10">&lt;</text:span><text:span text:style-name="T2">int</text:span><text:span text:style-name="T10">&gt;</text:span> index<text:span text:style-name="T10">;</text:span></text:p>
      <text:p text:style-name="P12"><text:span text:style-name="T23">vector</text:span><text:span text:style-name="T10">&lt;</text:span><text:span text:style-name="T2">int</text:span><text:span text:style-name="T10">&gt;</text:span> lowlink<text:span text:style-name="T10">;</text:span> <text:span text:style-name="T34">//lowest index reachable</text:span></text:p>
      <text:p text:style-name="P12"><text:span text:style-name="T23">vector</text:span><text:span text:style-name="T10">&lt;</text:span><text:span text:style-name="T2">bool</text:span><text:span text:style-name="T10">&gt;</text:span> inStack<text:span text:style-name="T10">;</text:span> <text:span text:style-name="T34">//true iff in tarjanStack</text:span></text:p>
      <text:p text:style-name="P12"><text:span text:style-name="T23">stack</text:span><text:span text:style-name="T10">&lt;</text:span><text:span text:style-name="T2">int</text:span><text:span text:style-name="T10">&gt;</text:span> tarjanStack<text:span text:style-name="T10">;</text:span></text:p>
      <text:p text:style-name="P12"><text:span text:style-name="T2">int</text:span> newId<text:span text:style-name="T10">;</text:span></text:p>
      <text:p text:style-name="P11"/>
      <text:p text:style-name="P13">//Output</text:p>
      <text:p text:style-name="P12"><text:span text:style-name="T23">vector</text:span><text:span text:style-name="T10">&lt;</text:span> <text:span text:style-name="T23">vector</text:span><text:span text:style-name="T10">&lt;</text:span><text:span text:style-name="T2">int</text:span><text:span text:style-name="T10">&gt;</text:span> <text:span text:style-name="T10">&gt;</text:span> strongComponents<text:span text:style-name="T10">;</text:span> <text:span text:style-name="T34">//collection of vertex sets</text:span></text:p>
      <text:p text:style-name="P11"/>
      <text:p text:style-name="P12"><text:span text:style-name="T2">void</text:span> tarjan<text:span text:style-name="T16">(</text:span><text:span text:style-name="T2">int</text:span> v<text:span text:style-name="T16">)</text:span></text:p>
      <text:p text:style-name="P14">{</text:p>
      <text:p text:style-name="P12"><text:s text:c="4"/>index<text:span text:style-name="T16">[</text:span>v<text:span text:style-name="T16">]</text:span> <text:span text:style-name="T16">=</text:span> newId<text:span text:style-name="T10">;</text:span></text:p>
      <text:p text:style-name="P12"><text:s text:c="4"/>lowlink<text:span text:style-name="T16">[</text:span>v<text:span text:style-name="T16">]</text:span> <text:span text:style-name="T16">=</text:span> newId<text:span text:style-name="T10">;</text:span></text:p>
      <text:p text:style-name="P12"><text:s text:c="4"/><text:span text:style-name="T16">++</text:span>newId<text:span text:style-name="T10">;</text:span></text:p>
      <text:p text:style-name="P12"><text:s text:c="4"/>tarjanStack<text:span text:style-name="T16">.</text:span>push<text:span text:style-name="T16">(</text:span>v<text:span text:style-name="T16">)</text:span><text:span text:style-name="T10">;</text:span></text:p>
      <text:p text:style-name="P12"><text:s text:c="4"/>inStack<text:span text:style-name="T16">[</text:span>v<text:span text:style-name="T16">]</text:span> <text:span text:style-name="T16">=</text:span> <text:span text:style-name="T2">true</text:span><text:span text:style-name="T10">;</text:span></text:p>
      <text:p text:style-name="P11"/>
      <text:p text:style-name="P12"><text:s text:c="4"/><text:span text:style-name="T2">for</text:span><text:span text:style-name="T16">(</text:span><text:span text:style-name="T2">int</text:span> i <text:span text:style-name="T16">=</text:span> <text:span text:style-name="T27">0</text:span><text:span text:style-name="T10">;</text:span> i <text:span text:style-name="T16">&lt;</text:span> <text:span text:style-name="T16">(</text:span><text:span text:style-name="T2">int</text:span><text:span text:style-name="T16">)</text:span>adj<text:span text:style-name="T16">[</text:span>v<text:span text:style-name="T16">].</text:span>size<text:span text:style-name="T16">()</text:span><text:span text:style-name="T10">;</text:span> <text:span text:style-name="T16">++</text:span>i<text:span text:style-name="T16">)</text:span></text:p>
      <text:p text:style-name="P12"><text:s text:c="4"/><text:span text:style-name="T10">{</text:span></text:p>
      <text:p text:style-name="P12"><text:s text:c="8"/><text:span text:style-name="T2">int</text:span> w <text:span text:style-name="T16">=</text:span> adj<text:span text:style-name="T16">[</text:span>v<text:span text:style-name="T16">][</text:span>i<text:span text:style-name="T16">]</text:span><text:span text:style-name="T10">;</text:span></text:p>
      <text:p text:style-name="P12"><text:s text:c="8"/><text:span text:style-name="T2">if</text:span><text:span text:style-name="T16">(</text:span> index<text:span text:style-name="T16">[</text:span>w<text:span text:style-name="T16">]</text:span> <text:span text:style-name="T16">==</text:span> <text:span text:style-name="T27">0</text:span> <text:span text:style-name="T16">)</text:span></text:p>
      <text:p text:style-name="P12"><text:s text:c="8"/><text:span text:style-name="T10">{</text:span></text:p>
      <text:p text:style-name="P12"><text:s text:c="12"/>tarjan<text:span text:style-name="T16">(</text:span>w<text:span text:style-name="T16">)</text:span><text:span text:style-name="T10">;</text:span></text:p>
      <text:p text:style-name="P12"><text:s text:c="12"/><text:span text:style-name="T2">if</text:span><text:span text:style-name="T16">(</text:span> lowlink<text:span text:style-name="T16">[</text:span>w<text:span text:style-name="T16">]</text:span> <text:span text:style-name="T16">&lt;</text:span> lowlink<text:span text:style-name="T16">[</text:span>v<text:span text:style-name="T16">]</text:span> <text:span text:style-name="T16">)</text:span> lowlink<text:span text:style-name="T16">[</text:span>v<text:span text:style-name="T16">]</text:span> <text:span text:style-name="T16">=</text:span> lowlink<text:span text:style-name="T16">[</text:span>w<text:span text:style-name="T16">]</text:span><text:span text:style-name="T10">;</text:span></text:p>
      <text:p text:style-name="P12"><text:s text:c="8"/><text:span text:style-name="T10">}</text:span></text:p>
      <text:p text:style-name="P12"><text:s text:c="8"/><text:span text:style-name="T2">else</text:span> <text:span text:style-name="T2">if</text:span><text:span text:style-name="T16">(</text:span> inStack<text:span text:style-name="T16">[</text:span>w<text:span text:style-name="T16">]</text:span> <text:span text:style-name="T16">)</text:span></text:p>
      <text:p text:style-name="P12"><text:soft-page-break/><text:s text:c="8"/><text:span text:style-name="T10">{</text:span></text:p>
      <text:p text:style-name="P12"><text:s text:c="12"/><text:span text:style-name="T2">if</text:span><text:span text:style-name="T16">(</text:span> index<text:span text:style-name="T16">[</text:span>w<text:span text:style-name="T16">]</text:span> <text:span text:style-name="T16">&lt;</text:span> lowlink<text:span text:style-name="T16">[</text:span>v<text:span text:style-name="T16">]</text:span> <text:span text:style-name="T16">)</text:span> lowlink<text:span text:style-name="T16">[</text:span>v<text:span text:style-name="T16">]</text:span> <text:span text:style-name="T16">=</text:span> index<text:span text:style-name="T16">[</text:span>w<text:span text:style-name="T16">]</text:span><text:span text:style-name="T10">;</text:span></text:p>
      <text:p text:style-name="P12"><text:s text:c="8"/><text:span text:style-name="T10">}</text:span></text:p>
      <text:p text:style-name="P12"><text:s text:c="4"/><text:span text:style-name="T10">}</text:span></text:p>
      <text:p text:style-name="P11"/>
      <text:p text:style-name="P12"><text:s text:c="4"/><text:span text:style-name="T2">if</text:span><text:span text:style-name="T16">(</text:span> lowlink<text:span text:style-name="T16">[</text:span>v<text:span text:style-name="T16">]</text:span> <text:span text:style-name="T16">==</text:span> index<text:span text:style-name="T16">[</text:span>v<text:span text:style-name="T16">]</text:span> <text:span text:style-name="T16">)</text:span></text:p>
      <text:p text:style-name="P12"><text:s text:c="4"/><text:span text:style-name="T10">{</text:span></text:p>
      <text:p text:style-name="P12"><text:s text:c="8"/>strongComponents<text:span text:style-name="T16">.</text:span>push_back<text:span text:style-name="T16">(</text:span><text:span text:style-name="T23">vector</text:span><text:span text:style-name="T10">&lt;</text:span><text:span text:style-name="T2">int</text:span><text:span text:style-name="T10">&gt;</text:span><text:span text:style-name="T16">())</text:span><text:span text:style-name="T10">;</text:span></text:p>
      <text:p text:style-name="P12"><text:s text:c="8"/><text:span text:style-name="T2">while</text:span><text:span text:style-name="T16">(</text:span><text:span text:style-name="T2">true</text:span><text:span text:style-name="T16">)</text:span></text:p>
      <text:p text:style-name="P12"><text:s text:c="8"/><text:span text:style-name="T10">{</text:span></text:p>
      <text:p text:style-name="P12"><text:s text:c="12"/><text:span text:style-name="T2">int</text:span> w <text:span text:style-name="T16">=</text:span> tarjanStack<text:span text:style-name="T16">.</text:span>top<text:span text:style-name="T16">()</text:span><text:span text:style-name="T10">;</text:span></text:p>
      <text:p text:style-name="P12"><text:s text:c="12"/>strongComponents<text:span text:style-name="T16">.</text:span>back<text:span text:style-name="T16">().</text:span>push_back<text:span text:style-name="T16">(</text:span>w<text:span text:style-name="T16">)</text:span><text:span text:style-name="T10">;</text:span></text:p>
      <text:p text:style-name="P12"><text:s text:c="12"/>inStack<text:span text:style-name="T16">[</text:span>w<text:span text:style-name="T16">]</text:span> <text:span text:style-name="T16">=</text:span> <text:span text:style-name="T2">false</text:span><text:span text:style-name="T10">;</text:span></text:p>
      <text:p text:style-name="P12"><text:s text:c="12"/>tarjanStack<text:span text:style-name="T16">.</text:span>pop<text:span text:style-name="T16">()</text:span><text:span text:style-name="T10">;</text:span></text:p>
      <text:p text:style-name="P12"><text:s text:c="12"/><text:span text:style-name="T2">if</text:span><text:span text:style-name="T16">(</text:span>w <text:span text:style-name="T16">==</text:span> v<text:span text:style-name="T16">)</text:span> <text:span text:style-name="T2">break</text:span><text:span text:style-name="T10">;</text:span></text:p>
      <text:p text:style-name="P12"><text:s text:c="8"/><text:span text:style-name="T10">}</text:span></text:p>
      <text:p text:style-name="P12"><text:s text:c="4"/><text:span text:style-name="T10">}</text:span></text:p>
      <text:p text:style-name="P14">}</text:p>
      <text:p text:style-name="P11"/>
      <text:p text:style-name="P12"><text:span text:style-name="T2">void</text:span> findSCC<text:span text:style-name="T16">()</text:span></text:p>
      <text:p text:style-name="P14">{</text:p>
      <text:p text:style-name="P12"><text:s text:c="4"/><text:span text:style-name="T34">//Init</text:span></text:p>
      <text:p text:style-name="P12"><text:s text:c="4"/>newId <text:span text:style-name="T16">=</text:span> <text:span text:style-name="T27">1</text:span><text:span text:style-name="T10">;</text:span></text:p>
      <text:p text:style-name="P12"><text:s text:c="4"/>index<text:span text:style-name="T16">.</text:span>clear<text:span text:style-name="T16">()</text:span><text:span text:style-name="T10">;</text:span> <text:s text:c="4"/>index<text:span text:style-name="T16">.</text:span>resize<text:span text:style-name="T16">(</text:span>n<text:span text:style-name="T16">+</text:span><text:span text:style-name="T27">1</text:span><text:span text:style-name="T16">,</text:span> <text:span text:style-name="T27">0</text:span><text:span text:style-name="T16">)</text:span><text:span text:style-name="T10">;</text:span></text:p>
      <text:p text:style-name="P12"><text:s text:c="4"/>lowlink<text:span text:style-name="T16">.</text:span>clear<text:span text:style-name="T16">()</text:span><text:span text:style-name="T10">;</text:span> lowlink<text:span text:style-name="T16">.</text:span>resize<text:span text:style-name="T16">(</text:span>n<text:span text:style-name="T16">+</text:span><text:span text:style-name="T27">1</text:span><text:span text:style-name="T16">,</text:span> <text:span text:style-name="T27">0</text:span><text:span text:style-name="T16">)</text:span><text:span text:style-name="T10">;</text:span></text:p>
      <text:p text:style-name="P12"><text:s text:c="4"/>inStack<text:span text:style-name="T16">.</text:span>clear<text:span text:style-name="T16">()</text:span><text:span text:style-name="T10">;</text:span> inStack<text:span text:style-name="T16">.</text:span>resize<text:span text:style-name="T16">(</text:span>n<text:span text:style-name="T16">+</text:span><text:span text:style-name="T27">1</text:span><text:span text:style-name="T16">,</text:span> <text:span text:style-name="T2">false</text:span><text:span text:style-name="T16">)</text:span><text:span text:style-name="T10">;</text:span></text:p>
      <text:p text:style-name="P12"><text:s text:c="4"/><text:span text:style-name="T2">while</text:span><text:span text:style-name="T16">(!</text:span>tarjanStack<text:span text:style-name="T16">.</text:span>empty<text:span text:style-name="T16">())</text:span> tarjanStack<text:span text:style-name="T16">.</text:span>pop<text:span text:style-name="T16">()</text:span><text:span text:style-name="T10">;</text:span></text:p>
      <text:p text:style-name="P12"><text:s text:c="4"/>strongComponents<text:span text:style-name="T16">.</text:span>clear<text:span text:style-name="T16">()</text:span><text:span text:style-name="T10">;</text:span></text:p>
      <text:p text:style-name="P12"><text:s text:c="4"/><text:span text:style-name="T34">//Start</text:span></text:p>
      <text:p text:style-name="P12"><text:s text:c="4"/><text:span text:style-name="T2">for</text:span><text:span text:style-name="T16">(</text:span><text:span text:style-name="T2">int</text:span> i <text:span text:style-name="T16">=</text:span> <text:span text:style-name="T27">0</text:span><text:span text:style-name="T10">;</text:span> i <text:span text:style-name="T16">&lt;</text:span> nodecount<text:span text:style-name="T10">;</text:span> <text:span text:style-name="T16">++</text:span>i<text:span text:style-name="T16">)</text:span></text:p>
      <text:p text:style-name="P12"><text:s text:c="8"/><text:span text:style-name="T2">if</text:span><text:span text:style-name="T16">(</text:span>index<text:span text:style-name="T16">[</text:span>i<text:span text:style-name="T16">]</text:span> <text:span text:style-name="T16">==</text:span> <text:span text:style-name="T27">0</text:span><text:span text:style-name="T16">)</text:span></text:p>
      <text:p text:style-name="P12"><text:s text:c="12"/>tarjan<text:span text:style-name="T16">(</text:span>i<text:span text:style-name="T16">)</text:span><text:span text:style-name="T10">;</text:span></text:p>
      <text:p text:style-name="P12"><text:s text:c="4"/><text:span text:style-name="T23">cout</text:span> <text:span text:style-name="T16">&lt;&lt;</text:span> strongComponents<text:span text:style-name="T16">.</text:span>size<text:span text:style-name="T16">()</text:span> <text:span text:style-name="T16">&lt;&lt;</text:span> endl<text:span text:style-name="T10">;</text:span></text:p>
      <text:p text:style-name="P9">}</text:p>
      <text:h text:style-name="P35" text:outline-level="1">Greatest Common Divisor</text:h>
      <text:p text:style-name="P2"><text:span text:style-name="T3">int</text:span><text:span text:style-name="T33"> gcd</text:span><text:span text:style-name="T17">(</text:span><text:span text:style-name="T3">int</text:span><text:span text:style-name="T33"> a</text:span><text:span text:style-name="T17">,</text:span><text:span text:style-name="T33"> </text:span><text:span text:style-name="T3">int</text:span><text:span text:style-name="T33"> b</text:span><text:span text:style-name="T17">)</text:span></text:p>
      <text:p text:style-name="P14">{</text:p>
      <text:p text:style-name="P12"><text:s text:c="8"/><text:span text:style-name="T2">if</text:span><text:span text:style-name="T16">(</text:span> b <text:span text:style-name="T16">==</text:span> <text:span text:style-name="T27">0</text:span> <text:span text:style-name="T16">)</text:span> <text:span text:style-name="T2">return</text:span> a<text:span text:style-name="T10">;</text:span></text:p>
      <text:p text:style-name="P12"><text:s text:c="4"/><text:span text:style-name="T2">if</text:span><text:span text:style-name="T16">(</text:span> a <text:span text:style-name="T16">&lt;</text:span> <text:span text:style-name="T27">0</text:span> <text:span text:style-name="T16">)</text:span> a <text:span text:style-name="T16">=</text:span> <text:span text:style-name="T16">-</text:span>a<text:span text:style-name="T10">;</text:span></text:p>
      <text:p text:style-name="P12"><text:s text:c="4"/><text:span text:style-name="T2">if</text:span><text:span text:style-name="T16">(</text:span> b <text:span text:style-name="T16">&lt;</text:span> <text:span text:style-name="T27">0</text:span> <text:span text:style-name="T16">)</text:span> b <text:span text:style-name="T16">=</text:span> <text:span text:style-name="T16">-</text:span>b<text:span text:style-name="T10">;</text:span></text:p>
      <text:p text:style-name="P12"><text:s text:c="8"/><text:span text:style-name="T2">int</text:span> r<text:span text:style-name="T10">;</text:span></text:p>
      <text:p text:style-name="P12"><text:s text:c="8"/><text:span text:style-name="T2">while</text:span><text:span text:style-name="T16">(</text:span>b<text:span text:style-name="T16">)</text:span></text:p>
      <text:p text:style-name="P12"><text:s text:c="8"/><text:span text:style-name="T10">{</text:span></text:p>
      <text:p text:style-name="P12"><text:s text:c="16"/><text:span text:style-name="T2">int</text:span> r <text:span text:style-name="T16">=</text:span> a <text:span text:style-name="T16">%</text:span> b<text:span text:style-name="T10">;</text:span></text:p>
      <text:p text:style-name="P12"><text:s text:c="16"/>a <text:span text:style-name="T16">=</text:span> b<text:span text:style-name="T10">;</text:span></text:p>
      <text:p text:style-name="P12"><text:s text:c="16"/>b <text:span text:style-name="T16">=</text:span> r<text:span text:style-name="T10">;</text:span></text:p>
      <text:p text:style-name="P12"><text:s text:c="8"/><text:span text:style-name="T10">}</text:span></text:p>
      <text:p text:style-name="P12"><text:s text:c="8"/><text:span text:style-name="T2">return</text:span> a<text:span text:style-name="T10">;</text:span></text:p>
      <text:p text:style-name="P9">}</text:p>
      <text:h text:style-name="P34" text:outline-level="1">Miller-Rabin Prime test</text:h>
      <text:p text:style-name="P8">//Calculate a^b % c in log[b] time</text:p>
      <text:p text:style-name="P12"><text:soft-page-break/><text:span text:style-name="T2">int</text:span> powmod<text:span text:style-name="T16">(</text:span><text:span text:style-name="T2">int</text:span> a<text:span text:style-name="T16">,</text:span> <text:span text:style-name="T2">int</text:span> b<text:span text:style-name="T16">,</text:span> <text:span text:style-name="T2">int</text:span> c<text:span text:style-name="T16">)</text:span></text:p>
      <text:p text:style-name="P14">{</text:p>
      <text:p text:style-name="P12"><text:s text:c="8"/><text:span text:style-name="T2">int</text:span> res <text:span text:style-name="T16">=</text:span> <text:span text:style-name="T27">1</text:span><text:span text:style-name="T10">;</text:span></text:p>
      <text:p text:style-name="P12"><text:s text:c="8"/><text:span text:style-name="T2">long</text:span> <text:span text:style-name="T2">long</text:span> k <text:span text:style-name="T16">=</text:span> a<text:span text:style-name="T10">;</text:span></text:p>
      <text:p text:style-name="P12"><text:s text:c="8"/><text:span text:style-name="T2">while</text:span><text:span text:style-name="T16">(</text:span>b<text:span text:style-name="T16">)</text:span></text:p>
      <text:p text:style-name="P12"><text:s text:c="8"/><text:span text:style-name="T10">{</text:span></text:p>
      <text:p text:style-name="P12"><text:s text:c="16"/><text:span text:style-name="T2">if</text:span><text:span text:style-name="T16">(</text:span> b <text:span text:style-name="T16">&amp;</text:span> <text:span text:style-name="T27">1</text:span> <text:span text:style-name="T16">)</text:span> res <text:span text:style-name="T16">=</text:span> <text:span text:style-name="T16">(</text:span>k<text:span text:style-name="T16">*</text:span>res<text:span text:style-name="T16">)%</text:span>c<text:span text:style-name="T10">;</text:span></text:p>
      <text:p text:style-name="P12"><text:s text:c="16"/>k <text:span text:style-name="T16">=</text:span> <text:span text:style-name="T16">(</text:span>k<text:span text:style-name="T16">*</text:span>k<text:span text:style-name="T16">)%</text:span>c<text:span text:style-name="T10">;</text:span></text:p>
      <text:p text:style-name="P12"><text:s text:c="16"/>b <text:span text:style-name="T16">&gt;&gt;=</text:span> <text:span text:style-name="T27">1</text:span><text:span text:style-name="T10">;</text:span></text:p>
      <text:p text:style-name="P12"><text:s text:c="8"/><text:span text:style-name="T10">}</text:span></text:p>
      <text:p text:style-name="P12"><text:s text:c="8"/><text:span text:style-name="T2">return</text:span> res<text:span text:style-name="T10">;</text:span></text:p>
      <text:p text:style-name="P14">}</text:p>
      <text:p text:style-name="P11"/>
      <text:p text:style-name="P12"><text:span text:style-name="T2">bool</text:span> isPrime<text:span text:style-name="T16">(</text:span><text:span text:style-name="T2">int</text:span> n<text:span text:style-name="T16">)</text:span></text:p>
      <text:p text:style-name="P14">{</text:p>
      <text:p text:style-name="P12"><text:s text:c="8"/><text:span text:style-name="T2">if</text:span><text:span text:style-name="T16">(</text:span> n <text:span text:style-name="T16">&lt;</text:span> <text:span text:style-name="T27">2</text:span> <text:span text:style-name="T16">)</text:span> <text:span text:style-name="T2">return</text:span> <text:span text:style-name="T2">false</text:span><text:span text:style-name="T10">;</text:span></text:p>
      <text:p text:style-name="P12"><text:s text:c="8"/><text:span text:style-name="T2">if</text:span><text:span text:style-name="T16">(</text:span> n <text:span text:style-name="T16">==</text:span> <text:span text:style-name="T27">2</text:span> <text:span text:style-name="T16">)</text:span> <text:span text:style-name="T2">return</text:span> <text:span text:style-name="T2">true</text:span><text:span text:style-name="T10">;</text:span></text:p>
      <text:p text:style-name="P12"><text:s text:c="8"/><text:span text:style-name="T2">if</text:span><text:span text:style-name="T16">(</text:span> <text:span text:style-name="T16">(</text:span>n<text:span text:style-name="T16">&amp;</text:span><text:span text:style-name="T27">1</text:span><text:span text:style-name="T16">)</text:span> <text:span text:style-name="T16">==</text:span> <text:span text:style-name="T27">0</text:span> <text:span text:style-name="T16">)</text:span> <text:span text:style-name="T2">return</text:span> <text:span text:style-name="T2">false</text:span><text:span text:style-name="T10">;</text:span> <text:span text:style-name="T34">//if n is even</text:span></text:p>
      <text:p text:style-name="P12"><text:s text:c="8"/><text:span text:style-name="T34">//Decompose (n-1) as d*2^s with d odd, so take out the maximum power of 2</text:span></text:p>
      <text:p text:style-name="P12"><text:s text:c="8"/><text:span text:style-name="T2">int</text:span> d <text:span text:style-name="T16">=</text:span> n<text:span text:style-name="T16">-</text:span><text:span text:style-name="T27">1</text:span><text:span text:style-name="T16">,</text:span> s <text:span text:style-name="T16">=</text:span> <text:span text:style-name="T27">0</text:span><text:span text:style-name="T10">;</text:span></text:p>
      <text:p text:style-name="P12"><text:s text:c="8"/><text:span text:style-name="T2">while</text:span><text:span text:style-name="T16">(</text:span> <text:span text:style-name="T16">(</text:span>d<text:span text:style-name="T16">&amp;</text:span><text:span text:style-name="T27">1</text:span><text:span text:style-name="T16">)</text:span> <text:span text:style-name="T16">==</text:span> <text:span text:style-name="T27">0</text:span> <text:span text:style-name="T16">)</text:span><text:span text:style-name="T10">{</text:span> <text:span text:style-name="T16">++</text:span>s<text:span text:style-name="T10">;</text:span> d <text:span text:style-name="T16">&gt;&gt;=</text:span> <text:span text:style-name="T27">1</text:span><text:span text:style-name="T10">;</text:span> <text:span text:style-name="T10">}</text:span></text:p>
      <text:p text:style-name="P12"><text:s text:c="8"/><text:span text:style-name="T34">//Now check at least 10 possible witnesses between 2 and n-1 (inclusive)</text:span></text:p>
      <text:p text:style-name="P12"><text:s text:c="8"/><text:span text:style-name="T34">//If we check 5 it works on all numbers below 1 million but we check 10 to be sure</text:span></text:p>
      <text:p text:style-name="P12"><text:s text:c="8"/><text:span text:style-name="T23">srand</text:span><text:span text:style-name="T16">(</text:span><text:span text:style-name="T27">0</text:span><text:span text:style-name="T16">)</text:span><text:span text:style-name="T10">;</text:span></text:p>
      <text:p text:style-name="P12"><text:s text:c="8"/><text:span text:style-name="T2">int</text:span> <text:span text:style-name="T23">count</text:span> <text:span text:style-name="T16">=</text:span> <text:span text:style-name="T27">10</text:span><text:span text:style-name="T10">;</text:span></text:p>
      <text:p text:style-name="P12"><text:s text:c="8"/><text:span text:style-name="T2">while</text:span><text:span text:style-name="T16">(</text:span><text:span text:style-name="T23">count</text:span><text:span text:style-name="T16">--)</text:span></text:p>
      <text:p text:style-name="P12"><text:s text:c="8"/><text:span text:style-name="T10">{</text:span></text:p>
      <text:p text:style-name="P12"><text:s text:c="16"/><text:span text:style-name="T2">int</text:span> a <text:span text:style-name="T16">=</text:span> <text:span text:style-name="T27">2</text:span> <text:span text:style-name="T16">+</text:span> <text:span text:style-name="T16">(</text:span><text:span text:style-name="T23">rand</text:span><text:span text:style-name="T16">()</text:span> <text:span text:style-name="T16">%</text:span> <text:span text:style-name="T16">(</text:span>n<text:span text:style-name="T16">-</text:span><text:span text:style-name="T27">2</text:span><text:span text:style-name="T16">))</text:span><text:span text:style-name="T10">;</text:span> <text:span text:style-name="T34">//#include &lt;cstdlib&gt;</text:span></text:p>
      <text:p text:style-name="P12"><text:s text:c="16"/><text:span text:style-name="T34">//Now check if a is a composite witness</text:span></text:p>
      <text:p text:style-name="P12"><text:s text:c="16"/><text:span text:style-name="T2">long</text:span> <text:span text:style-name="T2">long</text:span> k <text:span text:style-name="T16">=</text:span> powmod<text:span text:style-name="T16">(</text:span>a<text:span text:style-name="T16">,</text:span> d<text:span text:style-name="T16">,</text:span> n<text:span text:style-name="T16">)</text:span><text:span text:style-name="T10">;</text:span> <text:span text:style-name="T34">//k = a^d % n</text:span></text:p>
      <text:p text:style-name="P12"><text:s text:c="16"/><text:span text:style-name="T2">if</text:span><text:span text:style-name="T16">(</text:span> k <text:span text:style-name="T16">==</text:span> <text:span text:style-name="T27">1</text:span> <text:span text:style-name="T16">)</text:span> <text:span text:style-name="T2">continue</text:span><text:span text:style-name="T10">;</text:span> <text:span text:style-name="T34">//probably prime</text:span></text:p>
      <text:p text:style-name="P12"><text:s text:c="16"/><text:span text:style-name="T2">bool</text:span> prime <text:span text:style-name="T16">=</text:span> <text:span text:style-name="T2">false</text:span><text:span text:style-name="T10">;</text:span></text:p>
      <text:p text:style-name="P12"><text:s text:c="16"/><text:span text:style-name="T2">for</text:span><text:span text:style-name="T16">(</text:span><text:span text:style-name="T2">int</text:span> r <text:span text:style-name="T16">=</text:span> <text:span text:style-name="T27">0</text:span><text:span text:style-name="T10">;</text:span> r <text:span text:style-name="T16">&lt;</text:span> s<text:span text:style-name="T10">;</text:span> <text:span text:style-name="T16">++</text:span>r<text:span text:style-name="T16">)</text:span></text:p>
      <text:p text:style-name="P12"><text:s text:c="16"/><text:span text:style-name="T10">{</text:span></text:p>
      <text:p text:style-name="P12"><text:s text:c="24"/><text:span text:style-name="T34">//k is now a^(d*2^r) % n</text:span></text:p>
      <text:p text:style-name="P12"><text:s text:c="24"/><text:span text:style-name="T2">if</text:span><text:span text:style-name="T16">(</text:span> k <text:span text:style-name="T16">==</text:span> n<text:span text:style-name="T16">-</text:span><text:span text:style-name="T27">1</text:span> <text:span text:style-name="T16">)</text:span><text:span text:style-name="T10">{</text:span> prime <text:span text:style-name="T16">=</text:span> <text:span text:style-name="T2">true</text:span><text:span text:style-name="T10">;</text:span> <text:span text:style-name="T2">break</text:span><text:span text:style-name="T10">;</text:span> <text:span text:style-name="T10">}</text:span></text:p>
      <text:p text:style-name="P12"><text:s text:c="24"/>k <text:span text:style-name="T16">=</text:span> <text:span text:style-name="T16">(</text:span>k<text:span text:style-name="T16">*</text:span>k<text:span text:style-name="T16">)%</text:span>n<text:span text:style-name="T10">;</text:span></text:p>
      <text:p text:style-name="P12"><text:s text:c="16"/><text:span text:style-name="T10">}</text:span></text:p>
      <text:p text:style-name="P12"><text:s text:c="16"/><text:span text:style-name="T2">if</text:span><text:span text:style-name="T16">(</text:span> prime <text:span text:style-name="T16">)</text:span> <text:span text:style-name="T2">continue</text:span><text:span text:style-name="T10">;</text:span> <text:span text:style-name="T34">//probably prime</text:span></text:p>
      <text:p text:style-name="P12"><text:s text:c="16"/><text:span text:style-name="T2">return</text:span> <text:span text:style-name="T2">false</text:span><text:span text:style-name="T10">;</text:span> <text:span text:style-name="T34">//definitely composite</text:span></text:p>
      <text:p text:style-name="P12"><text:s text:c="8"/><text:span text:style-name="T10">}</text:span></text:p>
      <text:p text:style-name="P12"><text:s text:c="8"/><text:span text:style-name="T2">return</text:span> <text:span text:style-name="T2">true</text:span><text:span text:style-name="T10">;</text:span></text:p>
      <text:p text:style-name="P9">}</text:p>
      <text:h text:style-name="P34" text:outline-level="1">Longest Common Subsequence</text:h>
      <text:p text:style-name="P13">//IS NOT longest common subSTRING</text:p>
      <text:p text:style-name="P13">//substring is consecutive characters, subsequence is not</text:p>
      <text:p text:style-name="P11"/>
      <text:p text:style-name="P12"><text:span text:style-name="T2">int</text:span> table<text:span text:style-name="T16">[</text:span><text:span text:style-name="T27">1024</text:span><text:span text:style-name="T16">][</text:span><text:span text:style-name="T27">1024</text:span><text:span text:style-name="T16">]</text:span><text:span text:style-name="T10">;</text:span></text:p>
      <text:p text:style-name="P11"/>
      <text:p text:style-name="P12"><text:span text:style-name="T2">int</text:span> LCSLength<text:span text:style-name="T16">(</text:span><text:span text:style-name="T2">const</text:span> <text:span text:style-name="T23">string</text:span><text:span text:style-name="T16">&amp;</text:span> word1<text:span text:style-name="T16">,</text:span> <text:span text:style-name="T2">const</text:span> <text:span text:style-name="T23">string</text:span><text:span text:style-name="T16">&amp;</text:span> word2<text:span text:style-name="T16">)</text:span></text:p>
      <text:p text:style-name="P14">{</text:p>
      <text:p text:style-name="P12"><text:s text:c="4"/><text:span text:style-name="T2">for</text:span><text:span text:style-name="T16">(</text:span><text:span text:style-name="T2">int</text:span> i <text:span text:style-name="T16">=</text:span> <text:span text:style-name="T27">0</text:span><text:span text:style-name="T10">;</text:span> i <text:span text:style-name="T16">&lt;=</text:span> <text:span text:style-name="T16">(</text:span><text:span text:style-name="T2">int</text:span><text:span text:style-name="T16">)</text:span>word1<text:span text:style-name="T16">.</text:span>size<text:span text:style-name="T16">()</text:span><text:span text:style-name="T10">;</text:span> <text:span text:style-name="T16">++</text:span>i<text:span text:style-name="T16">)</text:span> table<text:span text:style-name="T16">[</text:span>i<text:span text:style-name="T16">,</text:span><text:span text:style-name="T27">0</text:span><text:span text:style-name="T16">]</text:span> <text:span text:style-name="T16">=</text:span> <text:span text:style-name="T27">0</text:span><text:span text:style-name="T10">;</text:span></text:p>
      <text:p text:style-name="P12"><text:s text:c="4"/><text:span text:style-name="T2">for</text:span><text:span text:style-name="T16">(</text:span><text:span text:style-name="T2">int</text:span> j <text:span text:style-name="T16">=</text:span> <text:span text:style-name="T27">0</text:span><text:span text:style-name="T10">;</text:span> j <text:span text:style-name="T16">&lt;=</text:span> <text:span text:style-name="T16">(</text:span><text:span text:style-name="T2">int</text:span><text:span text:style-name="T16">)</text:span>word2<text:span text:style-name="T16">.</text:span>size<text:span text:style-name="T16">()</text:span><text:span text:style-name="T10">;</text:span> <text:span text:style-name="T16">++</text:span>j<text:span text:style-name="T16">)</text:span> table<text:span text:style-name="T16">[</text:span><text:span text:style-name="T27">0</text:span><text:span text:style-name="T16">,</text:span>j<text:span text:style-name="T16">]</text:span> <text:span text:style-name="T16">=</text:span> <text:span text:style-name="T27">0</text:span><text:span text:style-name="T10">;</text:span></text:p>
      <text:p text:style-name="P11"><text:soft-page-break/></text:p>
      <text:p text:style-name="P12"><text:s text:c="4"/><text:span text:style-name="T2">for</text:span><text:span text:style-name="T16">(</text:span><text:span text:style-name="T2">int</text:span> i <text:span text:style-name="T16">=</text:span> <text:span text:style-name="T27">1</text:span><text:span text:style-name="T10">;</text:span> i <text:span text:style-name="T16">&lt;</text:span> <text:span text:style-name="T16">(</text:span><text:span text:style-name="T2">int</text:span><text:span text:style-name="T16">)</text:span>word1<text:span text:style-name="T16">.</text:span>size<text:span text:style-name="T16">()</text:span><text:span text:style-name="T10">;</text:span> <text:span text:style-name="T16">++</text:span>i<text:span text:style-name="T16">)</text:span></text:p>
      <text:p text:style-name="P12"><text:s text:c="4"/><text:span text:style-name="T10">{</text:span></text:p>
      <text:p text:style-name="P12"><text:s text:c="8"/><text:span text:style-name="T2">for</text:span><text:span text:style-name="T16">(</text:span><text:span text:style-name="T2">int</text:span> j <text:span text:style-name="T16">=</text:span> <text:span text:style-name="T27">1</text:span><text:span text:style-name="T10">;</text:span> j <text:span text:style-name="T16">&lt;</text:span> <text:span text:style-name="T16">(</text:span><text:span text:style-name="T2">int</text:span><text:span text:style-name="T16">)</text:span>word2<text:span text:style-name="T16">.</text:span>size<text:span text:style-name="T16">()</text:span><text:span text:style-name="T10">;</text:span> <text:span text:style-name="T16">++</text:span>j<text:span text:style-name="T16">)</text:span></text:p>
      <text:p text:style-name="P12"><text:s text:c="8"/><text:span text:style-name="T10">{</text:span></text:p>
      <text:p text:style-name="P12"><text:s text:c="12"/><text:span text:style-name="T2">if</text:span><text:span text:style-name="T16">(</text:span> word1<text:span text:style-name="T16">[</text:span>i<text:span text:style-name="T16">-</text:span><text:span text:style-name="T27">1</text:span><text:span text:style-name="T16">]</text:span> <text:span text:style-name="T16">==</text:span> word2<text:span text:style-name="T16">[</text:span>j<text:span text:style-name="T16">-</text:span><text:span text:style-name="T27">1</text:span><text:span text:style-name="T16">]</text:span> <text:span text:style-name="T16">)</text:span> table<text:span text:style-name="T16">[</text:span>i<text:span text:style-name="T16">][</text:span>j<text:span text:style-name="T16">]</text:span> <text:span text:style-name="T16">=</text:span> table<text:span text:style-name="T16">[</text:span>i<text:span text:style-name="T16">-</text:span><text:span text:style-name="T27">1</text:span><text:span text:style-name="T16">][</text:span>j<text:span text:style-name="T16">-</text:span><text:span text:style-name="T27">1</text:span><text:span text:style-name="T16">]</text:span> <text:span text:style-name="T16">+</text:span> <text:span text:style-name="T27">1</text:span><text:span text:style-name="T10">;</text:span></text:p>
      <text:p text:style-name="P12"><text:s text:c="12"/><text:span text:style-name="T2">else</text:span> table<text:span text:style-name="T16">[</text:span>i<text:span text:style-name="T16">][</text:span>j<text:span text:style-name="T16">]</text:span> <text:span text:style-name="T16">=</text:span> <text:span text:style-name="T23">max</text:span><text:span text:style-name="T16">(</text:span> table<text:span text:style-name="T16">[</text:span>i<text:span text:style-name="T16">-</text:span><text:span text:style-name="T27">1</text:span><text:span text:style-name="T16">][</text:span>j<text:span text:style-name="T16">]</text:span> <text:span text:style-name="T16">,</text:span> table<text:span text:style-name="T16">[</text:span>i<text:span text:style-name="T16">][</text:span>j<text:span text:style-name="T16">-</text:span><text:span text:style-name="T27">1</text:span><text:span text:style-name="T16">]</text:span> <text:span text:style-name="T16">)</text:span><text:span text:style-name="T10">;</text:span></text:p>
      <text:p text:style-name="P12"><text:s text:c="8"/><text:span text:style-name="T10">}</text:span></text:p>
      <text:p text:style-name="P12"><text:s text:c="4"/><text:span text:style-name="T10">}</text:span></text:p>
      <text:p text:style-name="P12"><text:s text:c="4"/><text:span text:style-name="T2">return</text:span> table<text:span text:style-name="T16">[</text:span>word1<text:span text:style-name="T16">.</text:span>size<text:span text:style-name="T16">()][</text:span>word2<text:span text:style-name="T16">.</text:span>size<text:span text:style-name="T16">()]</text:span><text:span text:style-name="T10">;</text:span></text:p>
      <text:p text:style-name="P14">}</text:p>
      <text:p text:style-name="P11"/>
      <text:p text:style-name="P13">//Get the actual LCS by backtracking through the table</text:p>
      <text:p text:style-name="P12"><text:span text:style-name="T23">string</text:span> word1<text:span text:style-name="T10">;</text:span></text:p>
      <text:p text:style-name="P12"><text:span text:style-name="T23">string</text:span> word2<text:span text:style-name="T10">;</text:span></text:p>
      <text:p text:style-name="P11"/>
      <text:p text:style-name="P12"><text:span text:style-name="T23">string</text:span> getLCS<text:span text:style-name="T16">(</text:span><text:span text:style-name="T2">int</text:span> i<text:span text:style-name="T16">,</text:span> <text:span text:style-name="T2">int</text:span> j<text:span text:style-name="T16">)</text:span></text:p>
      <text:p text:style-name="P14">{</text:p>
      <text:p text:style-name="P12"><text:s text:c="4"/><text:span text:style-name="T2">if</text:span><text:span text:style-name="T16">(</text:span> i <text:span text:style-name="T16">==</text:span> <text:span text:style-name="T27">0</text:span> <text:span text:style-name="T16">||</text:span> j <text:span text:style-name="T16">==</text:span> <text:span text:style-name="T27">0</text:span> <text:span text:style-name="T16">)</text:span> <text:span text:style-name="T2">return</text:span> <text:span text:style-name="T1">""</text:span><text:span text:style-name="T10">;</text:span></text:p>
      <text:p text:style-name="P12"><text:s text:c="4"/><text:span text:style-name="T2">if</text:span><text:span text:style-name="T16">(</text:span> word1<text:span text:style-name="T16">[</text:span>i<text:span text:style-name="T16">-</text:span><text:span text:style-name="T27">1</text:span><text:span text:style-name="T16">]</text:span> <text:span text:style-name="T16">==</text:span> word2<text:span text:style-name="T16">[</text:span>j<text:span text:style-name="T16">-</text:span><text:span text:style-name="T27">1</text:span><text:span text:style-name="T16">]</text:span> <text:span text:style-name="T16">)</text:span> <text:span text:style-name="T2">return</text:span> getLCS<text:span text:style-name="T16">(</text:span>i<text:span text:style-name="T16">-</text:span><text:span text:style-name="T27">1</text:span><text:span text:style-name="T16">,</text:span> j<text:span text:style-name="T16">-</text:span><text:span text:style-name="T27">1</text:span><text:span text:style-name="T16">)</text:span> <text:span text:style-name="T16">+</text:span> word1<text:span text:style-name="T16">[</text:span>i<text:span text:style-name="T16">-</text:span><text:span text:style-name="T27">1</text:span><text:span text:style-name="T16">]</text:span><text:span text:style-name="T10">;</text:span></text:p>
      <text:p text:style-name="P12"><text:s text:c="4"/><text:span text:style-name="T2">if</text:span><text:span text:style-name="T16">(</text:span> table<text:span text:style-name="T16">[</text:span>i<text:span text:style-name="T16">][</text:span>j<text:span text:style-name="T16">-</text:span><text:span text:style-name="T27">1</text:span><text:span text:style-name="T16">]</text:span> <text:span text:style-name="T16">&gt;</text:span> table<text:span text:style-name="T16">[</text:span>i<text:span text:style-name="T16">-</text:span><text:span text:style-name="T27">1</text:span><text:span text:style-name="T16">][</text:span>j<text:span text:style-name="T16">]</text:span> <text:span text:style-name="T16">)</text:span> <text:span text:style-name="T2">return</text:span> getLCS<text:span text:style-name="T16">(</text:span>i<text:span text:style-name="T16">,</text:span> j<text:span text:style-name="T16">-</text:span><text:span text:style-name="T27">1</text:span><text:span text:style-name="T16">)</text:span><text:span text:style-name="T10">;</text:span></text:p>
      <text:p text:style-name="P12"><text:s text:c="4"/><text:span text:style-name="T2">else</text:span> <text:span text:style-name="T2">return</text:span> getLCS<text:span text:style-name="T16">(</text:span>i<text:span text:style-name="T16">-</text:span><text:span text:style-name="T27">1</text:span><text:span text:style-name="T16">,</text:span> j<text:span text:style-name="T16">)</text:span><text:span text:style-name="T10">;</text:span></text:p>
      <text:p text:style-name="P9">}</text:p>
      <text:h text:style-name="P37" text:outline-level="1">Levenshtein</text:h>
      <text:p text:style-name="P4"><text:span text:style-name="T4">int</text:span><text:span text:style-name="T39"> distanceTable</text:span><text:span text:style-name="T18">[</text:span><text:span text:style-name="T28">1002</text:span><text:span text:style-name="T18">][</text:span><text:span text:style-name="T28">1002</text:span><text:span text:style-name="T18">]</text:span><text:span text:style-name="T11">;</text:span></text:p>
      <text:p text:style-name="P11"/>
      <text:p text:style-name="P12"><text:span text:style-name="T2">int</text:span> levDistance<text:span text:style-name="T16">(</text:span><text:span text:style-name="T2">const</text:span> <text:span text:style-name="T23">string</text:span><text:span text:style-name="T16">&amp;</text:span> word1<text:span text:style-name="T16">,</text:span> <text:span text:style-name="T2">const</text:span> <text:span text:style-name="T23">string</text:span><text:span text:style-name="T16">&amp;</text:span> word2<text:span text:style-name="T16">)</text:span></text:p>
      <text:p text:style-name="P14">{</text:p>
      <text:p text:style-name="P12"><text:s text:c="4"/><text:span text:style-name="T2">for</text:span><text:span text:style-name="T16">(</text:span><text:span text:style-name="T2">unsigned</text:span> <text:span text:style-name="T2">int</text:span> i <text:span text:style-name="T16">=</text:span> <text:span text:style-name="T27">0</text:span><text:span text:style-name="T10">;</text:span> i <text:span text:style-name="T16">&lt;=</text:span> word1<text:span text:style-name="T16">.</text:span>length<text:span text:style-name="T16">()</text:span><text:span text:style-name="T10">;</text:span> <text:span text:style-name="T16">++</text:span>i<text:span text:style-name="T16">)</text:span></text:p>
      <text:p text:style-name="P12"><text:s text:c="8"/>distanceTable<text:span text:style-name="T16">[</text:span>i<text:span text:style-name="T16">][</text:span><text:span text:style-name="T27">0</text:span><text:span text:style-name="T16">]</text:span> <text:span text:style-name="T16">=</text:span> i<text:span text:style-name="T10">;</text:span></text:p>
      <text:p text:style-name="P12"><text:s text:c="4"/><text:span text:style-name="T2">for</text:span><text:span text:style-name="T16">(</text:span><text:span text:style-name="T2">unsigned</text:span> <text:span text:style-name="T2">int</text:span> j <text:span text:style-name="T16">=</text:span> <text:span text:style-name="T27">0</text:span><text:span text:style-name="T10">;</text:span> j <text:span text:style-name="T16">&lt;=</text:span> word2<text:span text:style-name="T16">.</text:span>length<text:span text:style-name="T16">()</text:span><text:span text:style-name="T10">;</text:span> <text:span text:style-name="T16">++</text:span>j<text:span text:style-name="T16">)</text:span></text:p>
      <text:p text:style-name="P12"><text:s text:c="8"/>distanceTable<text:span text:style-name="T16">[</text:span><text:span text:style-name="T27">0</text:span><text:span text:style-name="T16">][</text:span>j<text:span text:style-name="T16">]</text:span> <text:span text:style-name="T16">=</text:span> j<text:span text:style-name="T10">;</text:span></text:p>
      <text:p text:style-name="P11"/>
      <text:p text:style-name="P12"><text:s text:c="4"/><text:span text:style-name="T2">for</text:span><text:span text:style-name="T16">(</text:span><text:span text:style-name="T2">unsigned</text:span> <text:span text:style-name="T2">int</text:span> i <text:span text:style-name="T16">=</text:span> <text:span text:style-name="T27">1</text:span><text:span text:style-name="T10">;</text:span> i <text:span text:style-name="T16">&lt;=</text:span> word1<text:span text:style-name="T16">.</text:span>length<text:span text:style-name="T16">()</text:span><text:span text:style-name="T10">;</text:span> <text:span text:style-name="T16">++</text:span>i<text:span text:style-name="T16">)</text:span></text:p>
      <text:p text:style-name="P12"><text:s text:c="8"/><text:span text:style-name="T2">for</text:span><text:span text:style-name="T16">(</text:span><text:span text:style-name="T2">unsigned</text:span> <text:span text:style-name="T2">int</text:span> j <text:span text:style-name="T16">=</text:span> <text:span text:style-name="T27">1</text:span><text:span text:style-name="T10">;</text:span> j <text:span text:style-name="T16">&lt;=</text:span> word2<text:span text:style-name="T16">.</text:span>length<text:span text:style-name="T16">()</text:span><text:span text:style-name="T10">;</text:span> <text:span text:style-name="T16">++</text:span>j<text:span text:style-name="T16">)</text:span></text:p>
      <text:p text:style-name="P12"><text:s text:c="12"/>distanceTable<text:span text:style-name="T16">[</text:span>i<text:span text:style-name="T16">][</text:span>j<text:span text:style-name="T16">]</text:span> <text:span text:style-name="T16">=</text:span> <text:span text:style-name="T23">min</text:span><text:span text:style-name="T16">(</text:span><text:span text:style-name="T23">min</text:span><text:span text:style-name="T16">(</text:span>distanceTable<text:span text:style-name="T16">[</text:span>i<text:span text:style-name="T16">-</text:span><text:span text:style-name="T27">1</text:span><text:span text:style-name="T16">][</text:span>j<text:span text:style-name="T16">]+</text:span><text:span text:style-name="T27">1</text:span><text:span text:style-name="T16">,</text:span> distanceTable<text:span text:style-name="T16">[</text:span>i<text:span text:style-name="T16">][</text:span>j<text:span text:style-name="T16">-</text:span><text:span text:style-name="T27">1</text:span><text:span text:style-name="T16">]+</text:span><text:span text:style-name="T27">1</text:span><text:span text:style-name="T16">),</text:span></text:p>
      <text:p text:style-name="P12"><text:s text:c="32"/>distanceTable<text:span text:style-name="T16">[</text:span>i<text:span text:style-name="T16">-</text:span><text:span text:style-name="T27">1</text:span><text:span text:style-name="T16">][</text:span>j<text:span text:style-name="T16">-</text:span><text:span text:style-name="T27">1</text:span><text:span text:style-name="T16">]</text:span> <text:span text:style-name="T16">+</text:span> <text:span text:style-name="T16">(</text:span>word1<text:span text:style-name="T16">[</text:span>i<text:span text:style-name="T16">-</text:span><text:span text:style-name="T27">1</text:span><text:span text:style-name="T16">]!=</text:span>word2<text:span text:style-name="T16">[</text:span>j<text:span text:style-name="T16">-</text:span><text:span text:style-name="T27">1</text:span><text:span text:style-name="T16">]</text:span> <text:span text:style-name="T10">?</text:span> <text:span text:style-name="T27">1</text:span> <text:span text:style-name="T10">:</text:span> <text:span text:style-name="T27">0</text:span><text:span text:style-name="T16">)</text:span> <text:span text:style-name="T16">)</text:span><text:span text:style-name="T10">;</text:span></text:p>
      <text:p text:style-name="P11"/>
      <text:p text:style-name="P12"><text:s text:c="4"/><text:span text:style-name="T2">return</text:span> distanceTable<text:span text:style-name="T16">[</text:span>word1<text:span text:style-name="T16">.</text:span>length<text:span text:style-name="T16">()][</text:span>word2<text:span text:style-name="T16">.</text:span>length<text:span text:style-name="T16">()]</text:span><text:span text:style-name="T10">;</text:span></text:p>
      <text:p text:style-name="P9">}</text:p>
      <text:h text:style-name="P38" text:outline-level="1">Kruskal</text:h>
      <text:p text:style-name="P18">// GAAT ER VANUIT DAT JE EEN CONNECTED GRAPH HEBT</text:p>
      <text:p text:style-name="P13">// anders toepassingen op elke component</text:p>
      <text:p text:style-name="P11"/>
      <text:p text:style-name="P12"><text:span text:style-name="T2">typedef</text:span> <text:span text:style-name="T23">pair</text:span><text:span text:style-name="T10">&lt;</text:span><text:span text:style-name="T2">int</text:span><text:span text:style-name="T16">,</text:span> <text:span text:style-name="T2">int</text:span><text:span text:style-name="T10">&gt;</text:span> pii<text:span text:style-name="T10">;</text:span></text:p>
      <text:p text:style-name="P11"/>
      <text:p text:style-name="P12"><text:span text:style-name="T2">struct</text:span> Edge</text:p>
      <text:p text:style-name="P14">{</text:p>
      <text:p text:style-name="P12"><text:s text:c="2"/>Edge<text:span text:style-name="T16">(</text:span><text:span text:style-name="T2">int</text:span> _from<text:span text:style-name="T16">,</text:span> <text:span text:style-name="T2">int</text:span> _to<text:span text:style-name="T16">,</text:span> <text:span text:style-name="T2">int</text:span> _w<text:span text:style-name="T16">)</text:span></text:p>
      <text:p text:style-name="P12"><text:soft-page-break/><text:s text:c="2"/><text:span text:style-name="T10">{</text:span></text:p>
      <text:p text:style-name="P12"><text:s text:c="4"/>from <text:span text:style-name="T16">=</text:span> _from<text:span text:style-name="T10">;</text:span></text:p>
      <text:p text:style-name="P12"><text:s text:c="4"/>to <text:span text:style-name="T16">=</text:span> _to<text:span text:style-name="T10">;</text:span></text:p>
      <text:p text:style-name="P12"><text:s text:c="4"/>w <text:span text:style-name="T16">=</text:span> _w<text:span text:style-name="T10">;</text:span></text:p>
      <text:p text:style-name="P12"><text:s text:c="2"/><text:span text:style-name="T10">}</text:span></text:p>
      <text:p text:style-name="P11"/>
      <text:p text:style-name="P12"><text:s text:c="2"/><text:span text:style-name="T2">bool</text:span> <text:span text:style-name="T2">operator</text:span> <text:span text:style-name="T16">&lt;(</text:span><text:span text:style-name="T2">const</text:span> Edge<text:span text:style-name="T16">&amp;</text:span> b<text:span text:style-name="T16">)</text:span> <text:span text:style-name="T2">const</text:span></text:p>
      <text:p text:style-name="P12"><text:s text:c="2"/><text:span text:style-name="T10">{</text:span></text:p>
      <text:p text:style-name="P12"><text:s text:c="4"/><text:span text:style-name="T2">return</text:span> w <text:span text:style-name="T16">&lt;</text:span> b<text:span text:style-name="T16">.</text:span>w<text:span text:style-name="T10">;</text:span></text:p>
      <text:p text:style-name="P12"><text:s text:c="2"/><text:span text:style-name="T10">}</text:span></text:p>
      <text:p text:style-name="P11"/>
      <text:p text:style-name="P12"><text:s text:c="2"/><text:span text:style-name="T2">bool</text:span> <text:span text:style-name="T2">operator</text:span> <text:span text:style-name="T16">&gt;(</text:span><text:span text:style-name="T2">const</text:span> Edge<text:span text:style-name="T16">&amp;</text:span> b<text:span text:style-name="T16">)</text:span> <text:span text:style-name="T2">const</text:span></text:p>
      <text:p text:style-name="P12"><text:s text:c="2"/><text:span text:style-name="T10">{</text:span></text:p>
      <text:p text:style-name="P12"><text:s text:c="4"/><text:span text:style-name="T2">return</text:span> b<text:span text:style-name="T16">.</text:span>w <text:span text:style-name="T16">&lt;</text:span> w<text:span text:style-name="T10">;</text:span></text:p>
      <text:p text:style-name="P12"><text:s text:c="2"/><text:span text:style-name="T10">}</text:span></text:p>
      <text:p text:style-name="P11"/>
      <text:p text:style-name="P12"><text:s text:c="2"/><text:span text:style-name="T2">int</text:span> from<text:span text:style-name="T10">;</text:span></text:p>
      <text:p text:style-name="P12"><text:s text:c="2"/><text:span text:style-name="T2">int</text:span> to<text:span text:style-name="T10">;</text:span></text:p>
      <text:p text:style-name="P12"><text:s text:c="2"/><text:span text:style-name="T2">int</text:span> w<text:span text:style-name="T10">;</text:span></text:p>
      <text:p text:style-name="P14">};</text:p>
      <text:p text:style-name="P11"/>
      <text:p text:style-name="P12"><text:span text:style-name="T23">vector</text:span><text:span text:style-name="T10">&lt;</text:span>Edge<text:span text:style-name="T10">&gt;</text:span> edges<text:span text:style-name="T10">;</text:span></text:p>
      <text:p text:style-name="P12"><text:span text:style-name="T23">vector</text:span><text:span text:style-name="T10">&lt;</text:span><text:span text:style-name="T2">int</text:span><text:span text:style-name="T10">&gt;</text:span> group<text:span text:style-name="T16">(</text:span>N_MAX<text:span text:style-name="T16">)</text:span><text:span text:style-name="T10">;</text:span></text:p>
      <text:p text:style-name="P12"><text:span text:style-name="T23">vector</text:span><text:span text:style-name="T10">&lt;</text:span><text:span text:style-name="T23">vector</text:span><text:span text:style-name="T10">&lt;</text:span><text:span text:style-name="T2">int</text:span><text:span text:style-name="T10">&gt;</text:span> <text:span text:style-name="T10">&gt;</text:span> groups<text:span text:style-name="T16">(</text:span>N_MAX<text:span text:style-name="T16">)</text:span><text:span text:style-name="T10">;</text:span></text:p>
      <text:p text:style-name="P11"/>
      <text:p text:style-name="P12"><text:span text:style-name="T2">void</text:span> kruskal<text:span text:style-name="T16">()</text:span></text:p>
      <text:p text:style-name="P14">{</text:p>
      <text:p text:style-name="P12"><text:s text:c="2"/><text:span text:style-name="T2">for</text:span><text:span text:style-name="T16">(</text:span><text:span text:style-name="T2">int</text:span> i <text:span text:style-name="T16">=</text:span> <text:span text:style-name="T27">0</text:span><text:span text:style-name="T10">;</text:span> i <text:span text:style-name="T16">&lt;</text:span> N_MAX<text:span text:style-name="T10">;</text:span> <text:span text:style-name="T16">++</text:span>i<text:span text:style-name="T16">)</text:span></text:p>
      <text:p text:style-name="P12"><text:s text:c="2"/><text:span text:style-name="T10">{</text:span></text:p>
      <text:p text:style-name="P12"><text:s text:c="4"/>groups<text:span text:style-name="T16">[</text:span>i<text:span text:style-name="T16">].</text:span>push_back<text:span text:style-name="T16">(</text:span>i<text:span text:style-name="T16">)</text:span><text:span text:style-name="T10">;</text:span></text:p>
      <text:p text:style-name="P12"><text:s text:c="4"/>group<text:span text:style-name="T16">[</text:span>i<text:span text:style-name="T16">]</text:span> <text:span text:style-name="T16">=</text:span> i<text:span text:style-name="T10">;</text:span></text:p>
      <text:p text:style-name="P12"><text:s text:c="2"/><text:span text:style-name="T10">}</text:span></text:p>
      <text:p text:style-name="P11"/>
      <text:p text:style-name="P12"><text:s text:c="2"/><text:span text:style-name="T23">vector</text:span><text:span text:style-name="T10">&lt;</text:span>Edge<text:span text:style-name="T10">&gt;</text:span> mst<text:span text:style-name="T10">;</text:span></text:p>
      <text:p text:style-name="P12"><text:s text:c="2"/><text:span text:style-name="T2">int</text:span> total_length <text:span text:style-name="T16">=</text:span> <text:span text:style-name="T27">0</text:span><text:span text:style-name="T10">;</text:span></text:p>
      <text:p text:style-name="P11"/>
      <text:p text:style-name="P12"><text:s text:c="2"/><text:span text:style-name="T23">priority_queue</text:span><text:span text:style-name="T10">&lt;</text:span>Edge<text:span text:style-name="T16">,</text:span> <text:span text:style-name="T23">vector</text:span><text:span text:style-name="T10">&lt;</text:span>Edge<text:span text:style-name="T10">&gt;</text:span><text:span text:style-name="T16">,</text:span> <text:span text:style-name="T23">greater</text:span><text:span text:style-name="T10">&lt;</text:span>Edge<text:span text:style-name="T10">&gt;</text:span> <text:span text:style-name="T10">&gt;</text:span> q<text:span text:style-name="T10">;</text:span></text:p>
      <text:p text:style-name="P12"><text:s text:c="2"/><text:span text:style-name="T2">for</text:span><text:span text:style-name="T16">(</text:span><text:span text:style-name="T2">int</text:span> i <text:span text:style-name="T16">=</text:span> <text:span text:style-name="T27">0</text:span><text:span text:style-name="T10">;</text:span> i <text:span text:style-name="T16">&lt;</text:span> edges<text:span text:style-name="T16">.</text:span>size<text:span text:style-name="T16">()</text:span><text:span text:style-name="T10">;</text:span> <text:span text:style-name="T16">++</text:span>i<text:span text:style-name="T16">)</text:span></text:p>
      <text:p text:style-name="P12"><text:s text:c="4"/>q<text:span text:style-name="T16">.</text:span>push<text:span text:style-name="T16">(</text:span>edges<text:span text:style-name="T16">[</text:span>i<text:span text:style-name="T16">])</text:span><text:span text:style-name="T10">;</text:span></text:p>
      <text:p text:style-name="P11"/>
      <text:p text:style-name="P12"><text:s text:c="2"/><text:span text:style-name="T2">const</text:span> Edge<text:span text:style-name="T16">*</text:span> e<text:span text:style-name="T10">;</text:span></text:p>
      <text:p text:style-name="P12"><text:s text:c="2"/><text:span text:style-name="T2">while</text:span><text:span text:style-name="T16">(!</text:span>q<text:span text:style-name="T16">.</text:span>empty<text:span text:style-name="T16">())</text:span></text:p>
      <text:p text:style-name="P12"><text:s text:c="2"/><text:span text:style-name="T10">{</text:span></text:p>
      <text:p text:style-name="P12"><text:s text:c="4"/>e <text:span text:style-name="T16">=</text:span> <text:span text:style-name="T16">&amp;</text:span>q<text:span text:style-name="T16">.</text:span>top<text:span text:style-name="T16">()</text:span><text:span text:style-name="T10">;</text:span></text:p>
      <text:p text:style-name="P11"/>
      <text:p text:style-name="P12"><text:s text:c="4"/><text:span text:style-name="T2">if</text:span><text:span text:style-name="T16">(</text:span>group<text:span text:style-name="T16">[</text:span>e<text:span text:style-name="T16">-&gt;</text:span>from<text:span text:style-name="T16">]</text:span> <text:span text:style-name="T16">!=</text:span> group<text:span text:style-name="T16">[</text:span>e<text:span text:style-name="T16">-&gt;</text:span>to<text:span text:style-name="T16">])</text:span></text:p>
      <text:p text:style-name="P12"><text:s text:c="4"/><text:span text:style-name="T10">{</text:span></text:p>
      <text:p text:style-name="P12"><text:s text:c="6"/><text:span text:style-name="T2">int</text:span> g <text:span text:style-name="T16">=</text:span> group<text:span text:style-name="T16">[</text:span>e<text:span text:style-name="T16">-&gt;</text:span>from<text:span text:style-name="T16">]</text:span><text:span text:style-name="T10">;</text:span></text:p>
      <text:p text:style-name="P12"><text:s text:c="6"/><text:span text:style-name="T2">int</text:span> size <text:span text:style-name="T16">=</text:span> groups<text:span text:style-name="T16">[</text:span>g<text:span text:style-name="T16">].</text:span>size<text:span text:style-name="T16">()</text:span><text:span text:style-name="T10">;</text:span></text:p>
      <text:p text:style-name="P12"><text:s text:c="6"/><text:span text:style-name="T2">for</text:span><text:span text:style-name="T16">(</text:span><text:span text:style-name="T2">int</text:span> i <text:span text:style-name="T16">=</text:span> <text:span text:style-name="T27">0</text:span><text:span text:style-name="T10">;</text:span> i <text:span text:style-name="T16">&lt;</text:span> size<text:span text:style-name="T10">;</text:span> <text:span text:style-name="T16">++</text:span>i<text:span text:style-name="T16">)</text:span></text:p>
      <text:p text:style-name="P12"><text:s text:c="6"/><text:span text:style-name="T10">{</text:span></text:p>
      <text:p text:style-name="P12"><text:s text:c="8"/>group<text:span text:style-name="T16">[</text:span>groups<text:span text:style-name="T16">[</text:span>g<text:span text:style-name="T16">][</text:span>i<text:span text:style-name="T16">]]</text:span> <text:span text:style-name="T16">=</text:span> group<text:span text:style-name="T16">[</text:span>e<text:span text:style-name="T16">-&gt;</text:span>to<text:span text:style-name="T16">]</text:span><text:span text:style-name="T10">;</text:span></text:p>
      <text:p text:style-name="P12"><text:s text:c="8"/>groups<text:span text:style-name="T16">[</text:span>group<text:span text:style-name="T16">[</text:span>e<text:span text:style-name="T16">-&gt;</text:span>to<text:span text:style-name="T16">]].</text:span>push_back<text:span text:style-name="T16">(</text:span>groups<text:span text:style-name="T16">[</text:span>g<text:span text:style-name="T16">][</text:span>i<text:span text:style-name="T16">])</text:span><text:span text:style-name="T10">;</text:span></text:p>
      <text:p text:style-name="P12"><text:s text:c="6"/><text:span text:style-name="T10">}</text:span></text:p>
      <text:p text:style-name="P12"><text:s text:c="6"/>groups<text:span text:style-name="T16">[</text:span>g<text:span text:style-name="T16">].</text:span>empty<text:span text:style-name="T16">()</text:span><text:span text:style-name="T10">;</text:span></text:p>
      <text:p text:style-name="P11"/>
      <text:p text:style-name="P12"><text:s text:c="6"/>mst<text:span text:style-name="T16">.</text:span>push_back<text:span text:style-name="T16">(*</text:span>e<text:span text:style-name="T16">)</text:span><text:span text:style-name="T10">;</text:span></text:p>
      <text:p text:style-name="P12"><text:s text:c="6"/>total_length <text:span text:style-name="T16">+=</text:span> e<text:span text:style-name="T16">-&gt;</text:span>w<text:span text:style-name="T10">;</text:span></text:p>
      <text:p text:style-name="P11"><text:soft-page-break/></text:p>
      <text:p text:style-name="P12"><text:s text:c="6"/><text:span text:style-name="T23">cout</text:span> <text:span text:style-name="T16">&lt;&lt;</text:span> groups<text:span text:style-name="T16">[</text:span>e<text:span text:style-name="T16">-&gt;</text:span>to<text:span text:style-name="T16">].</text:span>size<text:span text:style-name="T16">()</text:span> <text:span text:style-name="T16">&lt;&lt;</text:span> endl<text:span text:style-name="T10">;</text:span></text:p>
      <text:p text:style-name="P11"/>
      <text:p text:style-name="P12"><text:s text:c="6"/><text:span text:style-name="T34">// we're done if every vertex is in one single group</text:span></text:p>
      <text:p text:style-name="P12"><text:s text:c="6"/><text:span text:style-name="T2">if</text:span><text:span text:style-name="T16">(</text:span>groups<text:span text:style-name="T16">[</text:span>e<text:span text:style-name="T16">-&gt;</text:span>to<text:span text:style-name="T16">].</text:span>size<text:span text:style-name="T16">()</text:span> <text:span text:style-name="T16">==</text:span> N_MAX<text:span text:style-name="T16">)</text:span></text:p>
      <text:p text:style-name="P12"><text:s text:c="8"/><text:span text:style-name="T2">break</text:span><text:span text:style-name="T10">;</text:span></text:p>
      <text:p text:style-name="P12"><text:s text:c="4"/><text:span text:style-name="T10">}</text:span></text:p>
      <text:p text:style-name="P11"/>
      <text:p text:style-name="P12"><text:s text:c="4"/>q<text:span text:style-name="T16">.</text:span>pop<text:span text:style-name="T16">()</text:span><text:span text:style-name="T10">;</text:span></text:p>
      <text:p text:style-name="P12"><text:s text:c="2"/><text:span text:style-name="T10">}</text:span></text:p>
      <text:p text:style-name="P11"/>
      <text:p text:style-name="P12"><text:s text:c="2"/><text:span text:style-name="T34">// OUTPUT</text:span></text:p>
      <text:p text:style-name="P12"><text:s text:c="2"/><text:span text:style-name="T23">cout</text:span> <text:span text:style-name="T16">&lt;&lt;</text:span> <text:span text:style-name="T1">"</text:span><text:span text:style-name="T32">Length: </text:span><text:span text:style-name="T1">"</text:span> <text:span text:style-name="T16">&lt;&lt;</text:span> total_length <text:span text:style-name="T16">&lt;&lt;</text:span> endl<text:span text:style-name="T10">;</text:span></text:p>
      <text:p text:style-name="P12"><text:s text:c="2"/><text:span text:style-name="T2">for</text:span><text:span text:style-name="T16">(</text:span><text:span text:style-name="T2">int</text:span> i <text:span text:style-name="T16">=</text:span> <text:span text:style-name="T27">0</text:span><text:span text:style-name="T10">;</text:span> i <text:span text:style-name="T16">&lt;</text:span> mst<text:span text:style-name="T16">.</text:span>size<text:span text:style-name="T16">()</text:span><text:span text:style-name="T10">;</text:span> <text:span text:style-name="T16">++</text:span>i<text:span text:style-name="T16">)</text:span></text:p>
      <text:p text:style-name="P12"><text:s text:c="4"/><text:span text:style-name="T23">cout</text:span> <text:span text:style-name="T16">&lt;&lt;</text:span> <text:span text:style-name="T1">"</text:span><text:span text:style-name="T32">Edge: </text:span><text:span text:style-name="T1">"</text:span> <text:span text:style-name="T16">&lt;&lt;</text:span> mst<text:span text:style-name="T16">[</text:span>i<text:span text:style-name="T16">].</text:span>from <text:span text:style-name="T16">&lt;&lt;</text:span> <text:span text:style-name="T1">"</text:span><text:span text:style-name="T32"> </text:span><text:span text:style-name="T1">"</text:span> <text:span text:style-name="T16">&lt;&lt;</text:span> mst<text:span text:style-name="T16">[</text:span>i<text:span text:style-name="T16">].</text:span>to <text:span text:style-name="T16">&lt;&lt;</text:span> endl<text:span text:style-name="T10">;</text:span></text:p>
      <text:p text:style-name="P9">}</text:p>
      <text:h text:style-name="P38" text:outline-level="1">KMP String search</text:h>
      <text:p text:style-name="P5"><text:span text:style-name="T5">int</text:span><text:span text:style-name="T40"> KMPsearch</text:span><text:span text:style-name="T19">(</text:span><text:span text:style-name="T5">const</text:span><text:span text:style-name="T40"> </text:span><text:span text:style-name="T24">string</text:span><text:span text:style-name="T19">&amp;</text:span><text:span text:style-name="T40"> word</text:span><text:span text:style-name="T19">,</text:span><text:span text:style-name="T40"> </text:span><text:span text:style-name="T5">const</text:span><text:span text:style-name="T40"> </text:span><text:span text:style-name="T24">string</text:span><text:span text:style-name="T19">&amp;</text:span><text:span text:style-name="T40"> text</text:span><text:span text:style-name="T19">)</text:span></text:p>
      <text:p text:style-name="P14">{</text:p>
      <text:p text:style-name="P12"><text:s text:c="8"/><text:span text:style-name="T23">vector</text:span><text:span text:style-name="T10">&lt;</text:span><text:span text:style-name="T2">int</text:span><text:span text:style-name="T10">&gt;</text:span> table<text:span text:style-name="T16">(</text:span>word<text:span text:style-name="T16">.</text:span>size<text:span text:style-name="T16">()+</text:span><text:span text:style-name="T27">1</text:span><text:span text:style-name="T16">,</text:span> <text:span text:style-name="T27">0</text:span><text:span text:style-name="T16">)</text:span><text:span text:style-name="T10">;</text:span></text:p>
      <text:p text:style-name="P12"><text:s text:c="8"/><text:span text:style-name="T34">//NOTE: If you search for the SAME word in different texts</text:span></text:p>
      <text:p text:style-name="P12"><text:s text:c="8"/><text:span text:style-name="T34">//then only fill this table ONCE</text:span></text:p>
      <text:p text:style-name="P12"><text:s text:c="8"/><text:span text:style-name="T2">unsigned</text:span> <text:span text:style-name="T2">int</text:span> i <text:span text:style-name="T16">=</text:span> <text:span text:style-name="T27">1</text:span><text:span text:style-name="T10">;</text:span></text:p>
      <text:p text:style-name="P12"><text:s text:c="8"/><text:span text:style-name="T2">unsigned</text:span> <text:span text:style-name="T2">int</text:span> j <text:span text:style-name="T16">=</text:span> <text:span text:style-name="T27">0</text:span><text:span text:style-name="T10">;</text:span></text:p>
      <text:p text:style-name="P12"><text:s text:c="8"/><text:span text:style-name="T2">while</text:span><text:span text:style-name="T16">(</text:span>i <text:span text:style-name="T16">&lt;</text:span> word<text:span text:style-name="T16">.</text:span>size<text:span text:style-name="T16">())</text:span></text:p>
      <text:p text:style-name="P12"><text:s text:c="8"/><text:span text:style-name="T10">{</text:span></text:p>
      <text:p text:style-name="P12"><text:s text:c="16"/><text:span text:style-name="T2">if</text:span><text:span text:style-name="T16">(</text:span> word<text:span text:style-name="T16">[</text:span>i<text:span text:style-name="T16">]</text:span> <text:span text:style-name="T16">==</text:span> word<text:span text:style-name="T16">[</text:span>j<text:span text:style-name="T16">]</text:span> <text:span text:style-name="T16">)</text:span></text:p>
      <text:p text:style-name="P12"><text:s text:c="16"/><text:span text:style-name="T10">{</text:span></text:p>
      <text:p text:style-name="P12"><text:s text:c="24"/><text:span text:style-name="T16">++</text:span>i<text:span text:style-name="T10">;</text:span></text:p>
      <text:p text:style-name="P12"><text:s text:c="24"/><text:span text:style-name="T16">++</text:span>j<text:span text:style-name="T10">;</text:span></text:p>
      <text:p text:style-name="P12"><text:s text:c="24"/>table<text:span text:style-name="T16">[</text:span>i<text:span text:style-name="T16">]</text:span> <text:span text:style-name="T16">=</text:span> j<text:span text:style-name="T10">;</text:span></text:p>
      <text:p text:style-name="P12"><text:s text:c="16"/><text:span text:style-name="T10">}</text:span></text:p>
      <text:p text:style-name="P12"><text:s text:c="16"/><text:span text:style-name="T2">else</text:span> <text:span text:style-name="T2">if</text:span><text:span text:style-name="T16">(</text:span> j <text:span text:style-name="T16">&gt;</text:span> <text:span text:style-name="T27">0</text:span> <text:span text:style-name="T16">)</text:span></text:p>
      <text:p text:style-name="P12"><text:s text:c="16"/><text:span text:style-name="T10">{</text:span></text:p>
      <text:p text:style-name="P12"><text:s text:c="24"/>j <text:span text:style-name="T16">=</text:span> table<text:span text:style-name="T16">[</text:span>j<text:span text:style-name="T16">]</text:span><text:span text:style-name="T10">;</text:span></text:p>
      <text:p text:style-name="P12"><text:s text:c="16"/><text:span text:style-name="T10">}</text:span></text:p>
      <text:p text:style-name="P12"><text:s text:c="16"/><text:span text:style-name="T2">else</text:span></text:p>
      <text:p text:style-name="P12"><text:s text:c="16"/><text:span text:style-name="T10">{</text:span></text:p>
      <text:p text:style-name="P12"><text:s text:c="24"/><text:span text:style-name="T16">++</text:span>i<text:span text:style-name="T10">;</text:span></text:p>
      <text:p text:style-name="P12"><text:s text:c="16"/><text:span text:style-name="T10">}</text:span></text:p>
      <text:p text:style-name="P12"><text:s text:c="8"/><text:span text:style-name="T10">}</text:span></text:p>
      <text:p text:style-name="P11"/>
      <text:p text:style-name="P12"><text:s text:c="8"/><text:span text:style-name="T2">int</text:span> matchcount <text:span text:style-name="T16">=</text:span> <text:span text:style-name="T27">0</text:span><text:span text:style-name="T10">;</text:span></text:p>
      <text:p text:style-name="P12"><text:s text:c="8"/>i <text:span text:style-name="T16">=</text:span> <text:span text:style-name="T27">0</text:span><text:span text:style-name="T10">;</text:span></text:p>
      <text:p text:style-name="P12"><text:s text:c="8"/>j <text:span text:style-name="T16">=</text:span> <text:span text:style-name="T27">0</text:span><text:span text:style-name="T10">;</text:span></text:p>
      <text:p text:style-name="P12"><text:s text:c="8"/><text:span text:style-name="T2">while</text:span><text:span text:style-name="T16">(</text:span>i <text:span text:style-name="T16">&lt;</text:span> text<text:span text:style-name="T16">.</text:span>size<text:span text:style-name="T16">())</text:span></text:p>
      <text:p text:style-name="P12"><text:s text:c="8"/><text:span text:style-name="T10">{</text:span></text:p>
      <text:p text:style-name="P12"><text:s text:c="16"/><text:span text:style-name="T2">if</text:span><text:span text:style-name="T16">(</text:span> text<text:span text:style-name="T16">[</text:span>i<text:span text:style-name="T16">]</text:span> <text:span text:style-name="T16">==</text:span> word<text:span text:style-name="T16">[</text:span>j<text:span text:style-name="T16">]</text:span> <text:span text:style-name="T16">)</text:span></text:p>
      <text:p text:style-name="P12"><text:s text:c="16"/><text:span text:style-name="T10">{</text:span></text:p>
      <text:p text:style-name="P12"><text:s text:c="24"/><text:span text:style-name="T16">++</text:span>i<text:span text:style-name="T10">;</text:span></text:p>
      <text:p text:style-name="P12"><text:s text:c="24"/><text:span text:style-name="T16">++</text:span>j<text:span text:style-name="T10">;</text:span></text:p>
      <text:p text:style-name="P12"><text:s text:c="24"/><text:span text:style-name="T2">if</text:span><text:span text:style-name="T16">(</text:span> j <text:span text:style-name="T16">==</text:span> word<text:span text:style-name="T16">.</text:span>size<text:span text:style-name="T16">()</text:span> <text:span text:style-name="T16">)</text:span></text:p>
      <text:p text:style-name="P12"><text:s text:c="24"/><text:span text:style-name="T10">{</text:span></text:p>
      <text:p text:style-name="P12"><text:s text:c="32"/><text:span text:style-name="T16">++</text:span>matchcount<text:span text:style-name="T10">;</text:span></text:p>
      <text:p text:style-name="P13"><text:soft-page-break/>//Match is at text[i-j] till text[i-1] both inclusive</text:p>
      <text:p text:style-name="P13">//cout &lt;&lt; "Match " &lt;&lt; matchcount &lt;&lt; " at position " &lt;&lt; (i-j) &lt;&lt; endl;</text:p>
      <text:p text:style-name="P12"><text:s text:c="32"/>j <text:span text:style-name="T16">=</text:span> table<text:span text:style-name="T16">[</text:span>j<text:span text:style-name="T16">]</text:span><text:span text:style-name="T10">;</text:span></text:p>
      <text:p text:style-name="P12"><text:s text:c="24"/><text:span text:style-name="T10">}</text:span></text:p>
      <text:p text:style-name="P12"><text:s text:c="16"/><text:span text:style-name="T10">}</text:span></text:p>
      <text:p text:style-name="P12"><text:s text:c="16"/><text:span text:style-name="T2">else</text:span> <text:span text:style-name="T2">if</text:span><text:span text:style-name="T16">(</text:span> j <text:span text:style-name="T16">&gt;</text:span> <text:span text:style-name="T27">0</text:span> <text:span text:style-name="T16">)</text:span></text:p>
      <text:p text:style-name="P12"><text:s text:c="24"/>j <text:span text:style-name="T16">=</text:span> table<text:span text:style-name="T16">[</text:span>j<text:span text:style-name="T16">]</text:span><text:span text:style-name="T10">;</text:span></text:p>
      <text:p text:style-name="P12"><text:s text:c="16"/><text:span text:style-name="T2">else</text:span></text:p>
      <text:p text:style-name="P12"><text:s text:c="24"/><text:span text:style-name="T16">++</text:span>i<text:span text:style-name="T10">;</text:span></text:p>
      <text:p text:style-name="P12"><text:s text:c="8"/><text:span text:style-name="T10">}</text:span></text:p>
      <text:p text:style-name="P12"><text:s text:c="8"/><text:span text:style-name="T2">return</text:span> matchcount<text:span text:style-name="T10">;</text:span></text:p>
      <text:p text:style-name="P9">}</text:p>
      <text:h text:style-name="P38" text:outline-level="1">Geometry</text:h>
      <text:p text:style-name="P18">//Max signed integer: 2,147,483,647</text:p>
      <text:p text:style-name="P12"><text:span text:style-name="T2">typedef</text:span> <text:span text:style-name="T2">double</text:span> NUM<text:span text:style-name="T10">;</text:span> <text:span text:style-name="T34">//use either double or long long</text:span></text:p>
      <text:p text:style-name="P11"/>
      <text:p text:style-name="P12"><text:span text:style-name="T2">struct</text:span> point</text:p>
      <text:p text:style-name="P14">{</text:p>
      <text:p text:style-name="P12"><text:s text:c="4"/>NUM x<text:span text:style-name="T16">,</text:span> y<text:span text:style-name="T10">;</text:span></text:p>
      <text:p text:style-name="P12"><text:s text:c="4"/>point<text:span text:style-name="T16">()</text:span><text:span text:style-name="T10">{}</text:span></text:p>
      <text:p text:style-name="P12"><text:s text:c="4"/>point<text:span text:style-name="T16">(</text:span>NUM _x<text:span text:style-name="T16">,</text:span> NUM _y<text:span text:style-name="T16">)</text:span> <text:span text:style-name="T10">{</text:span>x<text:span text:style-name="T16">=</text:span> _x<text:span text:style-name="T10">;</text:span> y<text:span text:style-name="T16">=</text:span> _y<text:span text:style-name="T10">;}</text:span></text:p>
      <text:p text:style-name="P12"><text:s text:c="4"/>point<text:span text:style-name="T16">(</text:span><text:span text:style-name="T2">const</text:span> point<text:span text:style-name="T16">&amp;</text:span> p<text:span text:style-name="T16">)</text:span> <text:span text:style-name="T10">{</text:span>x<text:span text:style-name="T16">=</text:span>p<text:span text:style-name="T16">.</text:span>x<text:span text:style-name="T10">;</text:span> y<text:span text:style-name="T16">=</text:span>p<text:span text:style-name="T16">.</text:span>y<text:span text:style-name="T10">;}</text:span></text:p>
      <text:p text:style-name="P12"><text:s text:c="4"/>point <text:span text:style-name="T2">operator</text:span><text:span text:style-name="T16">*(</text:span>NUM scalar<text:span text:style-name="T16">)</text:span> <text:s text:c="6"/><text:span text:style-name="T2">const</text:span> <text:span text:style-name="T10">{</text:span> <text:span text:style-name="T2">return</text:span> point<text:span text:style-name="T16">(</text:span>scalar<text:span text:style-name="T16">*</text:span>x<text:span text:style-name="T16">,</text:span> scalar<text:span text:style-name="T16">*</text:span>y<text:span text:style-name="T16">)</text:span><text:span text:style-name="T10">;</text:span> <text:span text:style-name="T10">}</text:span><text:span text:style-name="T34">//scalar</text:span></text:p>
      <text:p text:style-name="P12"><text:s text:c="4"/>NUM <text:s text:c="2"/><text:span text:style-name="T2">operator</text:span><text:span text:style-name="T16">*(</text:span><text:span text:style-name="T2">const</text:span> point<text:span text:style-name="T16">&amp;</text:span> rhs<text:span text:style-name="T16">)</text:span> <text:span text:style-name="T2">const</text:span> <text:span text:style-name="T10">{</text:span> <text:span text:style-name="T2">return</text:span> x<text:span text:style-name="T16">*</text:span>rhs<text:span text:style-name="T16">.</text:span>x <text:span text:style-name="T16">+</text:span> y<text:span text:style-name="T16">*</text:span>rhs<text:span text:style-name="T16">.</text:span>y<text:span text:style-name="T10">;</text:span> <text:span text:style-name="T10">}</text:span> <text:s text:c="7"/><text:span text:style-name="T34">//dot product</text:span></text:p>
      <text:p text:style-name="P12"><text:s text:c="4"/>NUM <text:s text:c="2"/><text:span text:style-name="T2">operator</text:span><text:span text:style-name="T16">^(</text:span><text:span text:style-name="T2">const</text:span> point<text:span text:style-name="T16">&amp;</text:span> rhs<text:span text:style-name="T16">)</text:span> <text:span text:style-name="T2">const</text:span> <text:span text:style-name="T10">{</text:span> <text:span text:style-name="T2">return</text:span> x<text:span text:style-name="T16">*</text:span>rhs<text:span text:style-name="T16">.</text:span>y <text:span text:style-name="T16">-</text:span> y<text:span text:style-name="T16">*</text:span>rhs<text:span text:style-name="T16">.</text:span>x<text:span text:style-name="T10">;</text:span> <text:span text:style-name="T10">}</text:span> <text:s text:c="7"/><text:span text:style-name="T34">//cross product</text:span></text:p>
      <text:p text:style-name="P12"><text:s text:c="4"/>point <text:span text:style-name="T2">operator</text:span><text:span text:style-name="T16">+(</text:span><text:span text:style-name="T2">const</text:span> point<text:span text:style-name="T16">&amp;</text:span> rhs<text:span text:style-name="T16">)</text:span> <text:span text:style-name="T2">const</text:span> <text:span text:style-name="T10">{</text:span> <text:span text:style-name="T2">return</text:span> point<text:span text:style-name="T16">(</text:span>x<text:span text:style-name="T16">+</text:span>rhs<text:span text:style-name="T16">.</text:span>x<text:span text:style-name="T16">,</text:span> y<text:span text:style-name="T16">+</text:span>rhs<text:span text:style-name="T16">.</text:span>y<text:span text:style-name="T16">)</text:span><text:span text:style-name="T10">;</text:span> <text:span text:style-name="T10">}</text:span> <text:s/><text:span text:style-name="T34">//addition</text:span></text:p>
      <text:p text:style-name="P12"><text:s text:c="4"/>point <text:span text:style-name="T2">operator</text:span><text:span text:style-name="T16">-(</text:span><text:span text:style-name="T2">const</text:span> point<text:span text:style-name="T16">&amp;</text:span> rhs<text:span text:style-name="T16">)</text:span> <text:span text:style-name="T2">const</text:span> <text:span text:style-name="T10">{</text:span> <text:span text:style-name="T2">return</text:span> point<text:span text:style-name="T16">(</text:span>x<text:span text:style-name="T16">-</text:span>rhs<text:span text:style-name="T16">.</text:span>x<text:span text:style-name="T16">,</text:span> y<text:span text:style-name="T16">-</text:span>rhs<text:span text:style-name="T16">.</text:span>y<text:span text:style-name="T16">)</text:span><text:span text:style-name="T10">;</text:span> <text:span text:style-name="T10">}</text:span> <text:s/><text:span text:style-name="T34">//subtraction</text:span></text:p>
      <text:p text:style-name="P14">};</text:p>
      <text:p text:style-name="P11"/>
      <text:p text:style-name="P12">NUM sqDist<text:span text:style-name="T16">(</text:span><text:span text:style-name="T2">const</text:span> point<text:span text:style-name="T16">&amp;</text:span> a<text:span text:style-name="T16">,</text:span> <text:span text:style-name="T2">const</text:span> point<text:span text:style-name="T16">&amp;</text:span> b<text:span text:style-name="T16">)</text:span> <text:s/><text:span text:style-name="T10">{</text:span> <text:span text:style-name="T2">return</text:span> <text:span text:style-name="T16">(</text:span>b<text:span text:style-name="T16">.</text:span>x<text:span text:style-name="T16">-</text:span>a<text:span text:style-name="T16">.</text:span>x<text:span text:style-name="T16">)*(</text:span>b<text:span text:style-name="T16">.</text:span>x<text:span text:style-name="T16">-</text:span>a<text:span text:style-name="T16">.</text:span>x<text:span text:style-name="T16">)</text:span> <text:span text:style-name="T16">+</text:span> <text:span text:style-name="T16">(</text:span>b<text:span text:style-name="T16">.</text:span>y<text:span text:style-name="T16">-</text:span>a<text:span text:style-name="T16">.</text:span>y<text:span text:style-name="T16">)*(</text:span>b<text:span text:style-name="T16">.</text:span>y<text:span text:style-name="T16">-</text:span>a<text:span text:style-name="T16">.</text:span>y<text:span text:style-name="T16">)</text:span><text:span text:style-name="T10">;</text:span> <text:span text:style-name="T10">}</text:span></text:p>
      <text:p text:style-name="P11"/>
      <text:p text:style-name="P13">//--- Distance between two segments: ---</text:p>
      <text:p text:style-name="P13">//Compute the distance both points from the first line segment to the full second segment</text:p>
      <text:p text:style-name="P13">//BUT ALSO the distance from both points of the second line segment to the first segment</text:p>
      <text:p text:style-name="P13">//Take the minimum of these four. (Or zero if they intersect)</text:p>
      <text:p text:style-name="P11"/>
      <text:p text:style-name="P13">//Distance SQUARED from point a to line segment bc</text:p>
      <text:p text:style-name="P12"><text:span text:style-name="T2">double</text:span> sqDistPointSegment<text:span text:style-name="T16">(</text:span>point a<text:span text:style-name="T16">,</text:span> point b<text:span text:style-name="T16">,</text:span> point c<text:span text:style-name="T16">)</text:span></text:p>
      <text:p text:style-name="P14">{</text:p>
      <text:p text:style-name="P12"><text:s text:c="4"/>a <text:span text:style-name="T16">=</text:span> a<text:span text:style-name="T16">-</text:span>b<text:span text:style-name="T10">;</text:span></text:p>
      <text:p text:style-name="P12"><text:s text:c="4"/>c <text:span text:style-name="T16">=</text:span> c<text:span text:style-name="T16">-</text:span>b<text:span text:style-name="T10">;</text:span></text:p>
      <text:p text:style-name="P12"><text:s text:c="4"/><text:span text:style-name="T2">long</text:span> <text:span text:style-name="T2">long</text:span> dot <text:span text:style-name="T16">=</text:span> a<text:span text:style-name="T16">*</text:span>c<text:span text:style-name="T10">;</text:span></text:p>
      <text:p text:style-name="P12"><text:s text:c="4"/><text:span text:style-name="T2">if</text:span><text:span text:style-name="T16">(</text:span> dot <text:span text:style-name="T16">&lt;=</text:span> <text:span text:style-name="T27">0</text:span> <text:span text:style-name="T16">)</text:span> <text:span text:style-name="T2">return</text:span> a<text:span text:style-name="T16">*</text:span>a<text:span text:style-name="T10">;</text:span></text:p>
      <text:p text:style-name="P12"><text:s text:c="4"/><text:span text:style-name="T2">else</text:span></text:p>
      <text:p text:style-name="P12"><text:s text:c="4"/><text:span text:style-name="T10">{</text:span></text:p>
      <text:p text:style-name="P12"><text:s text:c="8"/><text:span text:style-name="T2">long</text:span> <text:span text:style-name="T2">long</text:span> len <text:span text:style-name="T16">=</text:span> c<text:span text:style-name="T16">*</text:span>c<text:span text:style-name="T10">;</text:span></text:p>
      <text:p text:style-name="P12"><text:soft-page-break/><text:s text:c="8"/><text:span text:style-name="T2">if</text:span><text:span text:style-name="T16">(</text:span> dot <text:span text:style-name="T16">&gt;=</text:span> len <text:span text:style-name="T16">)</text:span> <text:span text:style-name="T2">return</text:span> <text:span text:style-name="T16">(</text:span>a<text:span text:style-name="T16">-</text:span>c<text:span text:style-name="T16">)*(</text:span>a<text:span text:style-name="T16">-</text:span>c<text:span text:style-name="T16">)</text:span><text:span text:style-name="T10">;</text:span></text:p>
      <text:p text:style-name="P12"><text:s text:c="8"/><text:span text:style-name="T2">else</text:span> <text:span text:style-name="T2">return</text:span> a<text:span text:style-name="T16">*</text:span>a <text:span text:style-name="T16">-</text:span> dot<text:span text:style-name="T16">*</text:span>dot<text:span text:style-name="T16">/((</text:span><text:span text:style-name="T2">double</text:span><text:span text:style-name="T16">)</text:span>len<text:span text:style-name="T16">)</text:span><text:span text:style-name="T10">;</text:span> <text:span text:style-name="T34">//OR: (a^c)*(a^c) / ((double)len);</text:span></text:p>
      <text:p text:style-name="P12"><text:s text:c="8"/><text:span text:style-name="T34">//point projection = c * (dot/((double)len);</text:span></text:p>
      <text:p text:style-name="P12"><text:s text:c="4"/><text:span text:style-name="T10">}</text:span></text:p>
      <text:p text:style-name="P14">}</text:p>
      <text:p text:style-name="P11"/>
      <text:p text:style-name="P13">//Line segment a1---a2 intersects with b1---b2</text:p>
      <text:p text:style-name="P13">//If they TOUCH then it can fail</text:p>
      <text:p text:style-name="P12"><text:span text:style-name="T2">bool</text:span> segmentsIntersect<text:span text:style-name="T16">(</text:span><text:span text:style-name="T2">const</text:span> point<text:span text:style-name="T16">&amp;</text:span> a1<text:span text:style-name="T16">,</text:span> <text:span text:style-name="T2">const</text:span> point<text:span text:style-name="T16">&amp;</text:span> a2<text:span text:style-name="T16">,</text:span> <text:span text:style-name="T2">const</text:span> point<text:span text:style-name="T16">&amp;</text:span> b1<text:span text:style-name="T16">,</text:span> <text:span text:style-name="T2">const</text:span> point<text:span text:style-name="T16">&amp;</text:span> b2<text:span text:style-name="T16">)</text:span></text:p>
      <text:p text:style-name="P14">{</text:p>
      <text:p text:style-name="P12"><text:s text:c="4"/>NUM cross <text:span text:style-name="T16">=</text:span> <text:span text:style-name="T16">(</text:span>a2<text:span text:style-name="T16">-</text:span>a1<text:span text:style-name="T16">)^(</text:span>b2<text:span text:style-name="T16">-</text:span>b1<text:span text:style-name="T16">)</text:span><text:span text:style-name="T10">;</text:span></text:p>
      <text:p text:style-name="P12"><text:s text:c="4"/><text:span text:style-name="T2">if</text:span><text:span text:style-name="T16">(</text:span> cross <text:span text:style-name="T16">==</text:span> <text:span text:style-name="T27">0</text:span> <text:span text:style-name="T16">)</text:span> <text:span text:style-name="T2">return</text:span> <text:span text:style-name="T2">false</text:span><text:span text:style-name="T10">;</text:span> <text:span text:style-name="T34">//parallel</text:span></text:p>
      <text:p text:style-name="P12"><text:s text:c="4"/><text:span text:style-name="T2">double</text:span> t <text:span text:style-name="T16">=</text:span> <text:span text:style-name="T16">((</text:span>b1<text:span text:style-name="T16">-</text:span>a1<text:span text:style-name="T16">)^(</text:span>b2<text:span text:style-name="T16">-</text:span>b1<text:span text:style-name="T16">))</text:span> <text:span text:style-name="T16">/</text:span> <text:span text:style-name="T16">((</text:span><text:span text:style-name="T2">double</text:span><text:span text:style-name="T16">)</text:span>cross<text:span text:style-name="T16">)</text:span><text:span text:style-name="T10">;</text:span></text:p>
      <text:p text:style-name="P12"><text:s text:c="4"/><text:span text:style-name="T2">if</text:span><text:span text:style-name="T16">(</text:span> t <text:span text:style-name="T16">&lt;</text:span> <text:span text:style-name="T27">0</text:span> <text:span text:style-name="T16">||</text:span> t <text:span text:style-name="T16">&gt;</text:span> <text:span text:style-name="T27">1</text:span> <text:span text:style-name="T16">)</text:span> <text:span text:style-name="T2">return</text:span> <text:span text:style-name="T2">false</text:span><text:span text:style-name="T10">;</text:span></text:p>
      <text:p text:style-name="P12"><text:s text:c="4"/><text:span text:style-name="T2">double</text:span> u <text:span text:style-name="T16">=</text:span> <text:span text:style-name="T16">((</text:span>b1<text:span text:style-name="T16">-</text:span>a1<text:span text:style-name="T16">)^(</text:span>a2<text:span text:style-name="T16">-</text:span>a1<text:span text:style-name="T16">))</text:span> <text:span text:style-name="T16">/</text:span> <text:span text:style-name="T16">((</text:span><text:span text:style-name="T2">double</text:span><text:span text:style-name="T16">)</text:span>cross<text:span text:style-name="T16">)</text:span><text:span text:style-name="T10">;</text:span></text:p>
      <text:p text:style-name="P12"><text:s text:c="4"/><text:span text:style-name="T2">if</text:span><text:span text:style-name="T16">(</text:span> u <text:span text:style-name="T16">&lt;</text:span> <text:span text:style-name="T27">0</text:span> <text:span text:style-name="T16">||</text:span> u <text:span text:style-name="T16">&gt;</text:span> <text:span text:style-name="T27">1</text:span> <text:span text:style-name="T16">)</text:span> <text:span text:style-name="T2">return</text:span> <text:span text:style-name="T2">false</text:span><text:span text:style-name="T10">;</text:span></text:p>
      <text:p text:style-name="P12"><text:s text:c="4"/><text:span text:style-name="T34">//point intersect = a1*(1-t) + a2*t;</text:span></text:p>
      <text:p text:style-name="P12"><text:s text:c="4"/><text:span text:style-name="T34">//point intersect = b1*(1-u) + b2*u;</text:span></text:p>
      <text:p text:style-name="P12"><text:s text:c="4"/><text:span text:style-name="T2">return</text:span> <text:span text:style-name="T2">true</text:span><text:span text:style-name="T10">;</text:span></text:p>
      <text:p text:style-name="P14">}</text:p>
      <text:p text:style-name="P11"/>
      <text:p text:style-name="P13">//This returns TWICE the area of a polygon because then it will always be an integer if the input is integers</text:p>
      <text:p text:style-name="P12">NUM polygonTwiceArea<text:span text:style-name="T16">(</text:span><text:span text:style-name="T2">const</text:span> <text:span text:style-name="T23">vector</text:span><text:span text:style-name="T10">&lt;</text:span>point<text:span text:style-name="T10">&gt;</text:span><text:span text:style-name="T16">&amp;</text:span> polygon<text:span text:style-name="T16">)</text:span></text:p>
      <text:p text:style-name="P14">{</text:p>
      <text:p text:style-name="P12"><text:s text:c="4"/><text:span text:style-name="T34">//if( polygon.empty() ) return 0;</text:span></text:p>
      <text:p text:style-name="P12"><text:s text:c="4"/>NUM area <text:span text:style-name="T16">=</text:span> <text:span text:style-name="T27">0</text:span><text:span text:style-name="T10">;</text:span></text:p>
      <text:p text:style-name="P12"><text:s text:c="4"/>point p0 <text:span text:style-name="T16">=</text:span> polygon<text:span text:style-name="T16">[</text:span><text:span text:style-name="T27">0</text:span><text:span text:style-name="T16">]</text:span><text:span text:style-name="T10">;</text:span></text:p>
      <text:p text:style-name="P12"><text:s text:c="4"/><text:span text:style-name="T2">for</text:span><text:span text:style-name="T16">(</text:span><text:span text:style-name="T2">unsigned</text:span> <text:span text:style-name="T2">int</text:span> i <text:span text:style-name="T16">=</text:span> <text:span text:style-name="T27">1</text:span><text:span text:style-name="T10">;</text:span> i<text:span text:style-name="T16">+</text:span><text:span text:style-name="T27">1</text:span> <text:span text:style-name="T16">&lt;</text:span> polygon<text:span text:style-name="T16">.</text:span>size<text:span text:style-name="T16">()</text:span><text:span text:style-name="T10">;</text:span> <text:span text:style-name="T16">++</text:span>i<text:span text:style-name="T16">)</text:span> area <text:span text:style-name="T16">+=</text:span> <text:span text:style-name="T16">(</text:span>polygon<text:span text:style-name="T16">[</text:span>i<text:span text:style-name="T16">]</text:span> <text:span text:style-name="T16">-</text:span> p0<text:span text:style-name="T16">)^(</text:span>polygon<text:span text:style-name="T16">[</text:span>i<text:span text:style-name="T16">+</text:span><text:span text:style-name="T27">1</text:span><text:span text:style-name="T16">]-</text:span>p0<text:span text:style-name="T16">)</text:span><text:span text:style-name="T10">;</text:span></text:p>
      <text:p text:style-name="P12"><text:s text:c="4"/><text:span text:style-name="T2">return</text:span> <text:span text:style-name="T16">(</text:span>area <text:span text:style-name="T16">&gt;</text:span> <text:span text:style-name="T27">0</text:span> <text:span text:style-name="T10">?</text:span> area <text:span text:style-name="T10">:</text:span> <text:span text:style-name="T16">-</text:span>area<text:span text:style-name="T16">)</text:span><text:span text:style-name="T10">;</text:span> <text:span text:style-name="T34">//abs(area)</text:span></text:p>
      <text:p text:style-name="P14">}</text:p>
      <text:p text:style-name="P11"/>
      <text:p text:style-name="P13">//WHEN POSSIBLE USE pointInConvex</text:p>
      <text:p text:style-name="P12"><text:span text:style-name="T2">bool</text:span> pointInPolygon<text:span text:style-name="T16">(</text:span>point p<text:span text:style-name="T16">,</text:span> <text:span text:style-name="T2">const</text:span> <text:span text:style-name="T23">vector</text:span><text:span text:style-name="T10">&lt;</text:span>point<text:span text:style-name="T10">&gt;</text:span><text:span text:style-name="T16">&amp;</text:span> polygon<text:span text:style-name="T16">)</text:span></text:p>
      <text:p text:style-name="P14">{</text:p>
      <text:p text:style-name="P12"><text:s text:c="4"/>point outside<text:span text:style-name="T16">(</text:span><text:span text:style-name="T27">982451653</text:span><text:span text:style-name="T16">,</text:span> <text:span text:style-name="T27">881253449</text:span><text:span text:style-name="T16">)</text:span><text:span text:style-name="T10">;</text:span> <text:span text:style-name="T34">//Choose prime </text:span><text:span text:style-name="T41">numbers!!</text:span></text:p>
      <text:p text:style-name="P12"><text:s text:c="4"/><text:span text:style-name="T2">int</text:span> crosscount <text:span text:style-name="T16">=</text:span> <text:span text:style-name="T27">0</text:span><text:span text:style-name="T10">;</text:span></text:p>
      <text:p text:style-name="P12"><text:s text:c="4"/><text:span text:style-name="T2">unsigned</text:span> <text:span text:style-name="T2">int</text:span> N <text:span text:style-name="T16">=</text:span> polygon<text:span text:style-name="T16">.</text:span>size<text:span text:style-name="T16">()</text:span><text:span text:style-name="T10">;</text:span></text:p>
      <text:p text:style-name="P12"><text:s text:c="4"/><text:span text:style-name="T2">for</text:span><text:span text:style-name="T16">(</text:span><text:span text:style-name="T2">unsigned</text:span> <text:span text:style-name="T2">int</text:span> i <text:span text:style-name="T16">=</text:span> <text:span text:style-name="T27">0</text:span><text:span text:style-name="T10">;</text:span> i <text:span text:style-name="T16">&lt;</text:span> N<text:span text:style-name="T10">;</text:span> <text:span text:style-name="T16">++</text:span>i<text:span text:style-name="T16">)</text:span></text:p>
      <text:p text:style-name="P12"><text:s text:c="4"/><text:span text:style-name="T10">{</text:span></text:p>
      <text:p text:style-name="P12"><text:s text:c="8"/><text:span text:style-name="T2">if</text:span><text:span text:style-name="T16">(</text:span> sqDistPointSegment<text:span text:style-name="T16">(</text:span> p <text:span text:style-name="T16">,</text:span> polygon<text:span text:style-name="T16">[</text:span>i<text:span text:style-name="T16">],</text:span> polygon<text:span text:style-name="T16">[(</text:span>i<text:span text:style-name="T16">+</text:span><text:span text:style-name="T27">1</text:span><text:span text:style-name="T16">)%</text:span>N<text:span text:style-name="T16">]</text:span> <text:span text:style-name="T16">)</text:span> <text:span text:style-name="T16">&lt;=</text:span> <text:span text:style-name="T43">1e-11</text:span> <text:span text:style-name="T16">)</text:span></text:p>
      <text:p text:style-name="P12"><text:s text:c="12"/><text:span text:style-name="T2">return</text:span> <text:span text:style-name="T2">true</text:span><text:span text:style-name="T10">;</text:span> <text:span text:style-name="T34">//POINT ON BOUNDARY: change true to false if wanted</text:span></text:p>
      <text:p text:style-name="P12"><text:s text:c="8"/><text:span text:style-name="T2">if</text:span><text:span text:style-name="T16">(</text:span> segmentsIntersect<text:span text:style-name="T16">(</text:span> p<text:span text:style-name="T16">,</text:span> outside<text:span text:style-name="T16">,</text:span> polygon<text:span text:style-name="T16">[</text:span>i<text:span text:style-name="T16">],</text:span> polygon<text:span text:style-name="T16">[(</text:span>i<text:span text:style-name="T16">+</text:span><text:span text:style-name="T27">1</text:span><text:span text:style-name="T16">)%</text:span>N<text:span text:style-name="T16">]</text:span> <text:span text:style-name="T16">)</text:span> <text:span text:style-name="T16">)</text:span> <text:span text:style-name="T16">++</text:span>crosscount<text:span text:style-name="T10">;</text:span></text:p>
      <text:p text:style-name="P12"><text:s text:c="4"/><text:span text:style-name="T10">}</text:span></text:p>
      <text:p text:style-name="P12"><text:s text:c="4"/><text:span text:style-name="T2">if</text:span><text:span text:style-name="T16">(</text:span> crosscount <text:span text:style-name="T16">%</text:span> <text:span text:style-name="T27">2</text:span> <text:span text:style-name="T16">==</text:span> <text:span text:style-name="T27">0</text:span> <text:span text:style-name="T16">)</text:span> <text:span text:style-name="T2">return</text:span> <text:span text:style-name="T2">false</text:span><text:span text:style-name="T10">;</text:span> <text:span text:style-name="T34">//p was outside polygon</text:span></text:p>
      <text:p text:style-name="P12"><text:s text:c="4"/><text:span text:style-name="T2">else</text:span> <text:span text:style-name="T2">return</text:span> <text:span text:style-name="T2">true</text:span><text:span text:style-name="T10">;</text:span> <text:span text:style-name="T34">//p was inside polygon</text:span></text:p>
      <text:p text:style-name="P14">}</text:p>
      <text:p text:style-name="P11"/>
      <text:p text:style-name="P12"><text:span text:style-name="T2">int</text:span> pointInConvex<text:span text:style-name="T16">(</text:span>point p<text:span text:style-name="T16">,</text:span> <text:span text:style-name="T2">const</text:span> <text:span text:style-name="T23">vector</text:span><text:span text:style-name="T10">&lt;</text:span>point<text:span text:style-name="T10">&gt;</text:span><text:span text:style-name="T16">&amp;</text:span> polygon<text:span text:style-name="T16">,</text:span> <text:span text:style-name="T2">int</text:span> whenOnBoundary <text:span text:style-name="T16">=</text:span> <text:span text:style-name="T27">0</text:span><text:span text:style-name="T16">)</text:span></text:p>
      <text:p text:style-name="P14">{</text:p>
      <text:p text:style-name="P12"><text:s text:c="4"/><text:span text:style-name="T34">//The cross product should always have the same sign when the point is inside the convex</text:span></text:p>
      <text:p text:style-name="P12"><text:s text:c="4"/><text:span text:style-name="T2">unsigned</text:span> <text:span text:style-name="T2">int</text:span> N <text:span text:style-name="T16">=</text:span> polygon<text:span text:style-name="T16">.</text:span>size<text:span text:style-name="T16">()</text:span><text:span text:style-name="T10">;</text:span></text:p>
      <text:p text:style-name="P12"><text:s text:c="4"/><text:span text:style-name="T2">int</text:span> sign <text:span text:style-name="T16">=</text:span> <text:span text:style-name="T27">0</text:span><text:span text:style-name="T10">;</text:span></text:p>
      <text:p text:style-name="P12"><text:soft-page-break/><text:s text:c="4"/><text:span text:style-name="T2">for</text:span><text:span text:style-name="T16">(</text:span><text:span text:style-name="T2">unsigned</text:span> <text:span text:style-name="T2">int</text:span> i <text:span text:style-name="T16">=</text:span> <text:span text:style-name="T27">0</text:span><text:span text:style-name="T10">;</text:span> i <text:span text:style-name="T16">&lt;</text:span> N<text:span text:style-name="T10">;</text:span> <text:span text:style-name="T16">++</text:span>i<text:span text:style-name="T16">)</text:span></text:p>
      <text:p text:style-name="P12"><text:s text:c="4"/><text:span text:style-name="T10">{</text:span></text:p>
      <text:p text:style-name="P12"><text:s text:c="8"/><text:span text:style-name="T2">long</text:span> <text:span text:style-name="T2">long</text:span> cross <text:span text:style-name="T16">=</text:span> <text:span text:style-name="T16">((</text:span>polygon<text:span text:style-name="T16">[</text:span>i<text:span text:style-name="T16">]</text:span> <text:span text:style-name="T16">-</text:span> p<text:span text:style-name="T16">)^(</text:span>polygon<text:span text:style-name="T16">[(</text:span>i<text:span text:style-name="T16">+</text:span><text:span text:style-name="T27">1</text:span><text:span text:style-name="T16">)%</text:span>N<text:span text:style-name="T16">]</text:span> <text:span text:style-name="T16">-</text:span> p<text:span text:style-name="T16">))</text:span><text:span text:style-name="T10">;</text:span></text:p>
      <text:p text:style-name="P12"><text:s text:c="8"/><text:span text:style-name="T2">if</text:span><text:span text:style-name="T16">(</text:span> cross <text:span text:style-name="T16">==</text:span> <text:span text:style-name="T27">0</text:span> <text:span text:style-name="T16">)</text:span></text:p>
      <text:p text:style-name="P12"><text:s text:c="12"/><text:span text:style-name="T2">return</text:span> whenOnBoundary<text:span text:style-name="T10">;</text:span></text:p>
      <text:p text:style-name="P12"><text:s text:c="8"/><text:span text:style-name="T2">else</text:span></text:p>
      <text:p text:style-name="P12"><text:s text:c="8"/><text:span text:style-name="T10">{</text:span></text:p>
      <text:p text:style-name="P12"><text:s text:c="12"/><text:span text:style-name="T2">if</text:span><text:span text:style-name="T16">(</text:span> sign <text:span text:style-name="T16">==</text:span> <text:span text:style-name="T27">0</text:span> <text:span text:style-name="T16">)</text:span> sign <text:span text:style-name="T16">=</text:span> cross <text:span text:style-name="T16">&gt;</text:span> <text:span text:style-name="T27">0</text:span> <text:span text:style-name="T10">?</text:span> <text:span text:style-name="T27">1</text:span> <text:span text:style-name="T10">:</text:span> <text:span text:style-name="T16">-</text:span><text:span text:style-name="T27">1</text:span><text:span text:style-name="T10">;</text:span></text:p>
      <text:p text:style-name="P12"><text:s text:c="12"/><text:span text:style-name="T2">else</text:span> <text:span text:style-name="T2">if</text:span><text:span text:style-name="T16">(</text:span> <text:span text:style-name="T16">(</text:span>sign <text:span text:style-name="T16">==</text:span> <text:span text:style-name="T27">1</text:span> <text:span text:style-name="T16">&amp;&amp;</text:span> cross <text:span text:style-name="T16">&lt;</text:span> <text:span text:style-name="T27">0</text:span><text:span text:style-name="T16">)</text:span> <text:span text:style-name="T16">||</text:span> <text:span text:style-name="T16">(</text:span>sign <text:span text:style-name="T16">==</text:span> <text:span text:style-name="T16">-</text:span><text:span text:style-name="T27">1</text:span> <text:span text:style-name="T16">&amp;&amp;</text:span> cross <text:span text:style-name="T16">&gt;</text:span> <text:span text:style-name="T27">0</text:span><text:span text:style-name="T16">)</text:span> <text:span text:style-name="T16">)</text:span> <text:span text:style-name="T2">return</text:span> <text:span text:style-name="T27">0</text:span><text:span text:style-name="T10">;</text:span> <text:span text:style-name="T34">//outside convex</text:span></text:p>
      <text:p text:style-name="P12"><text:s text:c="8"/><text:span text:style-name="T10">}</text:span></text:p>
      <text:p text:style-name="P12"><text:s text:c="4"/><text:span text:style-name="T10">}</text:span></text:p>
      <text:p text:style-name="P12"><text:s text:c="4"/><text:span text:style-name="T2">return</text:span> <text:span text:style-name="T27">1</text:span><text:span text:style-name="T10">;</text:span> <text:span text:style-name="T34">//inside convex</text:span></text:p>
      <text:p text:style-name="P9">}</text:p>
      <text:h text:style-name="P38" text:outline-level="1">Convex Hull</text:h>
      <text:p text:style-name="P5"><text:span text:style-name="T5">struct</text:span><text:span text:style-name="T40"> comp </text:span><text:span text:style-name="T35">//for sorting the points at the start of the scan</text:span></text:p>
      <text:p text:style-name="P14">{</text:p>
      <text:p text:style-name="P12"><text:s text:c="4"/>comp<text:span text:style-name="T16">(</text:span><text:span text:style-name="T2">const</text:span> <text:span text:style-name="T23">vector</text:span><text:span text:style-name="T10">&lt;</text:span>point<text:span text:style-name="T10">&gt;</text:span><text:span text:style-name="T16">&amp;</text:span> p<text:span text:style-name="T16">,</text:span> <text:span text:style-name="T2">const</text:span> point<text:span text:style-name="T16">&amp;</text:span> r<text:span text:style-name="T16">)</text:span> <text:span text:style-name="T10">:</text:span> points<text:span text:style-name="T16">(</text:span>p<text:span text:style-name="T16">),</text:span> reference<text:span text:style-name="T16">(</text:span>r<text:span text:style-name="T16">)</text:span> <text:span text:style-name="T10">{};</text:span></text:p>
      <text:p text:style-name="P11"/>
      <text:p text:style-name="P12"><text:s text:c="4"/><text:span text:style-name="T2">const</text:span> <text:span text:style-name="T23">vector</text:span><text:span text:style-name="T10">&lt;</text:span>point<text:span text:style-name="T10">&gt;</text:span><text:span text:style-name="T16">&amp;</text:span> points<text:span text:style-name="T10">;</text:span></text:p>
      <text:p text:style-name="P12"><text:s text:c="4"/><text:span text:style-name="T2">const</text:span> point<text:span text:style-name="T16">&amp;</text:span> reference<text:span text:style-name="T10">;</text:span></text:p>
      <text:p text:style-name="P11"/>
      <text:p text:style-name="P12"><text:s text:c="4"/><text:span text:style-name="T2">bool</text:span> <text:span text:style-name="T2">operator</text:span><text:span text:style-name="T16">()</text:span> <text:span text:style-name="T16">(</text:span><text:span text:style-name="T2">int</text:span> a<text:span text:style-name="T16">,</text:span> <text:span text:style-name="T2">int</text:span> b<text:span text:style-name="T16">)</text:span> <text:span text:style-name="T2">const</text:span></text:p>
      <text:p text:style-name="P12"><text:s text:c="4"/><text:span text:style-name="T10">{</text:span></text:p>
      <text:p text:style-name="P12"><text:s text:c="8"/><text:span text:style-name="T34">//return true if points[a] is seen LOWER THAN points[b] when seen from reference</text:span></text:p>
      <text:p text:style-name="P12"><text:s text:c="8"/><text:span text:style-name="T34">//when on same line, return true if a is CLOSER to the reference</text:span></text:p>
      <text:p text:style-name="P12"><text:s text:c="8"/>NUM cross <text:span text:style-name="T16">=</text:span> <text:span text:style-name="T16">(</text:span> <text:span text:style-name="T16">(</text:span>points<text:span text:style-name="T16">[</text:span>a<text:span text:style-name="T16">]-</text:span>reference<text:span text:style-name="T16">)^(</text:span>points<text:span text:style-name="T16">[</text:span>b<text:span text:style-name="T16">]-</text:span>reference<text:span text:style-name="T16">)</text:span> <text:span text:style-name="T16">)</text:span><text:span text:style-name="T10">;</text:span></text:p>
      <text:p text:style-name="P12"><text:s text:c="8"/><text:span text:style-name="T2">if</text:span><text:span text:style-name="T16">(</text:span> cross <text:span text:style-name="T16">&gt;</text:span> <text:span text:style-name="T27">0</text:span> <text:span text:style-name="T16">)</text:span> <text:span text:style-name="T2">return</text:span> <text:span text:style-name="T2">true</text:span><text:span text:style-name="T10">;</text:span></text:p>
      <text:p text:style-name="P12"><text:s text:c="8"/><text:span text:style-name="T2">else</text:span> <text:span text:style-name="T2">if</text:span><text:span text:style-name="T16">(</text:span> cross <text:span text:style-name="T16">==</text:span> <text:span text:style-name="T27">0</text:span> <text:span text:style-name="T16">)</text:span> <text:span text:style-name="T2">return</text:span> sqDist<text:span text:style-name="T16">(</text:span>reference<text:span text:style-name="T16">,</text:span> points<text:span text:style-name="T16">[</text:span>a<text:span text:style-name="T16">])</text:span> <text:span text:style-name="T16">&lt;</text:span> sqDist<text:span text:style-name="T16">(</text:span>reference<text:span text:style-name="T16">,</text:span>points<text:span text:style-name="T16">[</text:span>b<text:span text:style-name="T16">])</text:span><text:span text:style-name="T10">;</text:span></text:p>
      <text:p text:style-name="P12"><text:s text:c="8"/><text:span text:style-name="T2">return</text:span> <text:span text:style-name="T2">false</text:span><text:span text:style-name="T10">;</text:span></text:p>
      <text:p text:style-name="P12"><text:s text:c="4"/><text:span text:style-name="T10">}</text:span></text:p>
      <text:p text:style-name="P14">};</text:p>
      <text:p text:style-name="P11"/>
      <text:p text:style-name="P13">//in the output vector are the indices of the points array that belong to the hull</text:p>
      <text:p text:style-name="P12"><text:span text:style-name="T2">void</text:span> convexHull<text:span text:style-name="T16">(</text:span><text:span text:style-name="T2">const</text:span> <text:span text:style-name="T23">vector</text:span><text:span text:style-name="T10">&lt;</text:span>point<text:span text:style-name="T10">&gt;</text:span><text:span text:style-name="T16">&amp;</text:span> points<text:span text:style-name="T16">,</text:span> <text:span text:style-name="T23">vector</text:span><text:span text:style-name="T10">&lt;</text:span><text:span text:style-name="T2">int</text:span><text:span text:style-name="T10">&gt;</text:span><text:span text:style-name="T16">&amp;</text:span> output<text:span text:style-name="T16">)</text:span></text:p>
      <text:p text:style-name="P14">{</text:p>
      <text:p text:style-name="P12"><text:s text:c="4"/>output<text:span text:style-name="T16">.</text:span>clear<text:span text:style-name="T16">()</text:span><text:span text:style-name="T10">;</text:span></text:p>
      <text:p text:style-name="P11"/>
      <text:p text:style-name="P12"><text:s text:c="4"/><text:span text:style-name="T34">//IMPORTANT: If possible that the points array is LESS than 3 points, make this special case:</text:span></text:p>
      <text:p text:style-name="P12"><text:s text:c="4"/><text:span text:style-name="T34">//if( points.empty() ) return;</text:span></text:p>
      <text:p text:style-name="P12"><text:s text:c="4"/><text:span text:style-name="T34">//else if( points.size() == 1 ){ output.push_back(0); return; }</text:span></text:p>
      <text:p text:style-name="P12"><text:s text:c="4"/><text:span text:style-name="T34">//else if( points.size() == 2 ){ output.push_back(0); output.push_back(1); return; }</text:span></text:p>
      <text:p text:style-name="P11"/>
      <text:p text:style-name="P12"><text:s text:c="4"/><text:span text:style-name="T2">unsigned</text:span> <text:span text:style-name="T2">int</text:span> bestIndex <text:span text:style-name="T16">=</text:span> <text:span text:style-name="T27">0</text:span><text:span text:style-name="T10">;</text:span></text:p>
      <text:p text:style-name="P12"><text:s text:c="4"/>NUM minX <text:span text:style-name="T16">=</text:span> points<text:span text:style-name="T16">[</text:span><text:span text:style-name="T27">0</text:span><text:span text:style-name="T16">].</text:span>x<text:span text:style-name="T10">;</text:span></text:p>
      <text:p text:style-name="P12"><text:s text:c="4"/>NUM minY <text:span text:style-name="T16">=</text:span> points<text:span text:style-name="T16">[</text:span><text:span text:style-name="T27">0</text:span><text:span text:style-name="T16">].</text:span>y<text:span text:style-name="T10">;</text:span></text:p>
      <text:p text:style-name="P12"><text:s text:c="4"/><text:span text:style-name="T2">for</text:span><text:span text:style-name="T16">(</text:span><text:span text:style-name="T2">unsigned</text:span> <text:span text:style-name="T2">int</text:span> i <text:span text:style-name="T16">=</text:span> <text:span text:style-name="T27">1</text:span><text:span text:style-name="T10">;</text:span> i <text:span text:style-name="T16">&lt;</text:span> points<text:span text:style-name="T16">.</text:span>size<text:span text:style-name="T16">()</text:span><text:span text:style-name="T10">;</text:span> <text:span text:style-name="T16">++</text:span>i<text:span text:style-name="T16">)</text:span></text:p>
      <text:p text:style-name="P12"><text:s text:c="8"/><text:span text:style-name="T2">if</text:span><text:span text:style-name="T16">(</text:span> points<text:span text:style-name="T16">[</text:span>i<text:span text:style-name="T16">].</text:span>x <text:span text:style-name="T16">&lt;</text:span> minX <text:span text:style-name="T16">||</text:span> <text:span text:style-name="T16">(</text:span>points<text:span text:style-name="T16">[</text:span>i<text:span text:style-name="T16">].</text:span>x <text:span text:style-name="T16">==</text:span> minX <text:span text:style-name="T16">&amp;&amp;</text:span> points<text:span text:style-name="T16">[</text:span>i<text:span text:style-name="T16">].</text:span>y <text:span text:style-name="T16">&lt;</text:span> minY<text:span text:style-name="T16">)</text:span> <text:span text:style-name="T16">)</text:span><text:span text:style-name="T10">{</text:span> bestIndex <text:span text:style-name="T16">=</text:span> i<text:span text:style-name="T10">;</text:span> minX <text:span text:style-name="T16">=</text:span> points<text:span text:style-name="T16">[</text:span>i<text:span text:style-name="T16">].</text:span>x<text:span text:style-name="T10">;</text:span> minY <text:span text:style-name="T16">=</text:span> points<text:span text:style-name="T16">[</text:span>i<text:span text:style-name="T16">].</text:span>y<text:span text:style-name="T10">;</text:span> <text:span text:style-name="T10">}</text:span></text:p>
      <text:p text:style-name="P11"/>
      <text:p text:style-name="P12"><text:soft-page-break/><text:s text:c="4"/><text:span text:style-name="T23">vector</text:span><text:span text:style-name="T10">&lt;</text:span><text:span text:style-name="T2">int</text:span><text:span text:style-name="T10">&gt;</text:span> ordered<text:span text:style-name="T10">;</text:span> <text:span text:style-name="T34">//index into points</text:span></text:p>
      <text:p text:style-name="P12"><text:s text:c="4"/><text:span text:style-name="T2">for</text:span><text:span text:style-name="T16">(</text:span><text:span text:style-name="T2">unsigned</text:span> <text:span text:style-name="T2">int</text:span> i <text:span text:style-name="T16">=</text:span> <text:span text:style-name="T27">0</text:span><text:span text:style-name="T10">;</text:span> i <text:span text:style-name="T16">&lt;</text:span> points<text:span text:style-name="T16">.</text:span>size<text:span text:style-name="T16">()</text:span><text:span text:style-name="T10">;</text:span> <text:span text:style-name="T16">++</text:span>i<text:span text:style-name="T16">)</text:span></text:p>
      <text:p text:style-name="P12"><text:s text:c="8"/><text:span text:style-name="T2">if</text:span><text:span text:style-name="T16">(</text:span> i <text:span text:style-name="T16">!=</text:span> bestIndex <text:span text:style-name="T16">)</text:span> ordered<text:span text:style-name="T16">.</text:span>push_back<text:span text:style-name="T16">(</text:span>i<text:span text:style-name="T16">)</text:span><text:span text:style-name="T10">;</text:span></text:p>
      <text:p text:style-name="P11"/>
      <text:p text:style-name="P12"><text:s text:c="4"/>comp compare<text:span text:style-name="T16">(</text:span>points<text:span text:style-name="T16">,</text:span> points<text:span text:style-name="T16">[</text:span>bestIndex<text:span text:style-name="T16">])</text:span><text:span text:style-name="T10">;</text:span></text:p>
      <text:p text:style-name="P12"><text:s text:c="4"/><text:span text:style-name="T23">sort</text:span><text:span text:style-name="T16">(</text:span>ordered<text:span text:style-name="T16">.</text:span>begin<text:span text:style-name="T16">(),</text:span> ordered<text:span text:style-name="T16">.</text:span>end<text:span text:style-name="T16">(),</text:span> compare<text:span text:style-name="T16">)</text:span><text:span text:style-name="T10">;</text:span></text:p>
      <text:p text:style-name="P11"/>
      <text:p text:style-name="P12"><text:s text:c="4"/>output<text:span text:style-name="T16">.</text:span>push_back<text:span text:style-name="T16">(</text:span>bestIndex<text:span text:style-name="T16">)</text:span><text:span text:style-name="T10">;</text:span></text:p>
      <text:p text:style-name="P12"><text:s text:c="4"/>output<text:span text:style-name="T16">.</text:span>push_back<text:span text:style-name="T16">(</text:span>ordered<text:span text:style-name="T16">[</text:span><text:span text:style-name="T27">0</text:span><text:span text:style-name="T16">])</text:span><text:span text:style-name="T10">;</text:span></text:p>
      <text:p text:style-name="P12"><text:s text:c="4"/>output<text:span text:style-name="T16">.</text:span>push_back<text:span text:style-name="T16">(</text:span>ordered<text:span text:style-name="T16">[</text:span><text:span text:style-name="T27">1</text:span><text:span text:style-name="T16">])</text:span><text:span text:style-name="T10">;</text:span></text:p>
      <text:p text:style-name="P12"><text:s text:c="4"/><text:span text:style-name="T2">for</text:span><text:span text:style-name="T16">(</text:span><text:span text:style-name="T2">unsigned</text:span> <text:span text:style-name="T2">int</text:span> i <text:span text:style-name="T16">=</text:span> <text:span text:style-name="T27">2</text:span><text:span text:style-name="T10">;</text:span> i <text:span text:style-name="T16">&lt;</text:span> ordered<text:span text:style-name="T16">.</text:span>size<text:span text:style-name="T16">()</text:span><text:span text:style-name="T10">;</text:span> <text:span text:style-name="T16">++</text:span>i<text:span text:style-name="T16">)</text:span></text:p>
      <text:p text:style-name="P12"><text:s text:c="4"/><text:span text:style-name="T10">{</text:span></text:p>
      <text:p text:style-name="P12"><text:s text:c="8"/><text:span text:style-name="T34">//A = second to last element is output[output.size()-2]</text:span></text:p>
      <text:p text:style-name="P12"><text:s text:c="8"/><text:span text:style-name="T34">//B = last element is output.back()</text:span></text:p>
      <text:p text:style-name="P12"><text:s text:c="8"/><text:span text:style-name="T34">//C = next element is ordered[i]</text:span></text:p>
      <text:p text:style-name="P12"><text:s text:c="8"/><text:span text:style-name="T34">//We need to check wether the line ABC makes a right-turn at B, if so, delete it</text:span></text:p>
      <text:p text:style-name="P12"><text:s text:c="8"/><text:span text:style-name="T34">//Use the cross product on (A-B) and (C-B): delete the point if (A-B)^(C-B) &gt; 0</text:span></text:p>
      <text:p text:style-name="P11"/>
      <text:p text:style-name="P12"><text:s text:c="8"/><text:span text:style-name="T34">//NOTE: &gt; <text:s/>INCLUDES points on the hull-line</text:span></text:p>
      <text:p text:style-name="P12"><text:s text:c="8"/><text:span text:style-name="T34">// <text:s text:c="5"/>&gt;= EXCLUDES points on the hull-line</text:span></text:p>
      <text:p text:style-name="P12"><text:s text:c="8"/><text:span text:style-name="T2">while</text:span><text:span text:style-name="T16">(</text:span> output<text:span text:style-name="T16">.</text:span>size<text:span text:style-name="T16">()</text:span> <text:span text:style-name="T16">&gt;</text:span> <text:span text:style-name="T27">1</text:span> <text:span text:style-name="T16">&amp;&amp;</text:span> <text:span text:style-name="T16">((</text:span>points<text:span text:style-name="T16">[</text:span>output<text:span text:style-name="T16">[</text:span>output<text:span text:style-name="T16">.</text:span>size<text:span text:style-name="T16">()-</text:span><text:span text:style-name="T27">2</text:span><text:span text:style-name="T16">]]</text:span> <text:span text:style-name="T16">-</text:span> points<text:span text:style-name="T16">[</text:span>output<text:span text:style-name="T16">.</text:span>back<text:span text:style-name="T16">()])^(</text:span>points<text:span text:style-name="T16">[</text:span>ordered<text:span text:style-name="T16">[</text:span>i<text:span text:style-name="T16">]]</text:span> <text:span text:style-name="T16">-</text:span> points<text:span text:style-name="T16">[</text:span>output<text:span text:style-name="T16">.</text:span>back<text:span text:style-name="T16">()]))</text:span> <text:span text:style-name="T16">&gt;</text:span> <text:span text:style-name="T27">0</text:span> <text:span text:style-name="T16">)</text:span></text:p>
      <text:p text:style-name="P12"><text:s text:c="12"/>output<text:span text:style-name="T16">.</text:span>pop_back<text:span text:style-name="T16">()</text:span><text:span text:style-name="T10">;</text:span></text:p>
      <text:p text:style-name="P11"/>
      <text:p text:style-name="P12"><text:s text:c="8"/>output<text:span text:style-name="T16">.</text:span>push_back<text:span text:style-name="T16">(</text:span>ordered<text:span text:style-name="T16">[</text:span>i<text:span text:style-name="T16">])</text:span><text:span text:style-name="T10">;</text:span></text:p>
      <text:p text:style-name="P12"><text:s text:c="4"/><text:span text:style-name="T10">}</text:span></text:p>
      <text:p text:style-name="P12"><text:s text:c="4"/><text:span text:style-name="T2">return</text:span><text:span text:style-name="T10">;</text:span></text:p>
      <text:p text:style-name="P9">}</text:p>
      <text:h text:style-name="P38" text:outline-level="1">Floyd-Warshall</text:h>
      <text:p text:style-name="P5"><text:span text:style-name="T5">int</text:span><text:span text:style-name="T40"> n </text:span><text:span text:style-name="T19">=</text:span><text:span text:style-name="T40"> </text:span><text:span text:style-name="T29">100</text:span><text:span text:style-name="T12">;</text:span><text:span text:style-name="T40"> </text:span><text:span text:style-name="T35">//aantal edges</text:span></text:p>
      <text:p text:style-name="P12"><text:span text:style-name="T2">int</text:span> d<text:span text:style-name="T16">[</text:span>n<text:span text:style-name="T16">][</text:span>n<text:span text:style-name="T16">]</text:span><text:span text:style-name="T10">;</text:span></text:p>
      <text:p text:style-name="P11"/>
      <text:p text:style-name="P13">//initialize heel d op INT_MAX / 3</text:p>
      <text:p text:style-name="P13">//initialize d[a][b] als er een edge is tussen a,b op de edge-waarde</text:p>
      <text:p text:style-name="P12"><text:span text:style-name="T2">for</text:span><text:span text:style-name="T16">(</text:span><text:span text:style-name="T2">int</text:span> i <text:span text:style-name="T16">=</text:span> <text:span text:style-name="T27">0</text:span><text:span text:style-name="T10">;</text:span> i <text:span text:style-name="T16">&lt;</text:span> n<text:span text:style-name="T10">;</text:span> <text:span text:style-name="T16">++</text:span>i<text:span text:style-name="T16">)</text:span></text:p>
      <text:p text:style-name="P12"><text:s text:c="4"/><text:span text:style-name="T2">for</text:span><text:span text:style-name="T16">(</text:span><text:span text:style-name="T2">int</text:span> j <text:span text:style-name="T16">=</text:span> <text:span text:style-name="T27">0</text:span><text:span text:style-name="T10">;</text:span> j <text:span text:style-name="T16">&lt;</text:span> n<text:span text:style-name="T10">;</text:span> <text:span text:style-name="T16">++</text:span>j<text:span text:style-name="T16">)</text:span></text:p>
      <text:p text:style-name="P12"><text:s text:c="8"/><text:span text:style-name="T2">for</text:span><text:span text:style-name="T16">(</text:span><text:span text:style-name="T2">int</text:span> k <text:span text:style-name="T16">=</text:span> <text:span text:style-name="T27">0</text:span><text:span text:style-name="T10">;</text:span> k <text:span text:style-name="T16">&lt;</text:span> n<text:span text:style-name="T10">;</text:span> <text:span text:style-name="T16">++</text:span>k<text:span text:style-name="T16">)</text:span></text:p>
      <text:p text:style-name="P10"><text:s text:c="12"/>d<text:span text:style-name="T16">[</text:span>j<text:span text:style-name="T16">][</text:span>k<text:span text:style-name="T16">]</text:span> <text:span text:style-name="T16">=</text:span> <text:span text:style-name="T23">min</text:span><text:span text:style-name="T16">(</text:span> d<text:span text:style-name="T16">[</text:span>j<text:span text:style-name="T16">][</text:span>k<text:span text:style-name="T16">]</text:span> <text:span text:style-name="T16">,</text:span> d<text:span text:style-name="T16">[</text:span>j<text:span text:style-name="T16">][</text:span>i<text:span text:style-name="T16">]</text:span> <text:span text:style-name="T16">+</text:span> d<text:span text:style-name="T16">[</text:span>i<text:span text:style-name="T16">][</text:span>k<text:span text:style-name="T16">]</text:span> <text:span text:style-name="T16">)</text:span><text:span text:style-name="T10">;</text:span></text:p>
      <text:h text:style-name="P39" text:outline-level="1">Dijkstra</text:h>
      <text:p text:style-name="P6"><text:span text:style-name="T6">typedef</text:span><text:span text:style-name="T44"> </text:span><text:span text:style-name="T25">pair</text:span><text:span text:style-name="T13">&lt;</text:span><text:span text:style-name="T6">int</text:span><text:span text:style-name="T20">,</text:span><text:span text:style-name="T44"> </text:span><text:span text:style-name="T6">int</text:span><text:span text:style-name="T13">&gt;</text:span><text:span text:style-name="T44"> pii</text:span><text:span text:style-name="T13">;</text:span></text:p>
      <text:p text:style-name="P11"/>
      <text:p text:style-name="P12"><text:span text:style-name="T2">struct</text:span> Edge</text:p>
      <text:p text:style-name="P14">{</text:p>
      <text:p text:style-name="P12"><text:s text:c="2"/>Edge<text:span text:style-name="T16">(</text:span><text:span text:style-name="T2">int</text:span> _to<text:span text:style-name="T16">,</text:span> <text:span text:style-name="T2">int</text:span> _w<text:span text:style-name="T16">)</text:span></text:p>
      <text:p text:style-name="P12"><text:s text:c="2"/><text:span text:style-name="T10">{</text:span></text:p>
      <text:p text:style-name="P12"><text:s text:c="4"/>to <text:span text:style-name="T16">=</text:span> _to<text:span text:style-name="T10">;</text:span></text:p>
      <text:p text:style-name="P12"><text:s text:c="4"/>w <text:span text:style-name="T16">=</text:span> _w<text:span text:style-name="T10">;</text:span></text:p>
      <text:p text:style-name="P12"><text:s text:c="2"/><text:span text:style-name="T10">}</text:span></text:p>
      <text:p text:style-name="P11"/>
      <text:p text:style-name="P12"><text:soft-page-break/><text:s text:c="2"/><text:span text:style-name="T2">int</text:span> to<text:span text:style-name="T10">;</text:span></text:p>
      <text:p text:style-name="P12"><text:s text:c="2"/><text:span text:style-name="T2">int</text:span> w<text:span text:style-name="T10">;</text:span></text:p>
      <text:p text:style-name="P14">};</text:p>
      <text:p text:style-name="P11"/>
      <text:p text:style-name="P13">// vector&lt;Vertex&gt; vert;</text:p>
      <text:p text:style-name="P12"><text:span text:style-name="T23">vector</text:span><text:span text:style-name="T10">&lt;</text:span><text:span text:style-name="T23">vector</text:span><text:span text:style-name="T10">&lt;</text:span>Edge<text:span text:style-name="T10">&gt;</text:span> <text:span text:style-name="T10">&gt;</text:span> adj<text:span text:style-name="T16">(</text:span>N_MAX<text:span text:style-name="T16">)</text:span><text:span text:style-name="T10">;</text:span></text:p>
      <text:p text:style-name="P12"><text:span text:style-name="T23">vector</text:span><text:span text:style-name="T10">&lt;</text:span><text:span text:style-name="T2">int</text:span><text:span text:style-name="T10">&gt;</text:span> distances<text:span text:style-name="T16">(</text:span>N_MAX<text:span text:style-name="T16">)</text:span><text:span text:style-name="T10">;</text:span></text:p>
      <text:p text:style-name="P12"><text:span text:style-name="T23">vector</text:span><text:span text:style-name="T10">&lt;</text:span><text:span text:style-name="T2">bool</text:span><text:span text:style-name="T10">&gt;</text:span> visited<text:span text:style-name="T16">(</text:span>N_MAX<text:span text:style-name="T16">,</text:span> <text:span text:style-name="T2">false</text:span><text:span text:style-name="T16">)</text:span><text:span text:style-name="T10">;</text:span></text:p>
      <text:p text:style-name="P11"/>
      <text:p text:style-name="P12"><text:span text:style-name="T2">void</text:span> dijkstra<text:span text:style-name="T16">()</text:span></text:p>
      <text:p text:style-name="P14">{</text:p>
      <text:p text:style-name="P12"><text:s text:c="2"/><text:span text:style-name="T23">fill</text:span><text:span text:style-name="T16">(</text:span>visited<text:span text:style-name="T16">.</text:span>begin<text:span text:style-name="T16">(),</text:span> visited<text:span text:style-name="T16">.</text:span>end<text:span text:style-name="T16">(),</text:span> <text:span text:style-name="T2">false</text:span><text:span text:style-name="T16">)</text:span><text:span text:style-name="T10">;</text:span></text:p>
      <text:p text:style-name="P11"/>
      <text:p text:style-name="P12"><text:s text:c="2"/><text:span text:style-name="T23">priority_queue</text:span><text:span text:style-name="T10">&lt;</text:span>pii<text:span text:style-name="T16">,</text:span> <text:span text:style-name="T23">vector</text:span><text:span text:style-name="T10">&lt;</text:span>pii<text:span text:style-name="T10">&gt;</text:span><text:span text:style-name="T16">,</text:span> <text:span text:style-name="T23">greater</text:span><text:span text:style-name="T10">&lt;</text:span>pii<text:span text:style-name="T10">&gt;</text:span> <text:span text:style-name="T10">&gt;</text:span> q<text:span text:style-name="T10">;</text:span> <text:span text:style-name="T34">// dist, id</text:span></text:p>
      <text:p text:style-name="P12"><text:s text:c="2"/>q<text:span text:style-name="T16">.</text:span>push<text:span text:style-name="T16">(</text:span>make_pair<text:span text:style-name="T16">(</text:span><text:span text:style-name="T27">0</text:span><text:span text:style-name="T16">,</text:span> <text:span text:style-name="T27">0</text:span><text:span text:style-name="T16">))</text:span><text:span text:style-name="T10">;</text:span></text:p>
      <text:p text:style-name="P12"><text:s text:c="2"/>pii v<text:span text:style-name="T10">;</text:span></text:p>
      <text:p text:style-name="P11"/>
      <text:p text:style-name="P12"><text:s text:c="2"/><text:span text:style-name="T2">while</text:span><text:span text:style-name="T16">(!</text:span>q<text:span text:style-name="T16">.</text:span>empty<text:span text:style-name="T16">())</text:span></text:p>
      <text:p text:style-name="P12"><text:s text:c="2"/><text:span text:style-name="T10">{</text:span></text:p>
      <text:p text:style-name="P12"><text:s text:c="4"/>v <text:span text:style-name="T16">=</text:span> q<text:span text:style-name="T16">.</text:span>top<text:span text:style-name="T16">()</text:span><text:span text:style-name="T10">;</text:span></text:p>
      <text:p text:style-name="P12"><text:s text:c="4"/>q<text:span text:style-name="T16">.</text:span>pop<text:span text:style-name="T16">()</text:span><text:span text:style-name="T10">;</text:span></text:p>
      <text:p text:style-name="P11"/>
      <text:p text:style-name="P12"><text:s text:c="4"/><text:span text:style-name="T2">if</text:span><text:span text:style-name="T16">(</text:span>visited<text:span text:style-name="T16">[</text:span>v<text:span text:style-name="T16">.</text:span>second<text:span text:style-name="T16">])</text:span></text:p>
      <text:p text:style-name="P12"><text:s text:c="6"/><text:span text:style-name="T2">continue</text:span><text:span text:style-name="T10">;</text:span></text:p>
      <text:p text:style-name="P11"/>
      <text:p text:style-name="P12"><text:s text:c="4"/>visited<text:span text:style-name="T16">[</text:span>v<text:span text:style-name="T16">.</text:span>second<text:span text:style-name="T16">]</text:span> <text:span text:style-name="T16">=</text:span> <text:span text:style-name="T2">true</text:span><text:span text:style-name="T10">;</text:span></text:p>
      <text:p text:style-name="P12"><text:s text:c="4"/><text:span text:style-name="T2">for</text:span><text:span text:style-name="T16">(</text:span><text:span text:style-name="T2">int</text:span> i <text:span text:style-name="T16">=</text:span> <text:span text:style-name="T27">0</text:span><text:span text:style-name="T10">;</text:span> i <text:span text:style-name="T16">&lt;</text:span> adj<text:span text:style-name="T16">[</text:span>v<text:span text:style-name="T16">.</text:span>second<text:span text:style-name="T16">].</text:span>size<text:span text:style-name="T16">()</text:span><text:span text:style-name="T10">;</text:span> <text:span text:style-name="T16">++</text:span>i<text:span text:style-name="T16">)</text:span></text:p>
      <text:p text:style-name="P12"><text:s text:c="6"/>q<text:span text:style-name="T16">.</text:span>push<text:span text:style-name="T16">(</text:span>make_pair<text:span text:style-name="T16">(</text:span>v<text:span text:style-name="T16">.</text:span>first <text:span text:style-name="T16">+</text:span> adj<text:span text:style-name="T16">[</text:span>v<text:span text:style-name="T16">.</text:span>second<text:span text:style-name="T16">][</text:span>i<text:span text:style-name="T16">].</text:span>w<text:span text:style-name="T16">,</text:span> adj<text:span text:style-name="T16">[</text:span>v<text:span text:style-name="T16">.</text:span>second<text:span text:style-name="T16">][</text:span>i<text:span text:style-name="T16">].</text:span>to<text:span text:style-name="T16">))</text:span><text:span text:style-name="T10">;</text:span></text:p>
      <text:p text:style-name="P11"/>
      <text:p text:style-name="P12"><text:s text:c="4"/>distances<text:span text:style-name="T16">[</text:span>v<text:span text:style-name="T16">.</text:span>second<text:span text:style-name="T16">]</text:span> <text:span text:style-name="T16">=</text:span> v<text:span text:style-name="T16">.</text:span>first<text:span text:style-name="T10">;</text:span></text:p>
      <text:p text:style-name="P12"><text:s text:c="2"/><text:span text:style-name="T10">}</text:span></text:p>
      <text:p text:style-name="P11"/>
      <text:p text:style-name="P12"><text:s text:c="2"/><text:span text:style-name="T34">// OUTPUT</text:span></text:p>
      <text:p text:style-name="P12"><text:s text:c="2"/><text:span text:style-name="T2">for</text:span><text:span text:style-name="T16">(</text:span><text:span text:style-name="T2">int</text:span> i <text:span text:style-name="T16">=</text:span> <text:span text:style-name="T27">0</text:span><text:span text:style-name="T10">;</text:span> i <text:span text:style-name="T16">&lt;</text:span> N_MAX<text:span text:style-name="T10">;</text:span> <text:span text:style-name="T16">++</text:span>i<text:span text:style-name="T16">)</text:span></text:p>
      <text:p text:style-name="P12"><text:s text:c="4"/><text:span text:style-name="T23">cout</text:span> <text:span text:style-name="T16">&lt;&lt;</text:span> <text:span text:style-name="T1">"</text:span><text:span text:style-name="T32">Distance to </text:span><text:span text:style-name="T1">"</text:span> <text:span text:style-name="T16">&lt;&lt;</text:span> i <text:span text:style-name="T16">&lt;&lt;</text:span> <text:span text:style-name="T1">"</text:span><text:span text:style-name="T32"> is </text:span><text:span text:style-name="T1">"</text:span> <text:span text:style-name="T16">&lt;&lt;</text:span> distances<text:span text:style-name="T16">[</text:span>i<text:span text:style-name="T16">]</text:span> <text:span text:style-name="T16">&lt;&lt;</text:span> endl<text:span text:style-name="T10">;</text:span></text:p>
      <text:p text:style-name="P9">}</text:p>
      <text:h text:style-name="Heading_20_1" text:outline-level="1"><text:span text:style-name="T45">Cycle Detection</text:span></text:h>
      <text:p text:style-name="P19">// assumes bidirected graph, adjust accordingly</text:p>
      <text:p text:style-name="P11"/>
      <text:p text:style-name="P12"><text:span text:style-name="T23">vector</text:span><text:span text:style-name="T10">&lt;</text:span><text:span text:style-name="T23">vector</text:span><text:span text:style-name="T10">&lt;</text:span><text:span text:style-name="T2">int</text:span><text:span text:style-name="T10">&gt;</text:span> <text:span text:style-name="T10">&gt;</text:span> adj<text:span text:style-name="T10">;</text:span></text:p>
      <text:p text:style-name="P12"><text:span text:style-name="T23">vector</text:span><text:span text:style-name="T10">&lt;</text:span><text:span text:style-name="T2">bool</text:span><text:span text:style-name="T10">&gt;</text:span> visited<text:span text:style-name="T16">(</text:span>N_MAX<text:span text:style-name="T16">,</text:span> <text:span text:style-name="T2">false</text:span><text:span text:style-name="T16">)</text:span><text:span text:style-name="T10">;</text:span></text:p>
      <text:p text:style-name="P12"><text:span text:style-name="T23">vector</text:span><text:span text:style-name="T10">&lt;</text:span><text:span text:style-name="T2">int</text:span><text:span text:style-name="T10">&gt;</text:span> parent<text:span text:style-name="T16">(</text:span>N_MAX<text:span text:style-name="T16">,</text:span> <text:span text:style-name="T27">0</text:span><text:span text:style-name="T16">)</text:span><text:span text:style-name="T10">;</text:span></text:p>
      <text:p text:style-name="P11"/>
      <text:p text:style-name="P12"><text:span text:style-name="T2">void</text:span> cycle_detection<text:span text:style-name="T16">()</text:span> <text:span text:style-name="T10">{</text:span></text:p>
      <text:p text:style-name="P11"/>
      <text:p text:style-name="P12"><text:s text:c="2"/><text:span text:style-name="T23">stack</text:span><text:span text:style-name="T10">&lt;</text:span><text:span text:style-name="T2">int</text:span><text:span text:style-name="T10">&gt;</text:span> s<text:span text:style-name="T10">;</text:span></text:p>
      <text:p text:style-name="P12"><text:s text:c="2"/>s<text:span text:style-name="T16">.</text:span>push<text:span text:style-name="T16">(</text:span><text:span text:style-name="T27">0</text:span><text:span text:style-name="T16">)</text:span><text:span text:style-name="T10">;</text:span></text:p>
      <text:p text:style-name="P12"><text:s text:c="2"/><text:span text:style-name="T2">int</text:span> current<text:span text:style-name="T10">;</text:span></text:p>
      <text:p text:style-name="P12"><text:s text:c="2"/><text:span text:style-name="T2">while</text:span><text:span text:style-name="T16">(!</text:span>s<text:span text:style-name="T16">.</text:span>empty<text:span text:style-name="T16">())</text:span></text:p>
      <text:p text:style-name="P12"><text:s text:c="2"/><text:span text:style-name="T10">{</text:span></text:p>
      <text:p text:style-name="P12"><text:s text:c="4"/>current <text:span text:style-name="T16">=</text:span> s<text:span text:style-name="T16">.</text:span>top<text:span text:style-name="T16">()</text:span><text:span text:style-name="T10">;</text:span></text:p>
      <text:p text:style-name="P12"><text:s text:c="4"/>s<text:span text:style-name="T16">.</text:span>pop<text:span text:style-name="T16">()</text:span><text:span text:style-name="T10">;</text:span></text:p>
      <text:p text:style-name="P11"/>
      <text:p text:style-name="P12"><text:s text:c="4"/><text:span text:style-name="T2">for</text:span><text:span text:style-name="T16">(</text:span><text:span text:style-name="T2">int</text:span> i <text:span text:style-name="T16">=</text:span> <text:span text:style-name="T27">0</text:span><text:span text:style-name="T10">;</text:span> i <text:span text:style-name="T16">&lt;</text:span> adj<text:span text:style-name="T16">[</text:span>current<text:span text:style-name="T16">].</text:span>size<text:span text:style-name="T16">()</text:span><text:span text:style-name="T10">;</text:span> <text:span text:style-name="T16">++</text:span>i<text:span text:style-name="T16">)</text:span></text:p>
      <text:p text:style-name="P12"><text:soft-page-break/><text:s text:c="4"/><text:span text:style-name="T10">{</text:span></text:p>
      <text:p text:style-name="P12"><text:s text:c="6"/><text:span text:style-name="T2">if</text:span><text:span text:style-name="T16">(</text:span>visited<text:span text:style-name="T16">[</text:span>i<text:span text:style-name="T16">])</text:span></text:p>
      <text:p text:style-name="P12"><text:s text:c="8"/><text:span text:style-name="T2">if</text:span><text:span text:style-name="T16">(</text:span>parent<text:span text:style-name="T16">[</text:span>current<text:span text:style-name="T16">]</text:span> <text:span text:style-name="T16">!=</text:span> i<text:span text:style-name="T16">)</text:span></text:p>
      <text:p text:style-name="P12"><text:s text:c="10"/><text:span text:style-name="T23">cout</text:span> <text:span text:style-name="T16">&lt;&lt;</text:span> <text:span text:style-name="T1">"</text:span><text:span text:style-name="T32">cycle!!!</text:span><text:span text:style-name="T1">"</text:span> <text:span text:style-name="T16">&lt;&lt;</text:span> endl<text:span text:style-name="T10">;</text:span></text:p>
      <text:p text:style-name="P11"/>
      <text:p text:style-name="P12"><text:s text:c="6"/>s<text:span text:style-name="T16">.</text:span>push<text:span text:style-name="T16">(</text:span>adj<text:span text:style-name="T16">[</text:span>current<text:span text:style-name="T16">][</text:span>i<text:span text:style-name="T16">])</text:span><text:span text:style-name="T10">;</text:span></text:p>
      <text:p text:style-name="P12"><text:s text:c="6"/>parent<text:span text:style-name="T16">[</text:span>i<text:span text:style-name="T16">]</text:span> <text:span text:style-name="T16">=</text:span> current<text:span text:style-name="T10">;</text:span></text:p>
      <text:p text:style-name="P11"/>
      <text:p text:style-name="P12"><text:s text:c="6"/>visited<text:span text:style-name="T16">[</text:span>i<text:span text:style-name="T16">]</text:span> <text:span text:style-name="T16">=</text:span> <text:span text:style-name="T2">true</text:span><text:span text:style-name="T10">;</text:span></text:p>
      <text:p text:style-name="P12"><text:s text:c="4"/><text:span text:style-name="T10">}</text:span></text:p>
      <text:p text:style-name="P12"><text:s text:c="2"/><text:span text:style-name="T10">}</text:span></text:p>
      <text:p text:style-name="P9">}</text:p>
      <text:h text:style-name="P40" text:outline-level="1">Binary Indexed Tree</text:h>
      <text:p text:style-name="P7"><text:span text:style-name="T36">//THIS USES 1-BASED </text:span><text:span text:style-name="T42">INDICES!!!!</text:span><text:span text:style-name="T36"> for better bitmask magic</text:span></text:p>
      <text:p text:style-name="P13">//array of values: <text:s text:c="2"/>f[i]</text:p>
      <text:p text:style-name="P13">//cumulative values: c[i] = sum[ f[j] , {j,0,i} ]</text:p>
      <text:p text:style-name="P13">//Modify values (f[i]) and read cumulative values (c[i]) both in log(n) time</text:p>
      <text:p text:style-name="P13">//Make sure to clear tree to zero first</text:p>
      <text:p text:style-name="P12"><text:span text:style-name="T34">//</text:span><text:span text:style-name="T52">http://community.topcoder.com/tc?module=Static&amp;d1=tutorials&amp;d2=binaryIndexedTrees</text:span></text:p>
      <text:p text:style-name="P11"/>
      <text:p text:style-name="P12"><text:span text:style-name="T2">const</text:span> <text:span text:style-name="T2">int</text:span> MaxVal <text:span text:style-name="T16">=</text:span> <text:span text:style-name="T27">256</text:span><text:span text:style-name="T10">;</text:span></text:p>
      <text:p text:style-name="P12"><text:span text:style-name="T2">int</text:span> tree<text:span text:style-name="T16">[</text:span>MaxVal<text:span text:style-name="T16">+</text:span><text:span text:style-name="T27">1</text:span><text:span text:style-name="T16">]</text:span><text:span text:style-name="T10">;</text:span></text:p>
      <text:p text:style-name="P11"/>
      <text:p text:style-name="P12"><text:span text:style-name="T2">int</text:span> read<text:span text:style-name="T16">(</text:span><text:span text:style-name="T2">int</text:span> idx<text:span text:style-name="T16">)</text:span><text:span text:style-name="T10">{</text:span> <text:span text:style-name="T34">//returns c[i]</text:span></text:p>
      <text:p text:style-name="P12"><text:s text:c="4"/><text:span text:style-name="T2">int</text:span> sum <text:span text:style-name="T16">=</text:span> <text:span text:style-name="T27">0</text:span><text:span text:style-name="T10">;</text:span></text:p>
      <text:p text:style-name="P12"><text:s text:c="4"/><text:span text:style-name="T2">while</text:span> <text:span text:style-name="T16">(</text:span>idx <text:span text:style-name="T16">&gt;</text:span> <text:span text:style-name="T27">0</text:span><text:span text:style-name="T16">)</text:span><text:span text:style-name="T10">{</text:span></text:p>
      <text:p text:style-name="P12"><text:s text:c="8"/>sum <text:span text:style-name="T16">+=</text:span> tree<text:span text:style-name="T16">[</text:span>idx<text:span text:style-name="T16">]</text:span><text:span text:style-name="T10">;</text:span></text:p>
      <text:p text:style-name="P12"><text:s text:c="8"/>idx <text:span text:style-name="T16">-=</text:span> <text:span text:style-name="T16">(</text:span>idx <text:span text:style-name="T16">&amp;</text:span> <text:span text:style-name="T16">-</text:span>idx<text:span text:style-name="T16">)</text:span><text:span text:style-name="T10">;</text:span></text:p>
      <text:p text:style-name="P12"><text:s text:c="4"/><text:span text:style-name="T10">}</text:span></text:p>
      <text:p text:style-name="P12"><text:s text:c="4"/><text:span text:style-name="T2">return</text:span> sum<text:span text:style-name="T10">;</text:span></text:p>
      <text:p text:style-name="P14">}</text:p>
      <text:p text:style-name="P11"/>
      <text:p text:style-name="P12"><text:span text:style-name="T2">void</text:span> update<text:span text:style-name="T16">(</text:span><text:span text:style-name="T2">int</text:span> idx <text:span text:style-name="T16">,</text:span><text:span text:style-name="T2">int</text:span> val<text:span text:style-name="T16">)</text:span><text:span text:style-name="T10">{</text:span> <text:span text:style-name="T34">//ADDS val to f[i]</text:span></text:p>
      <text:p text:style-name="P12"><text:s text:c="4"/><text:span text:style-name="T2">while</text:span> <text:span text:style-name="T16">(</text:span>idx <text:span text:style-name="T16">&lt;=</text:span> MaxVal<text:span text:style-name="T16">)</text:span><text:span text:style-name="T10">{</text:span></text:p>
      <text:p text:style-name="P12"><text:s text:c="8"/>tree<text:span text:style-name="T16">[</text:span>idx<text:span text:style-name="T16">]</text:span> <text:span text:style-name="T16">+=</text:span> val<text:span text:style-name="T10">;</text:span></text:p>
      <text:p text:style-name="P12"><text:s text:c="8"/>idx <text:span text:style-name="T16">+=</text:span> <text:span text:style-name="T16">(</text:span>idx <text:span text:style-name="T16">&amp;</text:span> <text:span text:style-name="T16">-</text:span>idx<text:span text:style-name="T16">)</text:span><text:span text:style-name="T10">;</text:span></text:p>
      <text:p text:style-name="P12"><text:s text:c="4"/><text:span text:style-name="T10">}</text:span></text:p>
      <text:p text:style-name="P14">}</text:p>
      <text:p text:style-name="P11"/>
      <text:p text:style-name="P12"><text:span text:style-name="T2">void</text:span> scale<text:span text:style-name="T16">(</text:span><text:span text:style-name="T2">int</text:span> factor<text:span text:style-name="T16">)</text:span><text:span text:style-name="T10">{</text:span> <text:span text:style-name="T34">//multiplies all f[i] (and therefore c[i]) by factor</text:span></text:p>
      <text:p text:style-name="P12"><text:s text:c="8"/><text:span text:style-name="T2">for</text:span><text:span text:style-name="T16">(</text:span><text:span text:style-name="T2">int</text:span> idx <text:span text:style-name="T16">=</text:span> <text:span text:style-name="T27">1</text:span><text:span text:style-name="T10">;</text:span> idx <text:span text:style-name="T16">&lt;=</text:span> MaxVal<text:span text:style-name="T10">;</text:span> <text:span text:style-name="T16">++</text:span>idx<text:span text:style-name="T16">)</text:span> tree<text:span text:style-name="T16">[</text:span>idx<text:span text:style-name="T16">]</text:span> <text:span text:style-name="T16">*=</text:span> factor<text:span text:style-name="T10">;</text:span></text:p>
      <text:p text:style-name="P14">}</text:p>
      <text:p text:style-name="P11"/>
      <text:p text:style-name="P13">// if in tree exists more than one index with a same</text:p>
      <text:p text:style-name="P13">// cumulative frequency, this procedure will return </text:p>
      <text:p text:style-name="P13">// the greatest one</text:p>
      <text:p text:style-name="P12"><text:span text:style-name="T2">int</text:span> <text:span text:style-name="T23">find</text:span><text:span text:style-name="T16">(</text:span><text:span text:style-name="T2">int</text:span> cumFre<text:span text:style-name="T16">)</text:span><text:span text:style-name="T10">{</text:span></text:p>
      <text:p text:style-name="P12"><text:s text:c="8"/><text:span text:style-name="T2">int</text:span> idx <text:span text:style-name="T16">=</text:span> <text:span text:style-name="T27">0</text:span><text:span text:style-name="T10">;</text:span></text:p>
      <text:p text:style-name="P12"><text:s text:c="8"/><text:span text:style-name="T2">int</text:span> bitMask <text:span text:style-name="T16">=</text:span> MaxVal<text:span text:style-name="T10">;</text:span></text:p>
      <text:p text:style-name="P12"><text:s text:c="8"/><text:span text:style-name="T34">// bitMask - initialy, it is the greatest bit of MaxVal</text:span></text:p>
      <text:p text:style-name="P12"><text:s text:c="8"/><text:span text:style-name="T34">// bitMask store interval which should be searched</text:span></text:p>
      <text:p text:style-name="P12"><text:s text:c="8"/><text:span text:style-name="T2">while</text:span> <text:span text:style-name="T16">((</text:span>bitMask <text:span text:style-name="T16">!=</text:span> <text:span text:style-name="T27">0</text:span><text:span text:style-name="T16">)</text:span> <text:span text:style-name="T16">&amp;&amp;</text:span> <text:span text:style-name="T16">(</text:span>idx <text:span text:style-name="T16">&lt;</text:span> MaxVal<text:span text:style-name="T16">))</text:span><text:span text:style-name="T10">{</text:span></text:p>
      <text:p text:style-name="P12"><text:s text:c="16"/><text:span text:style-name="T2">int</text:span> tIdx <text:span text:style-name="T16">=</text:span> idx <text:span text:style-name="T16">+</text:span> bitMask<text:span text:style-name="T10">;</text:span></text:p>
      <text:p text:style-name="P12"><text:soft-page-break/><text:s text:c="16"/><text:span text:style-name="T2">if</text:span> <text:span text:style-name="T16">(</text:span>cumFre <text:span text:style-name="T16">&gt;=</text:span> tree<text:span text:style-name="T16">[</text:span>tIdx<text:span text:style-name="T16">])</text:span><text:span text:style-name="T10">{</text:span> </text:p>
      <text:p text:style-name="P12"><text:s text:c="24"/>idx <text:span text:style-name="T16">=</text:span> tIdx<text:span text:style-name="T10">;</text:span></text:p>
      <text:p text:style-name="P12"><text:s text:c="24"/>cumFre <text:span text:style-name="T16">-=</text:span> tree<text:span text:style-name="T16">[</text:span>tIdx<text:span text:style-name="T16">]</text:span><text:span text:style-name="T10">;</text:span></text:p>
      <text:p text:style-name="P12"><text:s text:c="16"/><text:span text:style-name="T10">}</text:span></text:p>
      <text:p text:style-name="P12"><text:s text:c="16"/>bitMask <text:span text:style-name="T16">&gt;&gt;=</text:span> <text:span text:style-name="T27">1</text:span><text:span text:style-name="T10">;</text:span></text:p>
      <text:p text:style-name="P12"><text:s text:c="8"/><text:span text:style-name="T10">}</text:span></text:p>
      <text:p text:style-name="P12"><text:s text:c="8"/><text:span text:style-name="T2">if</text:span> <text:span text:style-name="T16">(</text:span>cumFre <text:span text:style-name="T16">!=</text:span> <text:span text:style-name="T27">0</text:span><text:span text:style-name="T16">)</text:span></text:p>
      <text:p text:style-name="P12"><text:s text:c="16"/><text:span text:style-name="T2">return</text:span> <text:span text:style-name="T16">-</text:span><text:span text:style-name="T27">1</text:span><text:span text:style-name="T10">;</text:span></text:p>
      <text:p text:style-name="P12"><text:s text:c="8"/><text:span text:style-name="T2">else</text:span></text:p>
      <text:p text:style-name="P12"><text:s text:c="16"/><text:span text:style-name="T2">return</text:span> idx<text:span text:style-name="T10">;</text:span></text:p>
      <text:p text:style-name="P14">}</text:p>
      <text:p text:style-name="P11"/>
      <text:p text:style-name="P13">//2-Dimensional</text:p>
      <text:p text:style-name="P12"><text:span text:style-name="T2">void</text:span> update<text:span text:style-name="T16">(</text:span><text:span text:style-name="T2">int</text:span> x <text:span text:style-name="T16">,</text:span> <text:span text:style-name="T2">int</text:span> y <text:span text:style-name="T16">,</text:span> <text:span text:style-name="T2">int</text:span> val<text:span text:style-name="T16">)</text:span><text:span text:style-name="T10">{</text:span> <text:span text:style-name="T34">//ADDS val to f[x,y]</text:span></text:p>
      <text:p text:style-name="P12"><text:s text:c="8"/><text:span text:style-name="T2">int</text:span> y1<text:span text:style-name="T10">;</text:span></text:p>
      <text:p text:style-name="P12"><text:s text:c="8"/><text:span text:style-name="T2">while</text:span> <text:span text:style-name="T16">(</text:span>x <text:span text:style-name="T16">&lt;=</text:span> max_x<text:span text:style-name="T16">)</text:span><text:span text:style-name="T10">{</text:span></text:p>
      <text:p text:style-name="P12"><text:s text:c="16"/>y1 <text:span text:style-name="T16">=</text:span> y<text:span text:style-name="T10">;</text:span></text:p>
      <text:p text:style-name="P12"><text:s text:c="16"/><text:span text:style-name="T2">while</text:span> <text:span text:style-name="T16">(</text:span>y1 <text:span text:style-name="T16">&lt;=</text:span> max_y<text:span text:style-name="T16">)</text:span><text:span text:style-name="T10">{</text:span></text:p>
      <text:p text:style-name="P12"><text:s text:c="24"/>tree<text:span text:style-name="T16">[</text:span>x<text:span text:style-name="T16">][</text:span>y1<text:span text:style-name="T16">]</text:span> <text:span text:style-name="T16">+=</text:span> val<text:span text:style-name="T10">;</text:span></text:p>
      <text:p text:style-name="P12"><text:s text:c="24"/>y1 <text:span text:style-name="T16">+=</text:span> <text:span text:style-name="T16">(</text:span>y1 <text:span text:style-name="T16">&amp;</text:span> <text:span text:style-name="T16">-</text:span>y1<text:span text:style-name="T16">)</text:span><text:span text:style-name="T10">;</text:span> </text:p>
      <text:p text:style-name="P12"><text:s text:c="16"/><text:span text:style-name="T10">}</text:span></text:p>
      <text:p text:style-name="P12"><text:s text:c="16"/>x <text:span text:style-name="T16">+=</text:span> <text:span text:style-name="T16">(</text:span>x <text:span text:style-name="T16">&amp;</text:span> <text:span text:style-name="T16">-</text:span>x<text:span text:style-name="T16">)</text:span><text:span text:style-name="T10">;</text:span> </text:p>
      <text:p text:style-name="P12"><text:s text:c="8"/><text:span text:style-name="T10">}</text:span></text:p>
      <text:p text:style-name="P14">}</text:p>
      <text:p text:style-name="P12"><text:span text:style-name="T2">void</text:span> updatey<text:span text:style-name="T16">(</text:span><text:span text:style-name="T2">int</text:span> x <text:span text:style-name="T16">,</text:span> <text:span text:style-name="T2">int</text:span> y <text:span text:style-name="T16">,</text:span> <text:span text:style-name="T2">int</text:span> val<text:span text:style-name="T16">)</text:span><text:span text:style-name="T10">{</text:span></text:p>
      <text:p text:style-name="P12"><text:s text:c="8"/><text:span text:style-name="T2">while</text:span> <text:span text:style-name="T16">(</text:span>y <text:span text:style-name="T16">&lt;=</text:span> max_y<text:span text:style-name="T16">)</text:span><text:span text:style-name="T10">{</text:span></text:p>
      <text:p text:style-name="P12"><text:s text:c="16"/>tree<text:span text:style-name="T16">[</text:span>x<text:span text:style-name="T16">][</text:span>y<text:span text:style-name="T16">]</text:span> <text:span text:style-name="T16">+=</text:span> val<text:span text:style-name="T10">;</text:span></text:p>
      <text:p text:style-name="P12"><text:s text:c="16"/>y <text:span text:style-name="T16">+=</text:span> <text:span text:style-name="T16">(</text:span>y <text:span text:style-name="T16">&amp;</text:span> <text:span text:style-name="T16">-</text:span>y<text:span text:style-name="T16">)</text:span><text:span text:style-name="T10">;</text:span> </text:p>
      <text:p text:style-name="P12"><text:s text:c="8"/><text:span text:style-name="T10">}</text:span></text:p>
      <text:p text:style-name="P9">}</text:p>
      <text:h text:style-name="P40" text:outline-level="1">Big Integer</text:h>
      <text:p text:style-name="P19">// base and base_digits must be consistent</text:p>
      <text:p text:style-name="P12"><text:span text:style-name="T2">const</text:span> <text:span text:style-name="T2">int</text:span> base <text:span text:style-name="T16">=</text:span> <text:span text:style-name="T27">1000000000</text:span><text:span text:style-name="T10">;</text:span></text:p>
      <text:p text:style-name="P12"><text:span text:style-name="T2">const</text:span> <text:span text:style-name="T2">int</text:span> base_digits <text:span text:style-name="T16">=</text:span> <text:span text:style-name="T27">9</text:span><text:span text:style-name="T10">;</text:span></text:p>
      <text:p text:style-name="P11"/>
      <text:p text:style-name="P12"><text:span text:style-name="T2">struct</text:span> bigint <text:span text:style-name="T10">{</text:span></text:p>
      <text:p text:style-name="P12"><text:s text:c="4"/><text:span text:style-name="T23">vector</text:span><text:span text:style-name="T10">&lt;</text:span><text:span text:style-name="T2">int</text:span><text:span text:style-name="T10">&gt;</text:span> a<text:span text:style-name="T10">;</text:span></text:p>
      <text:p text:style-name="P12"><text:s text:c="4"/><text:span text:style-name="T2">int</text:span> sign<text:span text:style-name="T10">;</text:span></text:p>
      <text:p text:style-name="P11"/>
      <text:p text:style-name="P12"><text:s text:c="4"/>bigint<text:span text:style-name="T16">()</text:span> <text:span text:style-name="T10">:</text:span></text:p>
      <text:p text:style-name="P12"><text:s text:c="8"/>sign<text:span text:style-name="T16">(</text:span><text:span text:style-name="T27">1</text:span><text:span text:style-name="T16">)</text:span> <text:span text:style-name="T10">{</text:span></text:p>
      <text:p text:style-name="P12"><text:s text:c="4"/><text:span text:style-name="T10">}</text:span></text:p>
      <text:p text:style-name="P11"/>
      <text:p text:style-name="P12"><text:s text:c="4"/>bigint<text:span text:style-name="T16">(</text:span><text:span text:style-name="T2">long</text:span> <text:span text:style-name="T2">long</text:span> v<text:span text:style-name="T16">)</text:span> <text:span text:style-name="T10">{</text:span></text:p>
      <text:p text:style-name="P12"><text:s text:c="8"/><text:span text:style-name="T16">*</text:span><text:span text:style-name="T2">this</text:span> <text:span text:style-name="T16">=</text:span> v<text:span text:style-name="T10">;</text:span></text:p>
      <text:p text:style-name="P12"><text:s text:c="4"/><text:span text:style-name="T10">}</text:span></text:p>
      <text:p text:style-name="P11"/>
      <text:p text:style-name="P12"><text:s text:c="4"/>bigint<text:span text:style-name="T16">(</text:span><text:span text:style-name="T2">const</text:span> <text:span text:style-name="T23">string</text:span> <text:span text:style-name="T16">&amp;</text:span>s<text:span text:style-name="T16">)</text:span> <text:span text:style-name="T10">{</text:span></text:p>
      <text:p text:style-name="P12"><text:s text:c="8"/>read<text:span text:style-name="T16">(</text:span>s<text:span text:style-name="T16">)</text:span><text:span text:style-name="T10">;</text:span></text:p>
      <text:p text:style-name="P12"><text:s text:c="4"/><text:span text:style-name="T10">}</text:span></text:p>
      <text:p text:style-name="P11"/>
      <text:p text:style-name="P12"><text:s text:c="4"/><text:span text:style-name="T2">void</text:span> <text:span text:style-name="T2">operator</text:span><text:span text:style-name="T16">=(</text:span><text:span text:style-name="T2">const</text:span> bigint <text:span text:style-name="T16">&amp;</text:span>v<text:span text:style-name="T16">)</text:span> <text:span text:style-name="T10">{</text:span></text:p>
      <text:p text:style-name="P12"><text:s text:c="8"/>sign <text:span text:style-name="T16">=</text:span> v<text:span text:style-name="T16">.</text:span>sign<text:span text:style-name="T10">;</text:span></text:p>
      <text:p text:style-name="P12"><text:s text:c="8"/>a <text:span text:style-name="T16">=</text:span> v<text:span text:style-name="T16">.</text:span>a<text:span text:style-name="T10">;</text:span></text:p>
      <text:p text:style-name="P12"><text:soft-page-break/><text:s text:c="4"/><text:span text:style-name="T10">}</text:span></text:p>
      <text:p text:style-name="P11"/>
      <text:p text:style-name="P12"><text:s text:c="4"/><text:span text:style-name="T2">void</text:span> <text:span text:style-name="T2">operator</text:span><text:span text:style-name="T16">=(</text:span><text:span text:style-name="T2">long</text:span> <text:span text:style-name="T2">long</text:span> v<text:span text:style-name="T16">)</text:span> <text:span text:style-name="T10">{</text:span></text:p>
      <text:p text:style-name="P12"><text:s text:c="8"/>sign <text:span text:style-name="T16">=</text:span> <text:span text:style-name="T27">1</text:span><text:span text:style-name="T10">;</text:span></text:p>
      <text:p text:style-name="P12"><text:s text:c="8"/><text:span text:style-name="T2">if</text:span> <text:span text:style-name="T16">(</text:span>v <text:span text:style-name="T16">&lt;</text:span> <text:span text:style-name="T27">0</text:span><text:span text:style-name="T16">)</text:span></text:p>
      <text:p text:style-name="P12"><text:s text:c="12"/>sign <text:span text:style-name="T16">=</text:span> <text:span text:style-name="T16">-</text:span><text:span text:style-name="T27">1</text:span><text:span text:style-name="T16">,</text:span> v <text:span text:style-name="T16">=</text:span> <text:span text:style-name="T16">-</text:span>v<text:span text:style-name="T10">;</text:span></text:p>
      <text:p text:style-name="P12"><text:s text:c="8"/><text:span text:style-name="T2">for</text:span> <text:span text:style-name="T16">(</text:span><text:span text:style-name="T10">;</text:span> v <text:span text:style-name="T16">&gt;</text:span> <text:span text:style-name="T27">0</text:span><text:span text:style-name="T10">;</text:span> v <text:span text:style-name="T16">=</text:span> v <text:span text:style-name="T16">/</text:span> base<text:span text:style-name="T16">)</text:span></text:p>
      <text:p text:style-name="P12"><text:s text:c="12"/>a<text:span text:style-name="T16">.</text:span>push_back<text:span text:style-name="T16">(</text:span>v <text:span text:style-name="T16">%</text:span> base<text:span text:style-name="T16">)</text:span><text:span text:style-name="T10">;</text:span></text:p>
      <text:p text:style-name="P12"><text:s text:c="4"/><text:span text:style-name="T10">}</text:span></text:p>
      <text:p text:style-name="P11"/>
      <text:p text:style-name="P12"><text:s text:c="4"/>bigint <text:span text:style-name="T2">operator</text:span><text:span text:style-name="T16">+(</text:span><text:span text:style-name="T2">const</text:span> bigint <text:span text:style-name="T16">&amp;</text:span>v<text:span text:style-name="T16">)</text:span> <text:span text:style-name="T2">const</text:span> <text:span text:style-name="T10">{</text:span></text:p>
      <text:p text:style-name="P12"><text:s text:c="8"/><text:span text:style-name="T2">if</text:span> <text:span text:style-name="T16">(</text:span>sign <text:span text:style-name="T16">==</text:span> v<text:span text:style-name="T16">.</text:span>sign<text:span text:style-name="T16">)</text:span> <text:span text:style-name="T10">{</text:span></text:p>
      <text:p text:style-name="P12"><text:s text:c="12"/>bigint res <text:span text:style-name="T16">=</text:span> v<text:span text:style-name="T10">;</text:span></text:p>
      <text:p text:style-name="P11"/>
      <text:p text:style-name="P12"><text:s text:c="12"/><text:span text:style-name="T2">for</text:span> <text:span text:style-name="T16">(</text:span><text:span text:style-name="T2">int</text:span> i <text:span text:style-name="T16">=</text:span> <text:span text:style-name="T27">0</text:span><text:span text:style-name="T16">,</text:span> carry <text:span text:style-name="T16">=</text:span> <text:span text:style-name="T27">0</text:span><text:span text:style-name="T10">;</text:span> i <text:span text:style-name="T16">&lt;</text:span> <text:span text:style-name="T16">(</text:span><text:span text:style-name="T2">int</text:span><text:span text:style-name="T16">)</text:span> <text:span text:style-name="T23">max</text:span><text:span text:style-name="T16">(</text:span>a<text:span text:style-name="T16">.</text:span>size<text:span text:style-name="T16">(),</text:span> v<text:span text:style-name="T16">.</text:span>a<text:span text:style-name="T16">.</text:span>size<text:span text:style-name="T16">())</text:span> <text:span text:style-name="T16">||</text:span> carry<text:span text:style-name="T10">;</text:span> <text:span text:style-name="T16">++</text:span>i<text:span text:style-name="T16">)</text:span> <text:span text:style-name="T10">{</text:span></text:p>
      <text:p text:style-name="P12"><text:s text:c="16"/><text:span text:style-name="T2">if</text:span> <text:span text:style-name="T16">(</text:span>i <text:span text:style-name="T16">==</text:span> <text:span text:style-name="T16">(</text:span><text:span text:style-name="T2">int</text:span><text:span text:style-name="T16">)</text:span> res<text:span text:style-name="T16">.</text:span>a<text:span text:style-name="T16">.</text:span>size<text:span text:style-name="T16">())</text:span></text:p>
      <text:p text:style-name="P12"><text:s text:c="20"/>res<text:span text:style-name="T16">.</text:span>a<text:span text:style-name="T16">.</text:span>push_back<text:span text:style-name="T16">(</text:span><text:span text:style-name="T27">0</text:span><text:span text:style-name="T16">)</text:span><text:span text:style-name="T10">;</text:span></text:p>
      <text:p text:style-name="P12"><text:s text:c="16"/>res<text:span text:style-name="T16">.</text:span>a<text:span text:style-name="T16">[</text:span>i<text:span text:style-name="T16">]</text:span> <text:span text:style-name="T16">+=</text:span> carry <text:span text:style-name="T16">+</text:span> <text:span text:style-name="T16">(</text:span>i <text:span text:style-name="T16">&lt;</text:span> <text:span text:style-name="T16">(</text:span><text:span text:style-name="T2">int</text:span><text:span text:style-name="T16">)</text:span> a<text:span text:style-name="T16">.</text:span>size<text:span text:style-name="T16">()</text:span> <text:span text:style-name="T10">?</text:span> a<text:span text:style-name="T16">[</text:span>i<text:span text:style-name="T16">]</text:span> <text:span text:style-name="T10">:</text:span> <text:span text:style-name="T27">0</text:span><text:span text:style-name="T16">)</text:span><text:span text:style-name="T10">;</text:span></text:p>
      <text:p text:style-name="P12"><text:s text:c="16"/>carry <text:span text:style-name="T16">=</text:span> res<text:span text:style-name="T16">.</text:span>a<text:span text:style-name="T16">[</text:span>i<text:span text:style-name="T16">]</text:span> <text:span text:style-name="T16">&gt;=</text:span> base<text:span text:style-name="T10">;</text:span></text:p>
      <text:p text:style-name="P12"><text:s text:c="16"/><text:span text:style-name="T2">if</text:span> <text:span text:style-name="T16">(</text:span>carry<text:span text:style-name="T16">)</text:span></text:p>
      <text:p text:style-name="P12"><text:s text:c="20"/>res<text:span text:style-name="T16">.</text:span>a<text:span text:style-name="T16">[</text:span>i<text:span text:style-name="T16">]</text:span> <text:span text:style-name="T16">-=</text:span> base<text:span text:style-name="T10">;</text:span></text:p>
      <text:p text:style-name="P12"><text:s text:c="12"/><text:span text:style-name="T10">}</text:span></text:p>
      <text:p text:style-name="P12"><text:s text:c="12"/><text:span text:style-name="T2">return</text:span> res<text:span text:style-name="T10">;</text:span></text:p>
      <text:p text:style-name="P12"><text:s text:c="8"/><text:span text:style-name="T10">}</text:span></text:p>
      <text:p text:style-name="P12"><text:s text:c="8"/><text:span text:style-name="T2">return</text:span> <text:span text:style-name="T16">*</text:span><text:span text:style-name="T2">this</text:span> <text:span text:style-name="T16">-</text:span> <text:span text:style-name="T16">(-</text:span>v<text:span text:style-name="T16">)</text:span><text:span text:style-name="T10">;</text:span></text:p>
      <text:p text:style-name="P12"><text:s text:c="4"/><text:span text:style-name="T10">}</text:span></text:p>
      <text:p text:style-name="P11"/>
      <text:p text:style-name="P12"><text:s text:c="4"/>bigint <text:span text:style-name="T2">operator</text:span><text:span text:style-name="T16">-(</text:span><text:span text:style-name="T2">const</text:span> bigint <text:span text:style-name="T16">&amp;</text:span>v<text:span text:style-name="T16">)</text:span> <text:span text:style-name="T2">const</text:span> <text:span text:style-name="T10">{</text:span></text:p>
      <text:p text:style-name="P12"><text:s text:c="8"/><text:span text:style-name="T2">if</text:span> <text:span text:style-name="T16">(</text:span>sign <text:span text:style-name="T16">==</text:span> v<text:span text:style-name="T16">.</text:span>sign<text:span text:style-name="T16">)</text:span> <text:span text:style-name="T10">{</text:span></text:p>
      <text:p text:style-name="P12"><text:s text:c="12"/><text:span text:style-name="T2">if</text:span> <text:span text:style-name="T16">(</text:span><text:span text:style-name="T23">abs</text:span><text:span text:style-name="T16">()</text:span> <text:span text:style-name="T16">&gt;=</text:span> v<text:span text:style-name="T16">.</text:span><text:span text:style-name="T23">abs</text:span><text:span text:style-name="T16">())</text:span> <text:span text:style-name="T10">{</text:span></text:p>
      <text:p text:style-name="P12"><text:s text:c="16"/>bigint res <text:span text:style-name="T16">=</text:span> <text:span text:style-name="T16">*</text:span><text:span text:style-name="T2">this</text:span><text:span text:style-name="T10">;</text:span></text:p>
      <text:p text:style-name="P12"><text:s text:c="16"/><text:span text:style-name="T2">for</text:span> <text:span text:style-name="T16">(</text:span><text:span text:style-name="T2">int</text:span> i <text:span text:style-name="T16">=</text:span> <text:span text:style-name="T27">0</text:span><text:span text:style-name="T16">,</text:span> carry <text:span text:style-name="T16">=</text:span> <text:span text:style-name="T27">0</text:span><text:span text:style-name="T10">;</text:span> i <text:span text:style-name="T16">&lt;</text:span> <text:span text:style-name="T16">(</text:span><text:span text:style-name="T2">int</text:span><text:span text:style-name="T16">)</text:span> v<text:span text:style-name="T16">.</text:span>a<text:span text:style-name="T16">.</text:span>size<text:span text:style-name="T16">()</text:span> <text:span text:style-name="T16">||</text:span> carry<text:span text:style-name="T10">;</text:span> <text:span text:style-name="T16">++</text:span>i<text:span text:style-name="T16">)</text:span> <text:span text:style-name="T10">{</text:span></text:p>
      <text:p text:style-name="P12"><text:s text:c="20"/>res<text:span text:style-name="T16">.</text:span>a<text:span text:style-name="T16">[</text:span>i<text:span text:style-name="T16">]</text:span> <text:span text:style-name="T16">-=</text:span> carry <text:span text:style-name="T16">+</text:span> <text:span text:style-name="T16">(</text:span>i <text:span text:style-name="T16">&lt;</text:span> <text:span text:style-name="T16">(</text:span><text:span text:style-name="T2">int</text:span><text:span text:style-name="T16">)</text:span> v<text:span text:style-name="T16">.</text:span>a<text:span text:style-name="T16">.</text:span>size<text:span text:style-name="T16">()</text:span> <text:span text:style-name="T10">?</text:span> v<text:span text:style-name="T16">.</text:span>a<text:span text:style-name="T16">[</text:span>i<text:span text:style-name="T16">]</text:span> <text:span text:style-name="T10">:</text:span> <text:span text:style-name="T27">0</text:span><text:span text:style-name="T16">)</text:span><text:span text:style-name="T10">;</text:span></text:p>
      <text:p text:style-name="P12"><text:s text:c="20"/>carry <text:span text:style-name="T16">=</text:span> res<text:span text:style-name="T16">.</text:span>a<text:span text:style-name="T16">[</text:span>i<text:span text:style-name="T16">]</text:span> <text:span text:style-name="T16">&lt;</text:span> <text:span text:style-name="T27">0</text:span><text:span text:style-name="T10">;</text:span></text:p>
      <text:p text:style-name="P12"><text:s text:c="20"/><text:span text:style-name="T2">if</text:span> <text:span text:style-name="T16">(</text:span>carry<text:span text:style-name="T16">)</text:span></text:p>
      <text:p text:style-name="P12"><text:s text:c="24"/>res<text:span text:style-name="T16">.</text:span>a<text:span text:style-name="T16">[</text:span>i<text:span text:style-name="T16">]</text:span> <text:span text:style-name="T16">+=</text:span> base<text:span text:style-name="T10">;</text:span></text:p>
      <text:p text:style-name="P12"><text:s text:c="16"/><text:span text:style-name="T10">}</text:span></text:p>
      <text:p text:style-name="P12"><text:s text:c="16"/>res<text:span text:style-name="T16">.</text:span>trim<text:span text:style-name="T16">()</text:span><text:span text:style-name="T10">;</text:span></text:p>
      <text:p text:style-name="P12"><text:s text:c="16"/><text:span text:style-name="T2">return</text:span> res<text:span text:style-name="T10">;</text:span></text:p>
      <text:p text:style-name="P12"><text:s text:c="12"/><text:span text:style-name="T10">}</text:span></text:p>
      <text:p text:style-name="P12"><text:s text:c="12"/><text:span text:style-name="T2">return</text:span> <text:span text:style-name="T16">-(</text:span>v <text:span text:style-name="T16">-</text:span> <text:span text:style-name="T16">*</text:span><text:span text:style-name="T2">this</text:span><text:span text:style-name="T16">)</text:span><text:span text:style-name="T10">;</text:span></text:p>
      <text:p text:style-name="P12"><text:s text:c="8"/><text:span text:style-name="T10">}</text:span></text:p>
      <text:p text:style-name="P12"><text:s text:c="8"/><text:span text:style-name="T2">return</text:span> <text:span text:style-name="T16">*</text:span><text:span text:style-name="T2">this</text:span> <text:span text:style-name="T16">+</text:span> <text:span text:style-name="T16">(-</text:span>v<text:span text:style-name="T16">)</text:span><text:span text:style-name="T10">;</text:span></text:p>
      <text:p text:style-name="P12"><text:s text:c="4"/><text:span text:style-name="T10">}</text:span></text:p>
      <text:p text:style-name="P11"/>
      <text:p text:style-name="P12"><text:s text:c="4"/><text:span text:style-name="T2">void</text:span> <text:span text:style-name="T2">operator</text:span><text:span text:style-name="T16">*=(</text:span><text:span text:style-name="T2">int</text:span> v<text:span text:style-name="T16">)</text:span> <text:span text:style-name="T10">{</text:span></text:p>
      <text:p text:style-name="P12"><text:s text:c="8"/><text:span text:style-name="T2">if</text:span> <text:span text:style-name="T16">(</text:span>v <text:span text:style-name="T16">&lt;</text:span> <text:span text:style-name="T27">0</text:span><text:span text:style-name="T16">)</text:span></text:p>
      <text:p text:style-name="P12"><text:s text:c="12"/>sign <text:span text:style-name="T16">=</text:span> <text:span text:style-name="T16">-</text:span>sign<text:span text:style-name="T16">,</text:span> v <text:span text:style-name="T16">=</text:span> <text:span text:style-name="T16">-</text:span>v<text:span text:style-name="T10">;</text:span></text:p>
      <text:p text:style-name="P12"><text:s text:c="8"/><text:span text:style-name="T2">for</text:span> <text:span text:style-name="T16">(</text:span><text:span text:style-name="T2">int</text:span> i <text:span text:style-name="T16">=</text:span> <text:span text:style-name="T27">0</text:span><text:span text:style-name="T16">,</text:span> carry <text:span text:style-name="T16">=</text:span> <text:span text:style-name="T27">0</text:span><text:span text:style-name="T10">;</text:span> i <text:span text:style-name="T16">&lt;</text:span> <text:span text:style-name="T16">(</text:span><text:span text:style-name="T2">int</text:span><text:span text:style-name="T16">)</text:span> a<text:span text:style-name="T16">.</text:span>size<text:span text:style-name="T16">()</text:span> <text:span text:style-name="T16">||</text:span> carry<text:span text:style-name="T10">;</text:span> <text:span text:style-name="T16">++</text:span>i<text:span text:style-name="T16">)</text:span> <text:span text:style-name="T10">{</text:span></text:p>
      <text:p text:style-name="P12"><text:s text:c="12"/><text:span text:style-name="T2">if</text:span> <text:span text:style-name="T16">(</text:span>i <text:span text:style-name="T16">==</text:span> <text:span text:style-name="T16">(</text:span><text:span text:style-name="T2">int</text:span><text:span text:style-name="T16">)</text:span> a<text:span text:style-name="T16">.</text:span>size<text:span text:style-name="T16">())</text:span></text:p>
      <text:p text:style-name="P12"><text:s text:c="16"/>a<text:span text:style-name="T16">.</text:span>push_back<text:span text:style-name="T16">(</text:span><text:span text:style-name="T27">0</text:span><text:span text:style-name="T16">)</text:span><text:span text:style-name="T10">;</text:span></text:p>
      <text:p text:style-name="P12"><text:s text:c="12"/><text:span text:style-name="T2">long</text:span> <text:span text:style-name="T2">long</text:span> cur <text:span text:style-name="T16">=</text:span> a<text:span text:style-name="T16">[</text:span>i<text:span text:style-name="T16">]</text:span> <text:span text:style-name="T16">*</text:span> <text:span text:style-name="T16">(</text:span><text:span text:style-name="T2">long</text:span> <text:span text:style-name="T2">long</text:span><text:span text:style-name="T16">)</text:span> v <text:span text:style-name="T16">+</text:span> carry<text:span text:style-name="T10">;</text:span></text:p>
      <text:p text:style-name="P12"><text:s text:c="12"/>carry <text:span text:style-name="T16">=</text:span> <text:span text:style-name="T16">(</text:span><text:span text:style-name="T2">int</text:span><text:span text:style-name="T16">)</text:span> <text:span text:style-name="T16">(</text:span>cur <text:span text:style-name="T16">/</text:span> base<text:span text:style-name="T16">)</text:span><text:span text:style-name="T10">;</text:span></text:p>
      <text:p text:style-name="P12"><text:s text:c="12"/>a<text:span text:style-name="T16">[</text:span>i<text:span text:style-name="T16">]</text:span> <text:span text:style-name="T16">=</text:span> <text:span text:style-name="T16">(</text:span><text:span text:style-name="T2">int</text:span><text:span text:style-name="T16">)</text:span> <text:span text:style-name="T16">(</text:span>cur <text:span text:style-name="T16">%</text:span> base<text:span text:style-name="T16">)</text:span><text:span text:style-name="T10">;</text:span></text:p>
      <text:p text:style-name="P12"><text:s text:c="12"/><text:span text:style-name="T34">//asm("divl %%ecx" : "=a"(carry), "=d"(a[i]) : "A"(cur), "c"(base));</text:span></text:p>
      <text:p text:style-name="P12"><text:s text:c="8"/><text:span text:style-name="T10">}</text:span></text:p>
      <text:p text:style-name="P12"><text:s text:c="8"/>trim<text:span text:style-name="T16">()</text:span><text:span text:style-name="T10">;</text:span></text:p>
      <text:p text:style-name="P12"><text:soft-page-break/><text:s text:c="4"/><text:span text:style-name="T10">}</text:span></text:p>
      <text:p text:style-name="P11"/>
      <text:p text:style-name="P12"><text:s text:c="4"/>bigint <text:span text:style-name="T2">operator</text:span><text:span text:style-name="T16">*(</text:span><text:span text:style-name="T2">int</text:span> v<text:span text:style-name="T16">)</text:span> <text:span text:style-name="T2">const</text:span> <text:span text:style-name="T10">{</text:span></text:p>
      <text:p text:style-name="P12"><text:s text:c="8"/>bigint res <text:span text:style-name="T16">=</text:span> <text:span text:style-name="T16">*</text:span><text:span text:style-name="T2">this</text:span><text:span text:style-name="T10">;</text:span></text:p>
      <text:p text:style-name="P12"><text:s text:c="8"/>res <text:span text:style-name="T16">*=</text:span> v<text:span text:style-name="T10">;</text:span></text:p>
      <text:p text:style-name="P12"><text:s text:c="8"/><text:span text:style-name="T2">return</text:span> res<text:span text:style-name="T10">;</text:span></text:p>
      <text:p text:style-name="P12"><text:s text:c="4"/><text:span text:style-name="T10">}</text:span></text:p>
      <text:p text:style-name="P11"/>
      <text:p text:style-name="P12"><text:s text:c="4"/><text:span text:style-name="T2">friend</text:span> <text:span text:style-name="T23">pair</text:span><text:span text:style-name="T10">&lt;</text:span>bigint<text:span text:style-name="T16">,</text:span> bigint<text:span text:style-name="T10">&gt;</text:span> divmod<text:span text:style-name="T16">(</text:span><text:span text:style-name="T2">const</text:span> bigint <text:span text:style-name="T16">&amp;</text:span>a1<text:span text:style-name="T16">,</text:span> <text:span text:style-name="T2">const</text:span> bigint <text:span text:style-name="T16">&amp;</text:span>b1<text:span text:style-name="T16">)</text:span> <text:span text:style-name="T10">{</text:span></text:p>
      <text:p text:style-name="P12"><text:s text:c="8"/><text:span text:style-name="T2">int</text:span> norm <text:span text:style-name="T16">=</text:span> base <text:span text:style-name="T16">/</text:span> <text:span text:style-name="T16">(</text:span>b1<text:span text:style-name="T16">.</text:span>a<text:span text:style-name="T16">.</text:span>back<text:span text:style-name="T16">()</text:span> <text:span text:style-name="T16">+</text:span> <text:span text:style-name="T27">1</text:span><text:span text:style-name="T16">)</text:span><text:span text:style-name="T10">;</text:span></text:p>
      <text:p text:style-name="P12"><text:s text:c="8"/>bigint a <text:span text:style-name="T16">=</text:span> a1<text:span text:style-name="T16">.</text:span><text:span text:style-name="T23">abs</text:span><text:span text:style-name="T16">()</text:span> <text:span text:style-name="T16">*</text:span> norm<text:span text:style-name="T10">;</text:span></text:p>
      <text:p text:style-name="P12"><text:s text:c="8"/>bigint b <text:span text:style-name="T16">=</text:span> b1<text:span text:style-name="T16">.</text:span><text:span text:style-name="T23">abs</text:span><text:span text:style-name="T16">()</text:span> <text:span text:style-name="T16">*</text:span> norm<text:span text:style-name="T10">;</text:span></text:p>
      <text:p text:style-name="P12"><text:s text:c="8"/>bigint q<text:span text:style-name="T16">,</text:span> r<text:span text:style-name="T10">;</text:span></text:p>
      <text:p text:style-name="P12"><text:s text:c="8"/>q<text:span text:style-name="T16">.</text:span>a<text:span text:style-name="T16">.</text:span>resize<text:span text:style-name="T16">(</text:span>a<text:span text:style-name="T16">.</text:span>a<text:span text:style-name="T16">.</text:span>size<text:span text:style-name="T16">())</text:span><text:span text:style-name="T10">;</text:span></text:p>
      <text:p text:style-name="P11"/>
      <text:p text:style-name="P12"><text:s text:c="8"/><text:span text:style-name="T2">for</text:span> <text:span text:style-name="T16">(</text:span><text:span text:style-name="T2">int</text:span> i <text:span text:style-name="T16">=</text:span> a<text:span text:style-name="T16">.</text:span>a<text:span text:style-name="T16">.</text:span>size<text:span text:style-name="T16">()</text:span> <text:span text:style-name="T16">-</text:span> <text:span text:style-name="T27">1</text:span><text:span text:style-name="T10">;</text:span> i <text:span text:style-name="T16">&gt;=</text:span> <text:span text:style-name="T27">0</text:span><text:span text:style-name="T10">;</text:span> i<text:span text:style-name="T16">--)</text:span> <text:span text:style-name="T10">{</text:span></text:p>
      <text:p text:style-name="P12"><text:s text:c="12"/>r <text:span text:style-name="T16">*=</text:span> base<text:span text:style-name="T10">;</text:span></text:p>
      <text:p text:style-name="P12"><text:s text:c="12"/>r <text:span text:style-name="T16">+=</text:span> a<text:span text:style-name="T16">.</text:span>a<text:span text:style-name="T16">[</text:span>i<text:span text:style-name="T16">]</text:span><text:span text:style-name="T10">;</text:span></text:p>
      <text:p text:style-name="P12"><text:s text:c="12"/><text:span text:style-name="T2">int</text:span> s1 <text:span text:style-name="T16">=</text:span> r<text:span text:style-name="T16">.</text:span>a<text:span text:style-name="T16">.</text:span>size<text:span text:style-name="T16">()</text:span> <text:span text:style-name="T16">&lt;=</text:span> b<text:span text:style-name="T16">.</text:span>a<text:span text:style-name="T16">.</text:span>size<text:span text:style-name="T16">()</text:span> <text:span text:style-name="T10">?</text:span> <text:span text:style-name="T27">0</text:span> <text:span text:style-name="T10">:</text:span> r<text:span text:style-name="T16">.</text:span>a<text:span text:style-name="T16">[</text:span>b<text:span text:style-name="T16">.</text:span>a<text:span text:style-name="T16">.</text:span>size<text:span text:style-name="T16">()]</text:span><text:span text:style-name="T10">;</text:span></text:p>
      <text:p text:style-name="P12"><text:s text:c="12"/><text:span text:style-name="T2">int</text:span> s2 <text:span text:style-name="T16">=</text:span> r<text:span text:style-name="T16">.</text:span>a<text:span text:style-name="T16">.</text:span>size<text:span text:style-name="T16">()</text:span> <text:span text:style-name="T16">&lt;=</text:span> b<text:span text:style-name="T16">.</text:span>a<text:span text:style-name="T16">.</text:span>size<text:span text:style-name="T16">()</text:span> <text:span text:style-name="T16">-</text:span> <text:span text:style-name="T27">1</text:span> <text:span text:style-name="T10">?</text:span> <text:span text:style-name="T27">0</text:span> <text:span text:style-name="T10">:</text:span> r<text:span text:style-name="T16">.</text:span>a<text:span text:style-name="T16">[</text:span>b<text:span text:style-name="T16">.</text:span>a<text:span text:style-name="T16">.</text:span>size<text:span text:style-name="T16">()</text:span> <text:span text:style-name="T16">-</text:span> <text:span text:style-name="T27">1</text:span><text:span text:style-name="T16">]</text:span><text:span text:style-name="T10">;</text:span></text:p>
      <text:p text:style-name="P12"><text:s text:c="12"/><text:span text:style-name="T2">int</text:span> d <text:span text:style-name="T16">=</text:span> <text:span text:style-name="T16">((</text:span><text:span text:style-name="T2">long</text:span> <text:span text:style-name="T2">long</text:span><text:span text:style-name="T16">)</text:span> base <text:span text:style-name="T16">*</text:span> s1 <text:span text:style-name="T16">+</text:span> s2<text:span text:style-name="T16">)</text:span> <text:span text:style-name="T16">/</text:span> b<text:span text:style-name="T16">.</text:span>a<text:span text:style-name="T16">.</text:span>back<text:span text:style-name="T16">()</text:span><text:span text:style-name="T10">;</text:span></text:p>
      <text:p text:style-name="P12"><text:s text:c="12"/>r <text:span text:style-name="T16">-=</text:span> b <text:span text:style-name="T16">*</text:span> d<text:span text:style-name="T10">;</text:span></text:p>
      <text:p text:style-name="P12"><text:s text:c="12"/><text:span text:style-name="T2">while</text:span> <text:span text:style-name="T16">(</text:span>r <text:span text:style-name="T16">&lt;</text:span> <text:span text:style-name="T27">0</text:span><text:span text:style-name="T16">)</text:span></text:p>
      <text:p text:style-name="P12"><text:s text:c="16"/>r <text:span text:style-name="T16">+=</text:span> b<text:span text:style-name="T16">,</text:span> <text:span text:style-name="T16">--</text:span>d<text:span text:style-name="T10">;</text:span></text:p>
      <text:p text:style-name="P12"><text:s text:c="12"/>q<text:span text:style-name="T16">.</text:span>a<text:span text:style-name="T16">[</text:span>i<text:span text:style-name="T16">]</text:span> <text:span text:style-name="T16">=</text:span> d<text:span text:style-name="T10">;</text:span></text:p>
      <text:p text:style-name="P12"><text:s text:c="8"/><text:span text:style-name="T10">}</text:span></text:p>
      <text:p text:style-name="P11"/>
      <text:p text:style-name="P12"><text:s text:c="8"/>q<text:span text:style-name="T16">.</text:span>sign <text:span text:style-name="T16">=</text:span> a1<text:span text:style-name="T16">.</text:span>sign <text:span text:style-name="T16">*</text:span> b1<text:span text:style-name="T16">.</text:span>sign<text:span text:style-name="T10">;</text:span></text:p>
      <text:p text:style-name="P12"><text:s text:c="8"/>r<text:span text:style-name="T16">.</text:span>sign <text:span text:style-name="T16">=</text:span> a1<text:span text:style-name="T16">.</text:span>sign<text:span text:style-name="T10">;</text:span></text:p>
      <text:p text:style-name="P12"><text:s text:c="8"/>q<text:span text:style-name="T16">.</text:span>trim<text:span text:style-name="T16">()</text:span><text:span text:style-name="T10">;</text:span></text:p>
      <text:p text:style-name="P12"><text:s text:c="8"/>r<text:span text:style-name="T16">.</text:span>trim<text:span text:style-name="T16">()</text:span><text:span text:style-name="T10">;</text:span></text:p>
      <text:p text:style-name="P12"><text:s text:c="8"/><text:span text:style-name="T2">return</text:span> make_pair<text:span text:style-name="T16">(</text:span>q<text:span text:style-name="T16">,</text:span> r <text:span text:style-name="T16">/</text:span> norm<text:span text:style-name="T16">)</text:span><text:span text:style-name="T10">;</text:span></text:p>
      <text:p text:style-name="P12"><text:s text:c="4"/><text:span text:style-name="T10">}</text:span></text:p>
      <text:p text:style-name="P11"/>
      <text:p text:style-name="P12"><text:s text:c="4"/>bigint <text:span text:style-name="T2">operator</text:span><text:span text:style-name="T16">/(</text:span><text:span text:style-name="T2">const</text:span> bigint <text:span text:style-name="T16">&amp;</text:span>v<text:span text:style-name="T16">)</text:span> <text:span text:style-name="T2">const</text:span> <text:span text:style-name="T10">{</text:span></text:p>
      <text:p text:style-name="P12"><text:s text:c="8"/><text:span text:style-name="T2">return</text:span> divmod<text:span text:style-name="T16">(*</text:span><text:span text:style-name="T2">this</text:span><text:span text:style-name="T16">,</text:span> v<text:span text:style-name="T16">).</text:span>first<text:span text:style-name="T10">;</text:span></text:p>
      <text:p text:style-name="P12"><text:s text:c="4"/><text:span text:style-name="T10">}</text:span></text:p>
      <text:p text:style-name="P11"/>
      <text:p text:style-name="P12"><text:s text:c="4"/>bigint <text:span text:style-name="T2">operator</text:span><text:span text:style-name="T16">%(</text:span><text:span text:style-name="T2">const</text:span> bigint <text:span text:style-name="T16">&amp;</text:span>v<text:span text:style-name="T16">)</text:span> <text:span text:style-name="T2">const</text:span> <text:span text:style-name="T10">{</text:span></text:p>
      <text:p text:style-name="P12"><text:s text:c="8"/><text:span text:style-name="T2">return</text:span> divmod<text:span text:style-name="T16">(*</text:span><text:span text:style-name="T2">this</text:span><text:span text:style-name="T16">,</text:span> v<text:span text:style-name="T16">).</text:span>second<text:span text:style-name="T10">;</text:span></text:p>
      <text:p text:style-name="P12"><text:s text:c="4"/><text:span text:style-name="T10">}</text:span></text:p>
      <text:p text:style-name="P11"/>
      <text:p text:style-name="P12"><text:s text:c="4"/><text:span text:style-name="T2">void</text:span> <text:span text:style-name="T2">operator</text:span><text:span text:style-name="T16">/=(</text:span><text:span text:style-name="T2">int</text:span> v<text:span text:style-name="T16">)</text:span> <text:span text:style-name="T10">{</text:span></text:p>
      <text:p text:style-name="P12"><text:s text:c="8"/><text:span text:style-name="T2">if</text:span> <text:span text:style-name="T16">(</text:span>v <text:span text:style-name="T16">&lt;</text:span> <text:span text:style-name="T27">0</text:span><text:span text:style-name="T16">)</text:span></text:p>
      <text:p text:style-name="P12"><text:s text:c="12"/>sign <text:span text:style-name="T16">=</text:span> <text:span text:style-name="T16">-</text:span>sign<text:span text:style-name="T16">,</text:span> v <text:span text:style-name="T16">=</text:span> <text:span text:style-name="T16">-</text:span>v<text:span text:style-name="T10">;</text:span></text:p>
      <text:p text:style-name="P12"><text:s text:c="8"/><text:span text:style-name="T2">for</text:span> <text:span text:style-name="T16">(</text:span><text:span text:style-name="T2">int</text:span> i <text:span text:style-name="T16">=</text:span> <text:span text:style-name="T16">(</text:span><text:span text:style-name="T2">int</text:span><text:span text:style-name="T16">)</text:span> a<text:span text:style-name="T16">.</text:span>size<text:span text:style-name="T16">()</text:span> <text:span text:style-name="T16">-</text:span> <text:span text:style-name="T27">1</text:span><text:span text:style-name="T16">,</text:span> rem <text:span text:style-name="T16">=</text:span> <text:span text:style-name="T27">0</text:span><text:span text:style-name="T10">;</text:span> i <text:span text:style-name="T16">&gt;=</text:span> <text:span text:style-name="T27">0</text:span><text:span text:style-name="T10">;</text:span> <text:span text:style-name="T16">--</text:span>i<text:span text:style-name="T16">)</text:span> <text:span text:style-name="T10">{</text:span></text:p>
      <text:p text:style-name="P12"><text:s text:c="12"/><text:span text:style-name="T2">long</text:span> <text:span text:style-name="T2">long</text:span> cur <text:span text:style-name="T16">=</text:span> a<text:span text:style-name="T16">[</text:span>i<text:span text:style-name="T16">]</text:span> <text:span text:style-name="T16">+</text:span> rem <text:span text:style-name="T16">*</text:span> <text:span text:style-name="T16">(</text:span><text:span text:style-name="T2">long</text:span> <text:span text:style-name="T2">long</text:span><text:span text:style-name="T16">)</text:span> base<text:span text:style-name="T10">;</text:span></text:p>
      <text:p text:style-name="P12"><text:s text:c="12"/>a<text:span text:style-name="T16">[</text:span>i<text:span text:style-name="T16">]</text:span> <text:span text:style-name="T16">=</text:span> <text:span text:style-name="T16">(</text:span><text:span text:style-name="T2">int</text:span><text:span text:style-name="T16">)</text:span> <text:span text:style-name="T16">(</text:span>cur <text:span text:style-name="T16">/</text:span> v<text:span text:style-name="T16">)</text:span><text:span text:style-name="T10">;</text:span></text:p>
      <text:p text:style-name="P12"><text:s text:c="12"/>rem <text:span text:style-name="T16">=</text:span> <text:span text:style-name="T16">(</text:span><text:span text:style-name="T2">int</text:span><text:span text:style-name="T16">)</text:span> <text:span text:style-name="T16">(</text:span>cur <text:span text:style-name="T16">%</text:span> v<text:span text:style-name="T16">)</text:span><text:span text:style-name="T10">;</text:span></text:p>
      <text:p text:style-name="P12"><text:s text:c="8"/><text:span text:style-name="T10">}</text:span></text:p>
      <text:p text:style-name="P12"><text:s text:c="8"/>trim<text:span text:style-name="T16">()</text:span><text:span text:style-name="T10">;</text:span></text:p>
      <text:p text:style-name="P12"><text:s text:c="4"/><text:span text:style-name="T10">}</text:span></text:p>
      <text:p text:style-name="P11"/>
      <text:p text:style-name="P12"><text:s text:c="4"/>bigint <text:span text:style-name="T2">operator</text:span><text:span text:style-name="T16">/(</text:span><text:span text:style-name="T2">int</text:span> v<text:span text:style-name="T16">)</text:span> <text:span text:style-name="T2">const</text:span> <text:span text:style-name="T10">{</text:span></text:p>
      <text:p text:style-name="P12"><text:s text:c="8"/>bigint res <text:span text:style-name="T16">=</text:span> <text:span text:style-name="T16">*</text:span><text:span text:style-name="T2">this</text:span><text:span text:style-name="T10">;</text:span></text:p>
      <text:p text:style-name="P12"><text:s text:c="8"/>res <text:span text:style-name="T16">/=</text:span> v<text:span text:style-name="T10">;</text:span></text:p>
      <text:p text:style-name="P12"><text:s text:c="8"/><text:span text:style-name="T2">return</text:span> res<text:span text:style-name="T10">;</text:span></text:p>
      <text:p text:style-name="P12"><text:s text:c="4"/><text:span text:style-name="T10">}</text:span></text:p>
      <text:p text:style-name="P11"><text:soft-page-break/></text:p>
      <text:p text:style-name="P12"><text:s text:c="4"/><text:span text:style-name="T2">int</text:span> <text:span text:style-name="T2">operator</text:span><text:span text:style-name="T16">%(</text:span><text:span text:style-name="T2">int</text:span> v<text:span text:style-name="T16">)</text:span> <text:span text:style-name="T2">const</text:span> <text:span text:style-name="T10">{</text:span></text:p>
      <text:p text:style-name="P12"><text:s text:c="8"/><text:span text:style-name="T2">if</text:span> <text:span text:style-name="T16">(</text:span>v <text:span text:style-name="T16">&lt;</text:span> <text:span text:style-name="T27">0</text:span><text:span text:style-name="T16">)</text:span></text:p>
      <text:p text:style-name="P12"><text:s text:c="12"/>v <text:span text:style-name="T16">=</text:span> <text:span text:style-name="T16">-</text:span>v<text:span text:style-name="T10">;</text:span></text:p>
      <text:p text:style-name="P12"><text:s text:c="8"/><text:span text:style-name="T2">int</text:span> m <text:span text:style-name="T16">=</text:span> <text:span text:style-name="T27">0</text:span><text:span text:style-name="T10">;</text:span></text:p>
      <text:p text:style-name="P12"><text:s text:c="8"/><text:span text:style-name="T2">for</text:span> <text:span text:style-name="T16">(</text:span><text:span text:style-name="T2">int</text:span> i <text:span text:style-name="T16">=</text:span> a<text:span text:style-name="T16">.</text:span>size<text:span text:style-name="T16">()</text:span> <text:span text:style-name="T16">-</text:span> <text:span text:style-name="T27">1</text:span><text:span text:style-name="T10">;</text:span> i <text:span text:style-name="T16">&gt;=</text:span> <text:span text:style-name="T27">0</text:span><text:span text:style-name="T10">;</text:span> <text:span text:style-name="T16">--</text:span>i<text:span text:style-name="T16">)</text:span></text:p>
      <text:p text:style-name="P12"><text:s text:c="12"/>m <text:span text:style-name="T16">=</text:span> <text:span text:style-name="T16">(</text:span>a<text:span text:style-name="T16">[</text:span>i<text:span text:style-name="T16">]</text:span> <text:span text:style-name="T16">+</text:span> m <text:span text:style-name="T16">*</text:span> <text:span text:style-name="T16">(</text:span><text:span text:style-name="T2">long</text:span> <text:span text:style-name="T2">long</text:span><text:span text:style-name="T16">)</text:span> base<text:span text:style-name="T16">)</text:span> <text:span text:style-name="T16">%</text:span> v<text:span text:style-name="T10">;</text:span></text:p>
      <text:p text:style-name="P12"><text:s text:c="8"/><text:span text:style-name="T2">return</text:span> m <text:span text:style-name="T16">*</text:span> sign<text:span text:style-name="T10">;</text:span></text:p>
      <text:p text:style-name="P12"><text:s text:c="4"/><text:span text:style-name="T10">}</text:span></text:p>
      <text:p text:style-name="P11"/>
      <text:p text:style-name="P12"><text:s text:c="4"/><text:span text:style-name="T2">void</text:span> <text:span text:style-name="T2">operator</text:span><text:span text:style-name="T16">+=(</text:span><text:span text:style-name="T2">const</text:span> bigint <text:span text:style-name="T16">&amp;</text:span>v<text:span text:style-name="T16">)</text:span> <text:span text:style-name="T10">{</text:span></text:p>
      <text:p text:style-name="P12"><text:s text:c="8"/><text:span text:style-name="T16">*</text:span><text:span text:style-name="T2">this</text:span> <text:span text:style-name="T16">=</text:span> <text:span text:style-name="T16">*</text:span><text:span text:style-name="T2">this</text:span> <text:span text:style-name="T16">+</text:span> v<text:span text:style-name="T10">;</text:span></text:p>
      <text:p text:style-name="P12"><text:s text:c="4"/><text:span text:style-name="T10">}</text:span></text:p>
      <text:p text:style-name="P12"><text:s text:c="4"/><text:span text:style-name="T2">void</text:span> <text:span text:style-name="T2">operator</text:span><text:span text:style-name="T16">-=(</text:span><text:span text:style-name="T2">const</text:span> bigint <text:span text:style-name="T16">&amp;</text:span>v<text:span text:style-name="T16">)</text:span> <text:span text:style-name="T10">{</text:span></text:p>
      <text:p text:style-name="P12"><text:s text:c="8"/><text:span text:style-name="T16">*</text:span><text:span text:style-name="T2">this</text:span> <text:span text:style-name="T16">=</text:span> <text:span text:style-name="T16">*</text:span><text:span text:style-name="T2">this</text:span> <text:span text:style-name="T16">-</text:span> v<text:span text:style-name="T10">;</text:span></text:p>
      <text:p text:style-name="P12"><text:s text:c="4"/><text:span text:style-name="T10">}</text:span></text:p>
      <text:p text:style-name="P12"><text:s text:c="4"/><text:span text:style-name="T2">void</text:span> <text:span text:style-name="T2">operator</text:span><text:span text:style-name="T16">*=(</text:span><text:span text:style-name="T2">const</text:span> bigint <text:span text:style-name="T16">&amp;</text:span>v<text:span text:style-name="T16">)</text:span> <text:span text:style-name="T10">{</text:span></text:p>
      <text:p text:style-name="P12"><text:s text:c="8"/><text:span text:style-name="T16">*</text:span><text:span text:style-name="T2">this</text:span> <text:span text:style-name="T16">=</text:span> <text:span text:style-name="T16">*</text:span><text:span text:style-name="T2">this</text:span> <text:span text:style-name="T16">*</text:span> v<text:span text:style-name="T10">;</text:span></text:p>
      <text:p text:style-name="P12"><text:s text:c="4"/><text:span text:style-name="T10">}</text:span></text:p>
      <text:p text:style-name="P12"><text:s text:c="4"/><text:span text:style-name="T2">void</text:span> <text:span text:style-name="T2">operator</text:span><text:span text:style-name="T16">/=(</text:span><text:span text:style-name="T2">const</text:span> bigint <text:span text:style-name="T16">&amp;</text:span>v<text:span text:style-name="T16">)</text:span> <text:span text:style-name="T10">{</text:span></text:p>
      <text:p text:style-name="P12"><text:s text:c="8"/><text:span text:style-name="T16">*</text:span><text:span text:style-name="T2">this</text:span> <text:span text:style-name="T16">=</text:span> <text:span text:style-name="T16">*</text:span><text:span text:style-name="T2">this</text:span> <text:span text:style-name="T16">/</text:span> v<text:span text:style-name="T10">;</text:span></text:p>
      <text:p text:style-name="P12"><text:s text:c="4"/><text:span text:style-name="T10">}</text:span></text:p>
      <text:p text:style-name="P11"/>
      <text:p text:style-name="P12"><text:s text:c="4"/><text:span text:style-name="T2">bool</text:span> <text:span text:style-name="T2">operator</text:span><text:span text:style-name="T16">&lt;(</text:span><text:span text:style-name="T2">const</text:span> bigint <text:span text:style-name="T16">&amp;</text:span>v<text:span text:style-name="T16">)</text:span> <text:span text:style-name="T2">const</text:span> <text:span text:style-name="T10">{</text:span></text:p>
      <text:p text:style-name="P12"><text:s text:c="8"/><text:span text:style-name="T2">if</text:span> <text:span text:style-name="T16">(</text:span>sign <text:span text:style-name="T16">!=</text:span> v<text:span text:style-name="T16">.</text:span>sign<text:span text:style-name="T16">)</text:span></text:p>
      <text:p text:style-name="P12"><text:s text:c="12"/><text:span text:style-name="T2">return</text:span> sign <text:span text:style-name="T16">&lt;</text:span> v<text:span text:style-name="T16">.</text:span>sign<text:span text:style-name="T10">;</text:span></text:p>
      <text:p text:style-name="P12"><text:s text:c="8"/><text:span text:style-name="T2">if</text:span> <text:span text:style-name="T16">(</text:span>a<text:span text:style-name="T16">.</text:span>size<text:span text:style-name="T16">()</text:span> <text:span text:style-name="T16">!=</text:span> v<text:span text:style-name="T16">.</text:span>a<text:span text:style-name="T16">.</text:span>size<text:span text:style-name="T16">())</text:span></text:p>
      <text:p text:style-name="P12"><text:s text:c="12"/><text:span text:style-name="T2">return</text:span> a<text:span text:style-name="T16">.</text:span>size<text:span text:style-name="T16">()</text:span> <text:span text:style-name="T16">*</text:span> sign <text:span text:style-name="T16">&lt;</text:span> v<text:span text:style-name="T16">.</text:span>a<text:span text:style-name="T16">.</text:span>size<text:span text:style-name="T16">()</text:span> <text:span text:style-name="T16">*</text:span> v<text:span text:style-name="T16">.</text:span>sign<text:span text:style-name="T10">;</text:span></text:p>
      <text:p text:style-name="P12"><text:s text:c="8"/><text:span text:style-name="T2">for</text:span> <text:span text:style-name="T16">(</text:span><text:span text:style-name="T2">int</text:span> i <text:span text:style-name="T16">=</text:span> a<text:span text:style-name="T16">.</text:span>size<text:span text:style-name="T16">()</text:span> <text:span text:style-name="T16">-</text:span> <text:span text:style-name="T27">1</text:span><text:span text:style-name="T10">;</text:span> i <text:span text:style-name="T16">&gt;=</text:span> <text:span text:style-name="T27">0</text:span><text:span text:style-name="T10">;</text:span> i<text:span text:style-name="T16">--)</text:span></text:p>
      <text:p text:style-name="P12"><text:s text:c="12"/><text:span text:style-name="T2">if</text:span> <text:span text:style-name="T16">(</text:span>a<text:span text:style-name="T16">[</text:span>i<text:span text:style-name="T16">]</text:span> <text:span text:style-name="T16">!=</text:span> v<text:span text:style-name="T16">.</text:span>a<text:span text:style-name="T16">[</text:span>i<text:span text:style-name="T16">])</text:span></text:p>
      <text:p text:style-name="P12"><text:s text:c="16"/><text:span text:style-name="T2">return</text:span> a<text:span text:style-name="T16">[</text:span>i<text:span text:style-name="T16">]</text:span> <text:span text:style-name="T16">*</text:span> sign <text:span text:style-name="T16">&lt;</text:span> v<text:span text:style-name="T16">.</text:span>a<text:span text:style-name="T16">[</text:span>i<text:span text:style-name="T16">]</text:span> <text:span text:style-name="T16">*</text:span> sign<text:span text:style-name="T10">;</text:span></text:p>
      <text:p text:style-name="P12"><text:s text:c="8"/><text:span text:style-name="T2">return</text:span> <text:span text:style-name="T2">false</text:span><text:span text:style-name="T10">;</text:span></text:p>
      <text:p text:style-name="P12"><text:s text:c="4"/><text:span text:style-name="T10">}</text:span></text:p>
      <text:p text:style-name="P11"/>
      <text:p text:style-name="P12"><text:s text:c="4"/><text:span text:style-name="T2">bool</text:span> <text:span text:style-name="T2">operator</text:span><text:span text:style-name="T16">&gt;(</text:span><text:span text:style-name="T2">const</text:span> bigint <text:span text:style-name="T16">&amp;</text:span>v<text:span text:style-name="T16">)</text:span> <text:span text:style-name="T2">const</text:span> <text:span text:style-name="T10">{</text:span></text:p>
      <text:p text:style-name="P12"><text:s text:c="8"/><text:span text:style-name="T2">return</text:span> v <text:span text:style-name="T16">&lt;</text:span> <text:span text:style-name="T16">*</text:span><text:span text:style-name="T2">this</text:span><text:span text:style-name="T10">;</text:span></text:p>
      <text:p text:style-name="P12"><text:s text:c="4"/><text:span text:style-name="T10">}</text:span></text:p>
      <text:p text:style-name="P12"><text:s text:c="4"/><text:span text:style-name="T2">bool</text:span> <text:span text:style-name="T2">operator</text:span><text:span text:style-name="T16">&lt;=(</text:span><text:span text:style-name="T2">const</text:span> bigint <text:span text:style-name="T16">&amp;</text:span>v<text:span text:style-name="T16">)</text:span> <text:span text:style-name="T2">const</text:span> <text:span text:style-name="T10">{</text:span></text:p>
      <text:p text:style-name="P12"><text:s text:c="8"/><text:span text:style-name="T2">return</text:span> <text:span text:style-name="T16">!(</text:span>v <text:span text:style-name="T16">&lt;</text:span> <text:span text:style-name="T16">*</text:span><text:span text:style-name="T2">this</text:span><text:span text:style-name="T16">)</text:span><text:span text:style-name="T10">;</text:span></text:p>
      <text:p text:style-name="P12"><text:s text:c="4"/><text:span text:style-name="T10">}</text:span></text:p>
      <text:p text:style-name="P12"><text:s text:c="4"/><text:span text:style-name="T2">bool</text:span> <text:span text:style-name="T2">operator</text:span><text:span text:style-name="T16">&gt;=(</text:span><text:span text:style-name="T2">const</text:span> bigint <text:span text:style-name="T16">&amp;</text:span>v<text:span text:style-name="T16">)</text:span> <text:span text:style-name="T2">const</text:span> <text:span text:style-name="T10">{</text:span></text:p>
      <text:p text:style-name="P12"><text:s text:c="8"/><text:span text:style-name="T2">return</text:span> <text:span text:style-name="T16">!(*</text:span><text:span text:style-name="T2">this</text:span> <text:span text:style-name="T16">&lt;</text:span> v<text:span text:style-name="T16">)</text:span><text:span text:style-name="T10">;</text:span></text:p>
      <text:p text:style-name="P12"><text:s text:c="4"/><text:span text:style-name="T10">}</text:span></text:p>
      <text:p text:style-name="P12"><text:s text:c="4"/><text:span text:style-name="T2">bool</text:span> <text:span text:style-name="T2">operator</text:span><text:span text:style-name="T16">==(</text:span><text:span text:style-name="T2">const</text:span> bigint <text:span text:style-name="T16">&amp;</text:span>v<text:span text:style-name="T16">)</text:span> <text:span text:style-name="T2">const</text:span> <text:span text:style-name="T10">{</text:span></text:p>
      <text:p text:style-name="P12"><text:s text:c="8"/><text:span text:style-name="T2">return</text:span> <text:span text:style-name="T16">!(*</text:span><text:span text:style-name="T2">this</text:span> <text:span text:style-name="T16">&lt;</text:span> v<text:span text:style-name="T16">)</text:span> <text:span text:style-name="T16">&amp;&amp;</text:span> <text:span text:style-name="T16">!(</text:span>v <text:span text:style-name="T16">&lt;</text:span> <text:span text:style-name="T16">*</text:span><text:span text:style-name="T2">this</text:span><text:span text:style-name="T16">)</text:span><text:span text:style-name="T10">;</text:span></text:p>
      <text:p text:style-name="P12"><text:s text:c="4"/><text:span text:style-name="T10">}</text:span></text:p>
      <text:p text:style-name="P12"><text:s text:c="4"/><text:span text:style-name="T2">bool</text:span> <text:span text:style-name="T2">operator</text:span><text:span text:style-name="T16">!=(</text:span><text:span text:style-name="T2">const</text:span> bigint <text:span text:style-name="T16">&amp;</text:span>v<text:span text:style-name="T16">)</text:span> <text:span text:style-name="T2">const</text:span> <text:span text:style-name="T10">{</text:span></text:p>
      <text:p text:style-name="P12"><text:s text:c="8"/><text:span text:style-name="T2">return</text:span> <text:span text:style-name="T16">*</text:span><text:span text:style-name="T2">this</text:span> <text:span text:style-name="T16">&lt;</text:span> v <text:span text:style-name="T16">||</text:span> v <text:span text:style-name="T16">&lt;</text:span> <text:span text:style-name="T16">*</text:span><text:span text:style-name="T2">this</text:span><text:span text:style-name="T10">;</text:span></text:p>
      <text:p text:style-name="P12"><text:s text:c="4"/><text:span text:style-name="T10">}</text:span></text:p>
      <text:p text:style-name="P11"/>
      <text:p text:style-name="P12"><text:s text:c="4"/><text:span text:style-name="T2">void</text:span> trim<text:span text:style-name="T16">()</text:span> <text:span text:style-name="T10">{</text:span></text:p>
      <text:p text:style-name="P12"><text:s text:c="8"/><text:span text:style-name="T2">while</text:span> <text:span text:style-name="T16">(!</text:span>a<text:span text:style-name="T16">.</text:span>empty<text:span text:style-name="T16">()</text:span> <text:span text:style-name="T16">&amp;&amp;</text:span> <text:span text:style-name="T16">!</text:span>a<text:span text:style-name="T16">.</text:span>back<text:span text:style-name="T16">())</text:span></text:p>
      <text:p text:style-name="P12"><text:s text:c="12"/>a<text:span text:style-name="T16">.</text:span>pop_back<text:span text:style-name="T16">()</text:span><text:span text:style-name="T10">;</text:span></text:p>
      <text:p text:style-name="P12"><text:s text:c="8"/><text:span text:style-name="T2">if</text:span> <text:span text:style-name="T16">(</text:span>a<text:span text:style-name="T16">.</text:span>empty<text:span text:style-name="T16">())</text:span></text:p>
      <text:p text:style-name="P12"><text:s text:c="12"/>sign <text:span text:style-name="T16">=</text:span> <text:span text:style-name="T27">1</text:span><text:span text:style-name="T10">;</text:span></text:p>
      <text:p text:style-name="P12"><text:s text:c="4"/><text:span text:style-name="T10">}</text:span></text:p>
      <text:p text:style-name="P11"/>
      <text:p text:style-name="P12"><text:s text:c="4"/><text:span text:style-name="T2">bool</text:span> isZero<text:span text:style-name="T16">()</text:span> <text:span text:style-name="T2">const</text:span> <text:span text:style-name="T10">{</text:span></text:p>
      <text:p text:style-name="P12"><text:soft-page-break/><text:s text:c="8"/><text:span text:style-name="T2">return</text:span> a<text:span text:style-name="T16">.</text:span>empty<text:span text:style-name="T16">()</text:span> <text:span text:style-name="T16">||</text:span> <text:span text:style-name="T16">(</text:span>a<text:span text:style-name="T16">.</text:span>size<text:span text:style-name="T16">()</text:span> <text:span text:style-name="T16">==</text:span> <text:span text:style-name="T27">1</text:span> <text:span text:style-name="T16">&amp;&amp;</text:span> <text:span text:style-name="T16">!</text:span>a<text:span text:style-name="T16">[</text:span><text:span text:style-name="T27">0</text:span><text:span text:style-name="T16">])</text:span><text:span text:style-name="T10">;</text:span></text:p>
      <text:p text:style-name="P12"><text:s text:c="4"/><text:span text:style-name="T10">}</text:span></text:p>
      <text:p text:style-name="P11"/>
      <text:p text:style-name="P12"><text:s text:c="4"/>bigint <text:span text:style-name="T2">operator</text:span><text:span text:style-name="T16">-()</text:span> <text:span text:style-name="T2">const</text:span> <text:span text:style-name="T10">{</text:span></text:p>
      <text:p text:style-name="P12"><text:s text:c="8"/>bigint res <text:span text:style-name="T16">=</text:span> <text:span text:style-name="T16">*</text:span><text:span text:style-name="T2">this</text:span><text:span text:style-name="T10">;</text:span></text:p>
      <text:p text:style-name="P12"><text:s text:c="8"/>res<text:span text:style-name="T16">.</text:span>sign <text:span text:style-name="T16">=</text:span> <text:span text:style-name="T16">-</text:span>sign<text:span text:style-name="T10">;</text:span></text:p>
      <text:p text:style-name="P12"><text:s text:c="8"/><text:span text:style-name="T2">return</text:span> res<text:span text:style-name="T10">;</text:span></text:p>
      <text:p text:style-name="P12"><text:s text:c="4"/><text:span text:style-name="T10">}</text:span></text:p>
      <text:p text:style-name="P11"/>
      <text:p text:style-name="P12"><text:s text:c="4"/>bigint <text:span text:style-name="T23">abs</text:span><text:span text:style-name="T16">()</text:span> <text:span text:style-name="T2">const</text:span> <text:span text:style-name="T10">{</text:span></text:p>
      <text:p text:style-name="P12"><text:s text:c="8"/>bigint res <text:span text:style-name="T16">=</text:span> <text:span text:style-name="T16">*</text:span><text:span text:style-name="T2">this</text:span><text:span text:style-name="T10">;</text:span></text:p>
      <text:p text:style-name="P12"><text:s text:c="8"/>res<text:span text:style-name="T16">.</text:span>sign <text:span text:style-name="T16">*=</text:span> res<text:span text:style-name="T16">.</text:span>sign<text:span text:style-name="T10">;</text:span></text:p>
      <text:p text:style-name="P12"><text:s text:c="8"/><text:span text:style-name="T2">return</text:span> res<text:span text:style-name="T10">;</text:span></text:p>
      <text:p text:style-name="P12"><text:s text:c="4"/><text:span text:style-name="T10">}</text:span></text:p>
      <text:p text:style-name="P11"/>
      <text:p text:style-name="P12"><text:s text:c="4"/><text:span text:style-name="T2">long</text:span> <text:span text:style-name="T2">long</text:span> longValue<text:span text:style-name="T16">()</text:span> <text:span text:style-name="T2">const</text:span> <text:span text:style-name="T10">{</text:span></text:p>
      <text:p text:style-name="P12"><text:s text:c="8"/><text:span text:style-name="T2">long</text:span> <text:span text:style-name="T2">long</text:span> res <text:span text:style-name="T16">=</text:span> <text:span text:style-name="T27">0</text:span><text:span text:style-name="T10">;</text:span></text:p>
      <text:p text:style-name="P12"><text:s text:c="8"/><text:span text:style-name="T2">for</text:span> <text:span text:style-name="T16">(</text:span><text:span text:style-name="T2">int</text:span> i <text:span text:style-name="T16">=</text:span> a<text:span text:style-name="T16">.</text:span>size<text:span text:style-name="T16">()</text:span> <text:span text:style-name="T16">-</text:span> <text:span text:style-name="T27">1</text:span><text:span text:style-name="T10">;</text:span> i <text:span text:style-name="T16">&gt;=</text:span> <text:span text:style-name="T27">0</text:span><text:span text:style-name="T10">;</text:span> i<text:span text:style-name="T16">--)</text:span></text:p>
      <text:p text:style-name="P12"><text:s text:c="12"/>res <text:span text:style-name="T16">=</text:span> res <text:span text:style-name="T16">*</text:span> base <text:span text:style-name="T16">+</text:span> a<text:span text:style-name="T16">[</text:span>i<text:span text:style-name="T16">]</text:span><text:span text:style-name="T10">;</text:span></text:p>
      <text:p text:style-name="P12"><text:s text:c="8"/><text:span text:style-name="T2">return</text:span> res <text:span text:style-name="T16">*</text:span> sign<text:span text:style-name="T10">;</text:span></text:p>
      <text:p text:style-name="P12"><text:s text:c="4"/><text:span text:style-name="T10">}</text:span></text:p>
      <text:p text:style-name="P11"/>
      <text:p text:style-name="P12"><text:s text:c="4"/><text:span text:style-name="T2">friend</text:span> bigint gcd<text:span text:style-name="T16">(</text:span><text:span text:style-name="T2">const</text:span> bigint <text:span text:style-name="T16">&amp;</text:span>a<text:span text:style-name="T16">,</text:span> <text:span text:style-name="T2">const</text:span> bigint <text:span text:style-name="T16">&amp;</text:span>b<text:span text:style-name="T16">)</text:span> <text:span text:style-name="T10">{</text:span></text:p>
      <text:p text:style-name="P12"><text:s text:c="8"/><text:span text:style-name="T2">return</text:span> b<text:span text:style-name="T16">.</text:span>isZero<text:span text:style-name="T16">()</text:span> <text:span text:style-name="T10">?</text:span> a <text:span text:style-name="T10">:</text:span> gcd<text:span text:style-name="T16">(</text:span>b<text:span text:style-name="T16">,</text:span> a <text:span text:style-name="T16">%</text:span> b<text:span text:style-name="T16">)</text:span><text:span text:style-name="T10">;</text:span></text:p>
      <text:p text:style-name="P12"><text:s text:c="4"/><text:span text:style-name="T10">}</text:span></text:p>
      <text:p text:style-name="P12"><text:s text:c="4"/><text:span text:style-name="T2">friend</text:span> bigint lcm<text:span text:style-name="T16">(</text:span><text:span text:style-name="T2">const</text:span> bigint <text:span text:style-name="T16">&amp;</text:span>a<text:span text:style-name="T16">,</text:span> <text:span text:style-name="T2">const</text:span> bigint <text:span text:style-name="T16">&amp;</text:span>b<text:span text:style-name="T16">)</text:span> <text:span text:style-name="T10">{</text:span></text:p>
      <text:p text:style-name="P12"><text:s text:c="8"/><text:span text:style-name="T2">return</text:span> a <text:span text:style-name="T16">/</text:span> gcd<text:span text:style-name="T16">(</text:span>a<text:span text:style-name="T16">,</text:span> b<text:span text:style-name="T16">)</text:span> <text:span text:style-name="T16">*</text:span> b<text:span text:style-name="T10">;</text:span></text:p>
      <text:p text:style-name="P12"><text:s text:c="4"/><text:span text:style-name="T10">}</text:span></text:p>
      <text:p text:style-name="P11"/>
      <text:p text:style-name="P12"><text:s text:c="4"/><text:span text:style-name="T2">void</text:span> read<text:span text:style-name="T16">(</text:span><text:span text:style-name="T2">const</text:span> <text:span text:style-name="T23">string</text:span> <text:span text:style-name="T16">&amp;</text:span>s<text:span text:style-name="T16">)</text:span> <text:span text:style-name="T10">{</text:span></text:p>
      <text:p text:style-name="P12"><text:s text:c="8"/>sign <text:span text:style-name="T16">=</text:span> <text:span text:style-name="T27">1</text:span><text:span text:style-name="T10">;</text:span></text:p>
      <text:p text:style-name="P12"><text:s text:c="8"/>a<text:span text:style-name="T16">.</text:span>clear<text:span text:style-name="T16">()</text:span><text:span text:style-name="T10">;</text:span></text:p>
      <text:p text:style-name="P12"><text:s text:c="8"/><text:span text:style-name="T2">int</text:span> pos <text:span text:style-name="T16">=</text:span> <text:span text:style-name="T27">0</text:span><text:span text:style-name="T10">;</text:span></text:p>
      <text:p text:style-name="P12"><text:s text:c="8"/><text:span text:style-name="T2">while</text:span> <text:span text:style-name="T16">(</text:span>pos <text:span text:style-name="T16">&lt;</text:span> <text:span text:style-name="T16">(</text:span><text:span text:style-name="T2">int</text:span><text:span text:style-name="T16">)</text:span> s<text:span text:style-name="T16">.</text:span>size<text:span text:style-name="T16">()</text:span> <text:span text:style-name="T16">&amp;&amp;</text:span> <text:span text:style-name="T16">(</text:span>s<text:span text:style-name="T16">[</text:span>pos<text:span text:style-name="T16">]</text:span> <text:span text:style-name="T16">==</text:span> <text:span text:style-name="T32">'-'</text:span> <text:span text:style-name="T16">||</text:span> s<text:span text:style-name="T16">[</text:span>pos<text:span text:style-name="T16">]</text:span> <text:span text:style-name="T16">==</text:span> <text:span text:style-name="T32">'+'</text:span><text:span text:style-name="T16">))</text:span> <text:span text:style-name="T10">{</text:span></text:p>
      <text:p text:style-name="P12"><text:s text:c="12"/><text:span text:style-name="T2">if</text:span> <text:span text:style-name="T16">(</text:span>s<text:span text:style-name="T16">[</text:span>pos<text:span text:style-name="T16">]</text:span> <text:span text:style-name="T16">==</text:span> <text:span text:style-name="T32">'-'</text:span><text:span text:style-name="T16">)</text:span></text:p>
      <text:p text:style-name="P12"><text:s text:c="16"/>sign <text:span text:style-name="T16">=</text:span> <text:span text:style-name="T16">-</text:span>sign<text:span text:style-name="T10">;</text:span></text:p>
      <text:p text:style-name="P12"><text:s text:c="12"/><text:span text:style-name="T16">++</text:span>pos<text:span text:style-name="T10">;</text:span></text:p>
      <text:p text:style-name="P12"><text:s text:c="8"/><text:span text:style-name="T10">}</text:span></text:p>
      <text:p text:style-name="P12"><text:s text:c="8"/><text:span text:style-name="T2">for</text:span> <text:span text:style-name="T16">(</text:span><text:span text:style-name="T2">int</text:span> i <text:span text:style-name="T16">=</text:span> s<text:span text:style-name="T16">.</text:span>size<text:span text:style-name="T16">()</text:span> <text:span text:style-name="T16">-</text:span> <text:span text:style-name="T27">1</text:span><text:span text:style-name="T10">;</text:span> i <text:span text:style-name="T16">&gt;=</text:span> pos<text:span text:style-name="T10">;</text:span> i <text:span text:style-name="T16">-=</text:span> base_digits<text:span text:style-name="T16">)</text:span> <text:span text:style-name="T10">{</text:span></text:p>
      <text:p text:style-name="P12"><text:s text:c="12"/><text:span text:style-name="T2">int</text:span> x <text:span text:style-name="T16">=</text:span> <text:span text:style-name="T27">0</text:span><text:span text:style-name="T10">;</text:span></text:p>
      <text:p text:style-name="P12"><text:s text:c="12"/><text:span text:style-name="T2">for</text:span> <text:span text:style-name="T16">(</text:span><text:span text:style-name="T2">int</text:span> j <text:span text:style-name="T16">=</text:span> <text:span text:style-name="T23">max</text:span><text:span text:style-name="T16">(</text:span>pos<text:span text:style-name="T16">,</text:span> i <text:span text:style-name="T16">-</text:span> base_digits <text:span text:style-name="T16">+</text:span> <text:span text:style-name="T27">1</text:span><text:span text:style-name="T16">)</text:span><text:span text:style-name="T10">;</text:span> j <text:span text:style-name="T16">&lt;=</text:span> i<text:span text:style-name="T10">;</text:span> j<text:span text:style-name="T16">++)</text:span></text:p>
      <text:p text:style-name="P12"><text:s text:c="16"/>x <text:span text:style-name="T16">=</text:span> x <text:span text:style-name="T16">*</text:span> <text:span text:style-name="T27">10</text:span> <text:span text:style-name="T16">+</text:span> s<text:span text:style-name="T16">[</text:span>j<text:span text:style-name="T16">]</text:span> <text:span text:style-name="T16">-</text:span> <text:span text:style-name="T32">'0'</text:span><text:span text:style-name="T10">;</text:span></text:p>
      <text:p text:style-name="P12"><text:s text:c="12"/>a<text:span text:style-name="T16">.</text:span>push_back<text:span text:style-name="T16">(</text:span>x<text:span text:style-name="T16">)</text:span><text:span text:style-name="T10">;</text:span></text:p>
      <text:p text:style-name="P12"><text:s text:c="8"/><text:span text:style-name="T10">}</text:span></text:p>
      <text:p text:style-name="P12"><text:s text:c="8"/>trim<text:span text:style-name="T16">()</text:span><text:span text:style-name="T10">;</text:span></text:p>
      <text:p text:style-name="P12"><text:s text:c="4"/><text:span text:style-name="T10">}</text:span></text:p>
      <text:p text:style-name="P11"/>
      <text:p text:style-name="P12"><text:s text:c="4"/><text:span text:style-name="T2">friend</text:span> <text:span text:style-name="T23">istream</text:span><text:span text:style-name="T16">&amp;</text:span> <text:span text:style-name="T2">operator</text:span><text:span text:style-name="T16">&gt;&gt;(</text:span><text:span text:style-name="T23">istream</text:span> <text:span text:style-name="T16">&amp;</text:span>stream<text:span text:style-name="T16">,</text:span> bigint <text:span text:style-name="T16">&amp;</text:span>v<text:span text:style-name="T16">)</text:span> <text:span text:style-name="T10">{</text:span></text:p>
      <text:p text:style-name="P12"><text:s text:c="8"/><text:span text:style-name="T23">string</text:span> s<text:span text:style-name="T10">;</text:span></text:p>
      <text:p text:style-name="P12"><text:s text:c="8"/>stream <text:span text:style-name="T16">&gt;&gt;</text:span> s<text:span text:style-name="T10">;</text:span></text:p>
      <text:p text:style-name="P12"><text:s text:c="8"/>v<text:span text:style-name="T16">.</text:span>read<text:span text:style-name="T16">(</text:span>s<text:span text:style-name="T16">)</text:span><text:span text:style-name="T10">;</text:span></text:p>
      <text:p text:style-name="P12"><text:s text:c="8"/><text:span text:style-name="T2">return</text:span> stream<text:span text:style-name="T10">;</text:span></text:p>
      <text:p text:style-name="P12"><text:s text:c="4"/><text:span text:style-name="T10">}</text:span></text:p>
      <text:p text:style-name="P11"/>
      <text:p text:style-name="P12"><text:s text:c="4"/><text:span text:style-name="T2">friend</text:span> <text:span text:style-name="T23">ostream</text:span><text:span text:style-name="T16">&amp;</text:span> <text:span text:style-name="T2">operator</text:span><text:span text:style-name="T16">&lt;&lt;(</text:span><text:span text:style-name="T23">ostream</text:span> <text:span text:style-name="T16">&amp;</text:span>stream<text:span text:style-name="T16">,</text:span> <text:span text:style-name="T2">const</text:span> bigint <text:span text:style-name="T16">&amp;</text:span>v<text:span text:style-name="T16">)</text:span> <text:span text:style-name="T10">{</text:span></text:p>
      <text:p text:style-name="P12"><text:s text:c="8"/><text:span text:style-name="T2">if</text:span> <text:span text:style-name="T16">(</text:span>v<text:span text:style-name="T16">.</text:span>sign <text:span text:style-name="T16">==</text:span> <text:span text:style-name="T16">-</text:span><text:span text:style-name="T27">1</text:span><text:span text:style-name="T16">)</text:span></text:p>
      <text:p text:style-name="P12"><text:s text:c="12"/>stream <text:span text:style-name="T16">&lt;&lt;</text:span> <text:span text:style-name="T32">'-'</text:span><text:span text:style-name="T10">;</text:span></text:p>
      <text:p text:style-name="P12"><text:s text:c="8"/>stream <text:span text:style-name="T16">&lt;&lt;</text:span> <text:span text:style-name="T16">(</text:span>v<text:span text:style-name="T16">.</text:span>a<text:span text:style-name="T16">.</text:span>empty<text:span text:style-name="T16">()</text:span> <text:span text:style-name="T10">?</text:span> <text:span text:style-name="T27">0</text:span> <text:span text:style-name="T10">:</text:span> v<text:span text:style-name="T16">.</text:span>a<text:span text:style-name="T16">.</text:span>back<text:span text:style-name="T16">())</text:span><text:span text:style-name="T10">;</text:span></text:p>
      <text:p text:style-name="P12"><text:soft-page-break/><text:s text:c="8"/><text:span text:style-name="T2">for</text:span> <text:span text:style-name="T16">(</text:span><text:span text:style-name="T2">int</text:span> i <text:span text:style-name="T16">=</text:span> <text:span text:style-name="T16">(</text:span><text:span text:style-name="T2">int</text:span><text:span text:style-name="T16">)</text:span> v<text:span text:style-name="T16">.</text:span>a<text:span text:style-name="T16">.</text:span>size<text:span text:style-name="T16">()</text:span> <text:span text:style-name="T16">-</text:span> <text:span text:style-name="T27">2</text:span><text:span text:style-name="T10">;</text:span> i <text:span text:style-name="T16">&gt;=</text:span> <text:span text:style-name="T27">0</text:span><text:span text:style-name="T10">;</text:span> <text:span text:style-name="T16">--</text:span>i<text:span text:style-name="T16">)</text:span></text:p>
      <text:p text:style-name="P12"><text:s text:c="12"/>stream <text:span text:style-name="T16">&lt;&lt;</text:span> setw<text:span text:style-name="T16">(</text:span>base_digits<text:span text:style-name="T16">)</text:span> <text:span text:style-name="T16">&lt;&lt;</text:span> setfill<text:span text:style-name="T16">(</text:span><text:span text:style-name="T32">'0'</text:span><text:span text:style-name="T16">)</text:span> <text:span text:style-name="T16">&lt;&lt;</text:span> v<text:span text:style-name="T16">.</text:span>a<text:span text:style-name="T16">[</text:span>i<text:span text:style-name="T16">]</text:span><text:span text:style-name="T10">;</text:span></text:p>
      <text:p text:style-name="P12"><text:s text:c="8"/><text:span text:style-name="T2">return</text:span> stream<text:span text:style-name="T10">;</text:span></text:p>
      <text:p text:style-name="P12"><text:s text:c="4"/><text:span text:style-name="T10">}</text:span></text:p>
      <text:p text:style-name="P11"/>
      <text:p text:style-name="P12"><text:s text:c="4"/><text:span text:style-name="T2">static</text:span> <text:span text:style-name="T23">vector</text:span><text:span text:style-name="T10">&lt;</text:span><text:span text:style-name="T2">int</text:span><text:span text:style-name="T10">&gt;</text:span> convert_base<text:span text:style-name="T16">(</text:span><text:span text:style-name="T2">const</text:span> <text:span text:style-name="T23">vector</text:span><text:span text:style-name="T10">&lt;</text:span><text:span text:style-name="T2">int</text:span><text:span text:style-name="T10">&gt;</text:span> <text:span text:style-name="T16">&amp;</text:span>a<text:span text:style-name="T16">,</text:span> <text:span text:style-name="T2">int</text:span> old_digits<text:span text:style-name="T16">,</text:span> <text:span text:style-name="T2">int</text:span> new_digits<text:span text:style-name="T16">)</text:span> <text:span text:style-name="T10">{</text:span></text:p>
      <text:p text:style-name="P12"><text:s text:c="8"/><text:span text:style-name="T23">vector</text:span><text:span text:style-name="T10">&lt;</text:span><text:span text:style-name="T2">long</text:span> <text:span text:style-name="T2">long</text:span><text:span text:style-name="T10">&gt;</text:span> p<text:span text:style-name="T16">(</text:span><text:span text:style-name="T23">max</text:span><text:span text:style-name="T16">(</text:span>old_digits<text:span text:style-name="T16">,</text:span> new_digits<text:span text:style-name="T16">)</text:span> <text:span text:style-name="T16">+</text:span> <text:span text:style-name="T27">1</text:span><text:span text:style-name="T16">)</text:span><text:span text:style-name="T10">;</text:span></text:p>
      <text:p text:style-name="P12"><text:s text:c="8"/>p<text:span text:style-name="T16">[</text:span><text:span text:style-name="T27">0</text:span><text:span text:style-name="T16">]</text:span> <text:span text:style-name="T16">=</text:span> <text:span text:style-name="T27">1</text:span><text:span text:style-name="T10">;</text:span></text:p>
      <text:p text:style-name="P12"><text:s text:c="8"/><text:span text:style-name="T2">for</text:span> <text:span text:style-name="T16">(</text:span><text:span text:style-name="T2">int</text:span> i <text:span text:style-name="T16">=</text:span> <text:span text:style-name="T27">1</text:span><text:span text:style-name="T10">;</text:span> i <text:span text:style-name="T16">&lt;</text:span> <text:span text:style-name="T16">(</text:span><text:span text:style-name="T2">int</text:span><text:span text:style-name="T16">)</text:span> p<text:span text:style-name="T16">.</text:span>size<text:span text:style-name="T16">()</text:span><text:span text:style-name="T10">;</text:span> i<text:span text:style-name="T16">++)</text:span></text:p>
      <text:p text:style-name="P12"><text:s text:c="12"/>p<text:span text:style-name="T16">[</text:span>i<text:span text:style-name="T16">]</text:span> <text:span text:style-name="T16">=</text:span> p<text:span text:style-name="T16">[</text:span>i <text:span text:style-name="T16">-</text:span> <text:span text:style-name="T27">1</text:span><text:span text:style-name="T16">]</text:span> <text:span text:style-name="T16">*</text:span> <text:span text:style-name="T27">10</text:span><text:span text:style-name="T10">;</text:span></text:p>
      <text:p text:style-name="P12"><text:s text:c="8"/><text:span text:style-name="T23">vector</text:span><text:span text:style-name="T10">&lt;</text:span><text:span text:style-name="T2">int</text:span><text:span text:style-name="T10">&gt;</text:span> res<text:span text:style-name="T10">;</text:span></text:p>
      <text:p text:style-name="P12"><text:s text:c="8"/><text:span text:style-name="T2">long</text:span> <text:span text:style-name="T2">long</text:span> cur <text:span text:style-name="T16">=</text:span> <text:span text:style-name="T27">0</text:span><text:span text:style-name="T10">;</text:span></text:p>
      <text:p text:style-name="P12"><text:s text:c="8"/><text:span text:style-name="T2">int</text:span> cur_digits <text:span text:style-name="T16">=</text:span> <text:span text:style-name="T27">0</text:span><text:span text:style-name="T10">;</text:span></text:p>
      <text:p text:style-name="P12"><text:s text:c="8"/><text:span text:style-name="T2">for</text:span> <text:span text:style-name="T16">(</text:span><text:span text:style-name="T2">int</text:span> i <text:span text:style-name="T16">=</text:span> <text:span text:style-name="T27">0</text:span><text:span text:style-name="T10">;</text:span> i <text:span text:style-name="T16">&lt;</text:span> <text:span text:style-name="T16">(</text:span><text:span text:style-name="T2">int</text:span><text:span text:style-name="T16">)</text:span> a<text:span text:style-name="T16">.</text:span>size<text:span text:style-name="T16">()</text:span><text:span text:style-name="T10">;</text:span> i<text:span text:style-name="T16">++)</text:span> <text:span text:style-name="T10">{</text:span></text:p>
      <text:p text:style-name="P12"><text:s text:c="12"/>cur <text:span text:style-name="T16">+=</text:span> a<text:span text:style-name="T16">[</text:span>i<text:span text:style-name="T16">]</text:span> <text:span text:style-name="T16">*</text:span> p<text:span text:style-name="T16">[</text:span>cur_digits<text:span text:style-name="T16">]</text:span><text:span text:style-name="T10">;</text:span></text:p>
      <text:p text:style-name="P12"><text:s text:c="12"/>cur_digits <text:span text:style-name="T16">+=</text:span> old_digits<text:span text:style-name="T10">;</text:span></text:p>
      <text:p text:style-name="P12"><text:s text:c="12"/><text:span text:style-name="T2">while</text:span> <text:span text:style-name="T16">(</text:span>cur_digits <text:span text:style-name="T16">&gt;=</text:span> new_digits<text:span text:style-name="T16">)</text:span> <text:span text:style-name="T10">{</text:span></text:p>
      <text:p text:style-name="P12"><text:s text:c="16"/>res<text:span text:style-name="T16">.</text:span>push_back<text:span text:style-name="T16">(</text:span><text:span text:style-name="T2">int</text:span><text:span text:style-name="T16">(</text:span>cur <text:span text:style-name="T16">%</text:span> p<text:span text:style-name="T16">[</text:span>new_digits<text:span text:style-name="T16">]))</text:span><text:span text:style-name="T10">;</text:span></text:p>
      <text:p text:style-name="P12"><text:s text:c="16"/>cur <text:span text:style-name="T16">/=</text:span> p<text:span text:style-name="T16">[</text:span>new_digits<text:span text:style-name="T16">]</text:span><text:span text:style-name="T10">;</text:span></text:p>
      <text:p text:style-name="P12"><text:s text:c="16"/>cur_digits <text:span text:style-name="T16">-=</text:span> new_digits<text:span text:style-name="T10">;</text:span></text:p>
      <text:p text:style-name="P12"><text:s text:c="12"/><text:span text:style-name="T10">}</text:span></text:p>
      <text:p text:style-name="P12"><text:s text:c="8"/><text:span text:style-name="T10">}</text:span></text:p>
      <text:p text:style-name="P12"><text:s text:c="8"/>res<text:span text:style-name="T16">.</text:span>push_back<text:span text:style-name="T16">((</text:span><text:span text:style-name="T2">int</text:span><text:span text:style-name="T16">)</text:span> cur<text:span text:style-name="T16">)</text:span><text:span text:style-name="T10">;</text:span></text:p>
      <text:p text:style-name="P12"><text:s text:c="8"/><text:span text:style-name="T2">while</text:span> <text:span text:style-name="T16">(!</text:span>res<text:span text:style-name="T16">.</text:span>empty<text:span text:style-name="T16">()</text:span> <text:span text:style-name="T16">&amp;&amp;</text:span> <text:span text:style-name="T16">!</text:span>res<text:span text:style-name="T16">.</text:span>back<text:span text:style-name="T16">())</text:span></text:p>
      <text:p text:style-name="P12"><text:s text:c="12"/>res<text:span text:style-name="T16">.</text:span>pop_back<text:span text:style-name="T16">()</text:span><text:span text:style-name="T10">;</text:span></text:p>
      <text:p text:style-name="P12"><text:s text:c="8"/><text:span text:style-name="T2">return</text:span> res<text:span text:style-name="T10">;</text:span></text:p>
      <text:p text:style-name="P12"><text:s text:c="4"/><text:span text:style-name="T10">}</text:span></text:p>
      <text:p text:style-name="P11"/>
      <text:p text:style-name="P12"><text:s text:c="4"/><text:span text:style-name="T2">typedef</text:span> <text:span text:style-name="T23">vector</text:span><text:span text:style-name="T10">&lt;</text:span><text:span text:style-name="T2">long</text:span> <text:span text:style-name="T2">long</text:span><text:span text:style-name="T10">&gt;</text:span> vll<text:span text:style-name="T10">;</text:span></text:p>
      <text:p text:style-name="P11"/>
      <text:p text:style-name="P12"><text:s text:c="4"/><text:span text:style-name="T2">static</text:span> vll karatsubaMultiply<text:span text:style-name="T16">(</text:span><text:span text:style-name="T2">const</text:span> vll <text:span text:style-name="T16">&amp;</text:span>a<text:span text:style-name="T16">,</text:span> <text:span text:style-name="T2">const</text:span> vll <text:span text:style-name="T16">&amp;</text:span>b<text:span text:style-name="T16">)</text:span> <text:span text:style-name="T10">{</text:span></text:p>
      <text:p text:style-name="P12"><text:s text:c="8"/><text:span text:style-name="T2">int</text:span> n <text:span text:style-name="T16">=</text:span> a<text:span text:style-name="T16">.</text:span>size<text:span text:style-name="T16">()</text:span><text:span text:style-name="T10">;</text:span></text:p>
      <text:p text:style-name="P12"><text:s text:c="8"/>vll res<text:span text:style-name="T16">(</text:span>n <text:span text:style-name="T16">+</text:span> n<text:span text:style-name="T16">)</text:span><text:span text:style-name="T10">;</text:span></text:p>
      <text:p text:style-name="P12"><text:s text:c="8"/><text:span text:style-name="T2">if</text:span> <text:span text:style-name="T16">(</text:span>n <text:span text:style-name="T16">&lt;=</text:span> <text:span text:style-name="T27">32</text:span><text:span text:style-name="T16">)</text:span> <text:span text:style-name="T10">{</text:span></text:p>
      <text:p text:style-name="P12"><text:s text:c="12"/><text:span text:style-name="T2">for</text:span> <text:span text:style-name="T16">(</text:span><text:span text:style-name="T2">int</text:span> i <text:span text:style-name="T16">=</text:span> <text:span text:style-name="T27">0</text:span><text:span text:style-name="T10">;</text:span> i <text:span text:style-name="T16">&lt;</text:span> n<text:span text:style-name="T10">;</text:span> i<text:span text:style-name="T16">++)</text:span></text:p>
      <text:p text:style-name="P12"><text:s text:c="16"/><text:span text:style-name="T2">for</text:span> <text:span text:style-name="T16">(</text:span><text:span text:style-name="T2">int</text:span> j <text:span text:style-name="T16">=</text:span> <text:span text:style-name="T27">0</text:span><text:span text:style-name="T10">;</text:span> j <text:span text:style-name="T16">&lt;</text:span> n<text:span text:style-name="T10">;</text:span> j<text:span text:style-name="T16">++)</text:span></text:p>
      <text:p text:style-name="P12"><text:s text:c="20"/>res<text:span text:style-name="T16">[</text:span>i <text:span text:style-name="T16">+</text:span> j<text:span text:style-name="T16">]</text:span> <text:span text:style-name="T16">+=</text:span> a<text:span text:style-name="T16">[</text:span>i<text:span text:style-name="T16">]</text:span> <text:span text:style-name="T16">*</text:span> b<text:span text:style-name="T16">[</text:span>j<text:span text:style-name="T16">]</text:span><text:span text:style-name="T10">;</text:span></text:p>
      <text:p text:style-name="P12"><text:s text:c="12"/><text:span text:style-name="T2">return</text:span> res<text:span text:style-name="T10">;</text:span></text:p>
      <text:p text:style-name="P12"><text:s text:c="8"/><text:span text:style-name="T10">}</text:span></text:p>
      <text:p text:style-name="P11"/>
      <text:p text:style-name="P12"><text:s text:c="8"/><text:span text:style-name="T2">int</text:span> k <text:span text:style-name="T16">=</text:span> n <text:span text:style-name="T16">&gt;&gt;</text:span> <text:span text:style-name="T27">1</text:span><text:span text:style-name="T10">;</text:span></text:p>
      <text:p text:style-name="P12"><text:s text:c="8"/>vll a1<text:span text:style-name="T16">(</text:span>a<text:span text:style-name="T16">.</text:span>begin<text:span text:style-name="T16">(),</text:span> a<text:span text:style-name="T16">.</text:span>begin<text:span text:style-name="T16">()</text:span> <text:span text:style-name="T16">+</text:span> k<text:span text:style-name="T16">)</text:span><text:span text:style-name="T10">;</text:span></text:p>
      <text:p text:style-name="P12"><text:s text:c="8"/>vll a2<text:span text:style-name="T16">(</text:span>a<text:span text:style-name="T16">.</text:span>begin<text:span text:style-name="T16">()</text:span> <text:span text:style-name="T16">+</text:span> k<text:span text:style-name="T16">,</text:span> a<text:span text:style-name="T16">.</text:span>end<text:span text:style-name="T16">())</text:span><text:span text:style-name="T10">;</text:span></text:p>
      <text:p text:style-name="P12"><text:s text:c="8"/>vll b1<text:span text:style-name="T16">(</text:span>b<text:span text:style-name="T16">.</text:span>begin<text:span text:style-name="T16">(),</text:span> b<text:span text:style-name="T16">.</text:span>begin<text:span text:style-name="T16">()</text:span> <text:span text:style-name="T16">+</text:span> k<text:span text:style-name="T16">)</text:span><text:span text:style-name="T10">;</text:span></text:p>
      <text:p text:style-name="P12"><text:s text:c="8"/>vll b2<text:span text:style-name="T16">(</text:span>b<text:span text:style-name="T16">.</text:span>begin<text:span text:style-name="T16">()</text:span> <text:span text:style-name="T16">+</text:span> k<text:span text:style-name="T16">,</text:span> b<text:span text:style-name="T16">.</text:span>end<text:span text:style-name="T16">())</text:span><text:span text:style-name="T10">;</text:span></text:p>
      <text:p text:style-name="P11"/>
      <text:p text:style-name="P12"><text:s text:c="8"/>vll a1b1 <text:span text:style-name="T16">=</text:span> karatsubaMultiply<text:span text:style-name="T16">(</text:span>a1<text:span text:style-name="T16">,</text:span> b1<text:span text:style-name="T16">)</text:span><text:span text:style-name="T10">;</text:span></text:p>
      <text:p text:style-name="P12"><text:s text:c="8"/>vll a2b2 <text:span text:style-name="T16">=</text:span> karatsubaMultiply<text:span text:style-name="T16">(</text:span>a2<text:span text:style-name="T16">,</text:span> b2<text:span text:style-name="T16">)</text:span><text:span text:style-name="T10">;</text:span></text:p>
      <text:p text:style-name="P11"/>
      <text:p text:style-name="P12"><text:s text:c="8"/><text:span text:style-name="T2">for</text:span> <text:span text:style-name="T16">(</text:span><text:span text:style-name="T2">int</text:span> i <text:span text:style-name="T16">=</text:span> <text:span text:style-name="T27">0</text:span><text:span text:style-name="T10">;</text:span> i <text:span text:style-name="T16">&lt;</text:span> k<text:span text:style-name="T10">;</text:span> i<text:span text:style-name="T16">++)</text:span></text:p>
      <text:p text:style-name="P12"><text:s text:c="12"/>a2<text:span text:style-name="T16">[</text:span>i<text:span text:style-name="T16">]</text:span> <text:span text:style-name="T16">+=</text:span> a1<text:span text:style-name="T16">[</text:span>i<text:span text:style-name="T16">]</text:span><text:span text:style-name="T10">;</text:span></text:p>
      <text:p text:style-name="P12"><text:s text:c="8"/><text:span text:style-name="T2">for</text:span> <text:span text:style-name="T16">(</text:span><text:span text:style-name="T2">int</text:span> i <text:span text:style-name="T16">=</text:span> <text:span text:style-name="T27">0</text:span><text:span text:style-name="T10">;</text:span> i <text:span text:style-name="T16">&lt;</text:span> k<text:span text:style-name="T10">;</text:span> i<text:span text:style-name="T16">++)</text:span></text:p>
      <text:p text:style-name="P12"><text:s text:c="12"/>b2<text:span text:style-name="T16">[</text:span>i<text:span text:style-name="T16">]</text:span> <text:span text:style-name="T16">+=</text:span> b1<text:span text:style-name="T16">[</text:span>i<text:span text:style-name="T16">]</text:span><text:span text:style-name="T10">;</text:span></text:p>
      <text:p text:style-name="P11"/>
      <text:p text:style-name="P12"><text:s text:c="8"/>vll r <text:span text:style-name="T16">=</text:span> karatsubaMultiply<text:span text:style-name="T16">(</text:span>a2<text:span text:style-name="T16">,</text:span> b2<text:span text:style-name="T16">)</text:span><text:span text:style-name="T10">;</text:span></text:p>
      <text:p text:style-name="P12"><text:s text:c="8"/><text:span text:style-name="T2">for</text:span> <text:span text:style-name="T16">(</text:span><text:span text:style-name="T2">int</text:span> i <text:span text:style-name="T16">=</text:span> <text:span text:style-name="T27">0</text:span><text:span text:style-name="T10">;</text:span> i <text:span text:style-name="T16">&lt;</text:span> <text:span text:style-name="T16">(</text:span><text:span text:style-name="T2">int</text:span><text:span text:style-name="T16">)</text:span> a1b1<text:span text:style-name="T16">.</text:span>size<text:span text:style-name="T16">()</text:span><text:span text:style-name="T10">;</text:span> i<text:span text:style-name="T16">++)</text:span></text:p>
      <text:p text:style-name="P12"><text:s text:c="12"/>r<text:span text:style-name="T16">[</text:span>i<text:span text:style-name="T16">]</text:span> <text:span text:style-name="T16">-=</text:span> a1b1<text:span text:style-name="T16">[</text:span>i<text:span text:style-name="T16">]</text:span><text:span text:style-name="T10">;</text:span></text:p>
      <text:p text:style-name="P12"><text:soft-page-break/><text:s text:c="8"/><text:span text:style-name="T2">for</text:span> <text:span text:style-name="T16">(</text:span><text:span text:style-name="T2">int</text:span> i <text:span text:style-name="T16">=</text:span> <text:span text:style-name="T27">0</text:span><text:span text:style-name="T10">;</text:span> i <text:span text:style-name="T16">&lt;</text:span> <text:span text:style-name="T16">(</text:span><text:span text:style-name="T2">int</text:span><text:span text:style-name="T16">)</text:span> a2b2<text:span text:style-name="T16">.</text:span>size<text:span text:style-name="T16">()</text:span><text:span text:style-name="T10">;</text:span> i<text:span text:style-name="T16">++)</text:span></text:p>
      <text:p text:style-name="P12"><text:s text:c="12"/>r<text:span text:style-name="T16">[</text:span>i<text:span text:style-name="T16">]</text:span> <text:span text:style-name="T16">-=</text:span> a2b2<text:span text:style-name="T16">[</text:span>i<text:span text:style-name="T16">]</text:span><text:span text:style-name="T10">;</text:span></text:p>
      <text:p text:style-name="P11"/>
      <text:p text:style-name="P12"><text:s text:c="8"/><text:span text:style-name="T2">for</text:span> <text:span text:style-name="T16">(</text:span><text:span text:style-name="T2">int</text:span> i <text:span text:style-name="T16">=</text:span> <text:span text:style-name="T27">0</text:span><text:span text:style-name="T10">;</text:span> i <text:span text:style-name="T16">&lt;</text:span> <text:span text:style-name="T16">(</text:span><text:span text:style-name="T2">int</text:span><text:span text:style-name="T16">)</text:span> r<text:span text:style-name="T16">.</text:span>size<text:span text:style-name="T16">()</text:span><text:span text:style-name="T10">;</text:span> i<text:span text:style-name="T16">++)</text:span></text:p>
      <text:p text:style-name="P12"><text:s text:c="12"/>res<text:span text:style-name="T16">[</text:span>i <text:span text:style-name="T16">+</text:span> k<text:span text:style-name="T16">]</text:span> <text:span text:style-name="T16">+=</text:span> r<text:span text:style-name="T16">[</text:span>i<text:span text:style-name="T16">]</text:span><text:span text:style-name="T10">;</text:span></text:p>
      <text:p text:style-name="P12"><text:s text:c="8"/><text:span text:style-name="T2">for</text:span> <text:span text:style-name="T16">(</text:span><text:span text:style-name="T2">int</text:span> i <text:span text:style-name="T16">=</text:span> <text:span text:style-name="T27">0</text:span><text:span text:style-name="T10">;</text:span> i <text:span text:style-name="T16">&lt;</text:span> <text:span text:style-name="T16">(</text:span><text:span text:style-name="T2">int</text:span><text:span text:style-name="T16">)</text:span> a1b1<text:span text:style-name="T16">.</text:span>size<text:span text:style-name="T16">()</text:span><text:span text:style-name="T10">;</text:span> i<text:span text:style-name="T16">++)</text:span></text:p>
      <text:p text:style-name="P12"><text:s text:c="12"/>res<text:span text:style-name="T16">[</text:span>i<text:span text:style-name="T16">]</text:span> <text:span text:style-name="T16">+=</text:span> a1b1<text:span text:style-name="T16">[</text:span>i<text:span text:style-name="T16">]</text:span><text:span text:style-name="T10">;</text:span></text:p>
      <text:p text:style-name="P12"><text:s text:c="8"/><text:span text:style-name="T2">for</text:span> <text:span text:style-name="T16">(</text:span><text:span text:style-name="T2">int</text:span> i <text:span text:style-name="T16">=</text:span> <text:span text:style-name="T27">0</text:span><text:span text:style-name="T10">;</text:span> i <text:span text:style-name="T16">&lt;</text:span> <text:span text:style-name="T16">(</text:span><text:span text:style-name="T2">int</text:span><text:span text:style-name="T16">)</text:span> a2b2<text:span text:style-name="T16">.</text:span>size<text:span text:style-name="T16">()</text:span><text:span text:style-name="T10">;</text:span> i<text:span text:style-name="T16">++)</text:span></text:p>
      <text:p text:style-name="P12"><text:s text:c="12"/>res<text:span text:style-name="T16">[</text:span>i <text:span text:style-name="T16">+</text:span> n<text:span text:style-name="T16">]</text:span> <text:span text:style-name="T16">+=</text:span> a2b2<text:span text:style-name="T16">[</text:span>i<text:span text:style-name="T16">]</text:span><text:span text:style-name="T10">;</text:span></text:p>
      <text:p text:style-name="P12"><text:s text:c="8"/><text:span text:style-name="T2">return</text:span> res<text:span text:style-name="T10">;</text:span></text:p>
      <text:p text:style-name="P12"><text:s text:c="4"/><text:span text:style-name="T10">}</text:span></text:p>
      <text:p text:style-name="P11"/>
      <text:p text:style-name="P12"><text:s text:c="4"/>bigint <text:span text:style-name="T2">operator</text:span><text:span text:style-name="T16">*(</text:span><text:span text:style-name="T2">const</text:span> bigint <text:span text:style-name="T16">&amp;</text:span>v<text:span text:style-name="T16">)</text:span> <text:span text:style-name="T2">const</text:span> <text:span text:style-name="T10">{</text:span></text:p>
      <text:p text:style-name="P12"><text:s text:c="8"/><text:span text:style-name="T23">vector</text:span><text:span text:style-name="T10">&lt;</text:span><text:span text:style-name="T2">int</text:span><text:span text:style-name="T10">&gt;</text:span> a6 <text:span text:style-name="T16">=</text:span> convert_base<text:span text:style-name="T16">(</text:span><text:span text:style-name="T2">this</text:span><text:span text:style-name="T16">-&gt;</text:span>a<text:span text:style-name="T16">,</text:span> base_digits<text:span text:style-name="T16">,</text:span> <text:span text:style-name="T27">6</text:span><text:span text:style-name="T16">)</text:span><text:span text:style-name="T10">;</text:span></text:p>
      <text:p text:style-name="P12"><text:s text:c="8"/><text:span text:style-name="T23">vector</text:span><text:span text:style-name="T10">&lt;</text:span><text:span text:style-name="T2">int</text:span><text:span text:style-name="T10">&gt;</text:span> b6 <text:span text:style-name="T16">=</text:span> convert_base<text:span text:style-name="T16">(</text:span>v<text:span text:style-name="T16">.</text:span>a<text:span text:style-name="T16">,</text:span> base_digits<text:span text:style-name="T16">,</text:span> <text:span text:style-name="T27">6</text:span><text:span text:style-name="T16">)</text:span><text:span text:style-name="T10">;</text:span></text:p>
      <text:p text:style-name="P12"><text:s text:c="8"/>vll a<text:span text:style-name="T16">(</text:span>a6<text:span text:style-name="T16">.</text:span>begin<text:span text:style-name="T16">(),</text:span> a6<text:span text:style-name="T16">.</text:span>end<text:span text:style-name="T16">())</text:span><text:span text:style-name="T10">;</text:span></text:p>
      <text:p text:style-name="P12"><text:s text:c="8"/>vll b<text:span text:style-name="T16">(</text:span>b6<text:span text:style-name="T16">.</text:span>begin<text:span text:style-name="T16">(),</text:span> b6<text:span text:style-name="T16">.</text:span>end<text:span text:style-name="T16">())</text:span><text:span text:style-name="T10">;</text:span></text:p>
      <text:p text:style-name="P12"><text:s text:c="8"/><text:span text:style-name="T2">while</text:span> <text:span text:style-name="T16">(</text:span>a<text:span text:style-name="T16">.</text:span>size<text:span text:style-name="T16">()</text:span> <text:span text:style-name="T16">&lt;</text:span> b<text:span text:style-name="T16">.</text:span>size<text:span text:style-name="T16">())</text:span></text:p>
      <text:p text:style-name="P12"><text:s text:c="12"/>a<text:span text:style-name="T16">.</text:span>push_back<text:span text:style-name="T16">(</text:span><text:span text:style-name="T27">0</text:span><text:span text:style-name="T16">)</text:span><text:span text:style-name="T10">;</text:span></text:p>
      <text:p text:style-name="P12"><text:s text:c="8"/><text:span text:style-name="T2">while</text:span> <text:span text:style-name="T16">(</text:span>b<text:span text:style-name="T16">.</text:span>size<text:span text:style-name="T16">()</text:span> <text:span text:style-name="T16">&lt;</text:span> a<text:span text:style-name="T16">.</text:span>size<text:span text:style-name="T16">())</text:span></text:p>
      <text:p text:style-name="P12"><text:s text:c="12"/>b<text:span text:style-name="T16">.</text:span>push_back<text:span text:style-name="T16">(</text:span><text:span text:style-name="T27">0</text:span><text:span text:style-name="T16">)</text:span><text:span text:style-name="T10">;</text:span></text:p>
      <text:p text:style-name="P12"><text:s text:c="8"/><text:span text:style-name="T2">while</text:span> <text:span text:style-name="T16">(</text:span>a<text:span text:style-name="T16">.</text:span>size<text:span text:style-name="T16">()</text:span> <text:span text:style-name="T16">&amp;</text:span> <text:span text:style-name="T16">(</text:span>a<text:span text:style-name="T16">.</text:span>size<text:span text:style-name="T16">()</text:span> <text:span text:style-name="T16">-</text:span> <text:span text:style-name="T27">1</text:span><text:span text:style-name="T16">))</text:span></text:p>
      <text:p text:style-name="P12"><text:s text:c="12"/>a<text:span text:style-name="T16">.</text:span>push_back<text:span text:style-name="T16">(</text:span><text:span text:style-name="T27">0</text:span><text:span text:style-name="T16">),</text:span> b<text:span text:style-name="T16">.</text:span>push_back<text:span text:style-name="T16">(</text:span><text:span text:style-name="T27">0</text:span><text:span text:style-name="T16">)</text:span><text:span text:style-name="T10">;</text:span></text:p>
      <text:p text:style-name="P12"><text:s text:c="8"/>vll c <text:span text:style-name="T16">=</text:span> karatsubaMultiply<text:span text:style-name="T16">(</text:span>a<text:span text:style-name="T16">,</text:span> b<text:span text:style-name="T16">)</text:span><text:span text:style-name="T10">;</text:span></text:p>
      <text:p text:style-name="P12"><text:s text:c="8"/>bigint res<text:span text:style-name="T10">;</text:span></text:p>
      <text:p text:style-name="P12"><text:s text:c="8"/>res<text:span text:style-name="T16">.</text:span>sign <text:span text:style-name="T16">=</text:span> sign <text:span text:style-name="T16">*</text:span> v<text:span text:style-name="T16">.</text:span>sign<text:span text:style-name="T10">;</text:span></text:p>
      <text:p text:style-name="P12"><text:s text:c="8"/><text:span text:style-name="T2">for</text:span> <text:span text:style-name="T16">(</text:span><text:span text:style-name="T2">int</text:span> i <text:span text:style-name="T16">=</text:span> <text:span text:style-name="T27">0</text:span><text:span text:style-name="T16">,</text:span> carry <text:span text:style-name="T16">=</text:span> <text:span text:style-name="T27">0</text:span><text:span text:style-name="T10">;</text:span> i <text:span text:style-name="T16">&lt;</text:span> <text:span text:style-name="T16">(</text:span><text:span text:style-name="T2">int</text:span><text:span text:style-name="T16">)</text:span> c<text:span text:style-name="T16">.</text:span>size<text:span text:style-name="T16">()</text:span><text:span text:style-name="T10">;</text:span> i<text:span text:style-name="T16">++)</text:span> <text:span text:style-name="T10">{</text:span></text:p>
      <text:p text:style-name="P12"><text:s text:c="12"/><text:span text:style-name="T2">long</text:span> <text:span text:style-name="T2">long</text:span> cur <text:span text:style-name="T16">=</text:span> c<text:span text:style-name="T16">[</text:span>i<text:span text:style-name="T16">]</text:span> <text:span text:style-name="T16">+</text:span> carry<text:span text:style-name="T10">;</text:span></text:p>
      <text:p text:style-name="P12"><text:s text:c="12"/>res<text:span text:style-name="T16">.</text:span>a<text:span text:style-name="T16">.</text:span>push_back<text:span text:style-name="T16">((</text:span><text:span text:style-name="T2">int</text:span><text:span text:style-name="T16">)</text:span> <text:span text:style-name="T16">(</text:span>cur <text:span text:style-name="T16">%</text:span> <text:span text:style-name="T27">1000000</text:span><text:span text:style-name="T16">))</text:span><text:span text:style-name="T10">;</text:span></text:p>
      <text:p text:style-name="P12"><text:s text:c="12"/>carry <text:span text:style-name="T16">=</text:span> <text:span text:style-name="T16">(</text:span><text:span text:style-name="T2">int</text:span><text:span text:style-name="T16">)</text:span> <text:span text:style-name="T16">(</text:span>cur <text:span text:style-name="T16">/</text:span> <text:span text:style-name="T27">1000000</text:span><text:span text:style-name="T16">)</text:span><text:span text:style-name="T10">;</text:span></text:p>
      <text:p text:style-name="P12"><text:s text:c="8"/><text:span text:style-name="T10">}</text:span></text:p>
      <text:p text:style-name="P12"><text:s text:c="8"/>res<text:span text:style-name="T16">.</text:span>a <text:span text:style-name="T16">=</text:span> convert_base<text:span text:style-name="T16">(</text:span>res<text:span text:style-name="T16">.</text:span>a<text:span text:style-name="T16">,</text:span> <text:span text:style-name="T27">6</text:span><text:span text:style-name="T16">,</text:span> base_digits<text:span text:style-name="T16">)</text:span><text:span text:style-name="T10">;</text:span></text:p>
      <text:p text:style-name="P12"><text:s text:c="8"/>res<text:span text:style-name="T16">.</text:span>trim<text:span text:style-name="T16">()</text:span><text:span text:style-name="T10">;</text:span></text:p>
      <text:p text:style-name="P12"><text:s text:c="8"/><text:span text:style-name="T2">return</text:span> res<text:span text:style-name="T10">;</text:span></text:p>
      <text:p text:style-name="P12"><text:s text:c="4"/><text:span text:style-name="T10">}</text:span></text:p>
      <text:p text:style-name="P9">};</text:p>
      <text:h text:style-name="P40" text:outline-level="1">BFS</text:h>
      <text:p text:style-name="P7"><text:span text:style-name="T26">vector</text:span><text:span text:style-name="T14">&lt;</text:span><text:span text:style-name="T26">vector</text:span><text:span text:style-name="T14">&lt;</text:span><text:span text:style-name="T45">Edge</text:span><text:span text:style-name="T14">&gt;</text:span><text:span text:style-name="T45"> </text:span><text:span text:style-name="T14">&gt;</text:span><text:span text:style-name="T45"> adj</text:span><text:span text:style-name="T21">(</text:span><text:span text:style-name="T45">N_MAX</text:span><text:span text:style-name="T21">)</text:span><text:span text:style-name="T14">;</text:span></text:p>
      <text:p text:style-name="P12"><text:span text:style-name="T23">vector</text:span><text:span text:style-name="T10">&lt;</text:span><text:span text:style-name="T2">int</text:span><text:span text:style-name="T10">&gt;</text:span> parent<text:span text:style-name="T16">(</text:span>N_MAX<text:span text:style-name="T16">,</text:span> <text:span text:style-name="T16">-</text:span><text:span text:style-name="T27">1</text:span><text:span text:style-name="T16">)</text:span><text:span text:style-name="T10">;</text:span></text:p>
      <text:p text:style-name="P12"><text:span text:style-name="T23">vector</text:span><text:span text:style-name="T10">&lt;</text:span><text:span text:style-name="T2">int</text:span><text:span text:style-name="T10">&gt;</text:span> distances<text:span text:style-name="T16">(</text:span>N_MAX<text:span text:style-name="T16">)</text:span><text:span text:style-name="T10">;</text:span></text:p>
      <text:p text:style-name="P12"><text:span text:style-name="T23">vector</text:span><text:span text:style-name="T10">&lt;</text:span><text:span text:style-name="T2">bool</text:span><text:span text:style-name="T10">&gt;</text:span> visited<text:span text:style-name="T16">(</text:span>N_MAX<text:span text:style-name="T16">,</text:span> <text:span text:style-name="T2">false</text:span><text:span text:style-name="T16">)</text:span><text:span text:style-name="T10">;</text:span></text:p>
      <text:p text:style-name="P11"/>
      <text:p text:style-name="P12"><text:span text:style-name="T2">void</text:span> bfs<text:span text:style-name="T16">(</text:span><text:span text:style-name="T2">int</text:span> root<text:span text:style-name="T16">,</text:span> <text:span text:style-name="T2">int</text:span> target<text:span text:style-name="T16">)</text:span> <text:span text:style-name="T10">{</text:span><text:span text:style-name="T34">//Distance:distances[target], Path:Volg parent[target] tot -1</text:span></text:p>
      <text:p text:style-name="P12"><text:s text:c="4"/><text:span text:style-name="T23">fill</text:span><text:span text:style-name="T16">(</text:span>distances<text:span text:style-name="T16">.</text:span>begin<text:span text:style-name="T16">(),</text:span> distances<text:span text:style-name="T16">.</text:span>end<text:span text:style-name="T16">(),</text:span> INT_MAX<text:span text:style-name="T16">/</text:span><text:span text:style-name="T27">2</text:span><text:span text:style-name="T16">)</text:span><text:span text:style-name="T10">;</text:span><text:span text:style-name="T34">//Init</text:span></text:p>
      <text:p text:style-name="P12"><text:s text:c="4"/><text:span text:style-name="T23">fill</text:span><text:span text:style-name="T16">(</text:span>visited<text:span text:style-name="T16">.</text:span>begin<text:span text:style-name="T16">(),</text:span> visited<text:span text:style-name="T16">.</text:span>end<text:span text:style-name="T16">(),</text:span> <text:span text:style-name="T2">false</text:span><text:span text:style-name="T16">)</text:span><text:span text:style-name="T10">;</text:span></text:p>
      <text:p text:style-name="P12"><text:s text:c="4"/>distances<text:span text:style-name="T16">[</text:span>root<text:span text:style-name="T16">]=</text:span><text:span text:style-name="T27">0</text:span><text:span text:style-name="T10">;</text:span></text:p>
      <text:p text:style-name="P12"><text:s text:c="4"/>parent<text:span text:style-name="T16">[</text:span>root<text:span text:style-name="T16">]=-</text:span><text:span text:style-name="T27">1</text:span><text:span text:style-name="T10">;</text:span></text:p>
      <text:p text:style-name="P12"><text:s text:c="4"/>visited<text:span text:style-name="T16">[</text:span>root<text:span text:style-name="T16">]=</text:span><text:span text:style-name="T2">true</text:span><text:span text:style-name="T10">;</text:span></text:p>
      <text:p text:style-name="P11"/>
      <text:p text:style-name="P12"><text:s text:c="4"/><text:span text:style-name="T23">queue</text:span><text:span text:style-name="T10">&lt;</text:span><text:span text:style-name="T2">int</text:span><text:span text:style-name="T10">&gt;</text:span> q<text:span text:style-name="T10">;</text:span><text:span text:style-name="T34">//DFS: stack&lt;int&gt; q;</text:span></text:p>
      <text:p text:style-name="P12"><text:s text:c="4"/>q<text:span text:style-name="T16">.</text:span>push<text:span text:style-name="T16">(</text:span>root<text:span text:style-name="T16">)</text:span><text:span text:style-name="T10">;</text:span></text:p>
      <text:p text:style-name="P12"><text:s text:c="4"/><text:span text:style-name="T2">while</text:span><text:span text:style-name="T16">(!</text:span>q<text:span text:style-name="T16">.</text:span>empty<text:span text:style-name="T16">())</text:span> <text:span text:style-name="T10">{</text:span></text:p>
      <text:p text:style-name="P12"><text:s text:c="8"/><text:span text:style-name="T2">int</text:span> curr<text:span text:style-name="T16">=</text:span>q<text:span text:style-name="T16">.</text:span>front<text:span text:style-name="T16">()</text:span><text:span text:style-name="T10">;</text:span><text:span text:style-name="T34">//DFS: int curr=q.top();</text:span></text:p>
      <text:p text:style-name="P12"><text:soft-page-break/><text:s text:c="8"/>q<text:span text:style-name="T16">.</text:span>pop<text:span text:style-name="T16">()</text:span><text:span text:style-name="T10">;</text:span></text:p>
      <text:p text:style-name="P12"><text:s text:c="8"/><text:span text:style-name="T2">int</text:span> depth<text:span text:style-name="T16">=</text:span>distances<text:span text:style-name="T16">[</text:span>curr<text:span text:style-name="T16">]</text:span><text:span text:style-name="T10">;</text:span></text:p>
      <text:p text:style-name="P12"><text:s text:c="8"/><text:span text:style-name="T2">for</text:span><text:span text:style-name="T16">(</text:span><text:span text:style-name="T2">int</text:span> i<text:span text:style-name="T16">=</text:span><text:span text:style-name="T27">0</text:span><text:span text:style-name="T10">;</text:span> i<text:span text:style-name="T16">&lt;</text:span>adj<text:span text:style-name="T16">[</text:span>curr<text:span text:style-name="T16">].</text:span>size<text:span text:style-name="T16">()</text:span><text:span text:style-name="T10">;</text:span> i<text:span text:style-name="T16">++)</text:span> <text:span text:style-name="T10">{</text:span></text:p>
      <text:p text:style-name="P12"><text:s text:c="12"/><text:span text:style-name="T2">int</text:span> neigh<text:span text:style-name="T16">=</text:span>adj<text:span text:style-name="T16">[</text:span>curr<text:span text:style-name="T16">][</text:span>i<text:span text:style-name="T16">].</text:span>to<text:span text:style-name="T10">;</text:span></text:p>
      <text:p text:style-name="P12"><text:s text:c="12"/><text:span text:style-name="T2">if</text:span><text:span text:style-name="T16">(!</text:span>visited<text:span text:style-name="T16">[</text:span>neigh<text:span text:style-name="T16">])</text:span> <text:span text:style-name="T10">{</text:span></text:p>
      <text:p text:style-name="P12"><text:s text:c="16"/>visited<text:span text:style-name="T16">[</text:span>neigh<text:span text:style-name="T16">]=</text:span><text:span text:style-name="T2">true</text:span><text:span text:style-name="T10">;</text:span></text:p>
      <text:p text:style-name="P12"><text:s text:c="16"/>parent<text:span text:style-name="T16">[</text:span>neigh<text:span text:style-name="T16">]=</text:span>curr<text:span text:style-name="T10">;</text:span></text:p>
      <text:p text:style-name="P12"><text:s text:c="16"/>distances<text:span text:style-name="T16">[</text:span>neigh<text:span text:style-name="T16">]=</text:span>depth<text:span text:style-name="T16">+</text:span><text:span text:style-name="T27">1</text:span><text:span text:style-name="T10">;</text:span></text:p>
      <text:p text:style-name="P12"><text:s text:c="16"/><text:span text:style-name="T2">if</text:span><text:span text:style-name="T16">(</text:span>neigh <text:span text:style-name="T16">==</text:span> target<text:span text:style-name="T16">)</text:span> <text:s text:c="3"/><text:span text:style-name="T2">return</text:span><text:span text:style-name="T10">;</text:span></text:p>
      <text:p text:style-name="P12"><text:s text:c="16"/>q<text:span text:style-name="T16">.</text:span>push<text:span text:style-name="T16">(</text:span>neigh<text:span text:style-name="T16">)</text:span><text:span text:style-name="T10">;</text:span></text:p>
      <text:p text:style-name="P12"><text:s text:c="12"/><text:span text:style-name="T10">}</text:span></text:p>
      <text:p text:style-name="P12"><text:s text:c="8"/><text:span text:style-name="T10">}</text:span></text:p>
      <text:p text:style-name="P12"><text:s text:c="4"/><text:span text:style-name="T10">}</text:span></text:p>
      <text:p text:style-name="P9">}</text:p>
      <text:h text:style-name="P40" text:outline-level="1">Bellman Ford</text:h>
      <text:p text:style-name="P19">// GAAT ER VANUIT DAT JE EEN CONNECTED GRAPH HEBT</text:p>
      <text:p text:style-name="P13">// anders toepassingen op elke component</text:p>
      <text:p text:style-name="P11"/>
      <text:p text:style-name="P12"><text:span text:style-name="T2">typedef</text:span> <text:span text:style-name="T23">pair</text:span><text:span text:style-name="T10">&lt;</text:span><text:span text:style-name="T2">int</text:span><text:span text:style-name="T16">,</text:span> <text:span text:style-name="T2">int</text:span><text:span text:style-name="T10">&gt;</text:span> pii<text:span text:style-name="T10">;</text:span></text:p>
      <text:p text:style-name="P11"/>
      <text:p text:style-name="P12"><text:span text:style-name="T2">struct</text:span> Edge</text:p>
      <text:p text:style-name="P14">{</text:p>
      <text:p text:style-name="P12"><text:s text:c="2"/>Edge<text:span text:style-name="T16">(</text:span><text:span text:style-name="T2">int</text:span> _from<text:span text:style-name="T16">,</text:span> <text:span text:style-name="T2">int</text:span> _to<text:span text:style-name="T16">,</text:span> <text:span text:style-name="T2">int</text:span> _w<text:span text:style-name="T16">)</text:span></text:p>
      <text:p text:style-name="P12"><text:s text:c="2"/><text:span text:style-name="T10">{</text:span></text:p>
      <text:p text:style-name="P12"><text:s text:c="4"/>from <text:span text:style-name="T16">=</text:span> _from<text:span text:style-name="T10">;</text:span></text:p>
      <text:p text:style-name="P12"><text:s text:c="4"/>to <text:span text:style-name="T16">=</text:span> _to<text:span text:style-name="T10">;</text:span></text:p>
      <text:p text:style-name="P12"><text:s text:c="4"/>w <text:span text:style-name="T16">=</text:span> _w<text:span text:style-name="T10">;</text:span></text:p>
      <text:p text:style-name="P12"><text:s text:c="2"/><text:span text:style-name="T10">}</text:span></text:p>
      <text:p text:style-name="P11"/>
      <text:p text:style-name="P12"><text:s text:c="2"/><text:span text:style-name="T2">bool</text:span> <text:span text:style-name="T2">operator</text:span> <text:span text:style-name="T16">&lt;(</text:span><text:span text:style-name="T2">const</text:span> Edge<text:span text:style-name="T16">&amp;</text:span> b<text:span text:style-name="T16">)</text:span> <text:span text:style-name="T2">const</text:span></text:p>
      <text:p text:style-name="P12"><text:s text:c="2"/><text:span text:style-name="T10">{</text:span></text:p>
      <text:p text:style-name="P12"><text:s text:c="4"/><text:span text:style-name="T2">return</text:span> w <text:span text:style-name="T16">&lt;</text:span> b<text:span text:style-name="T16">.</text:span>w<text:span text:style-name="T10">;</text:span></text:p>
      <text:p text:style-name="P12"><text:s text:c="2"/><text:span text:style-name="T10">}</text:span></text:p>
      <text:p text:style-name="P11"/>
      <text:p text:style-name="P12"><text:s text:c="2"/><text:span text:style-name="T2">bool</text:span> <text:span text:style-name="T2">operator</text:span> <text:span text:style-name="T16">&gt;(</text:span><text:span text:style-name="T2">const</text:span> Edge<text:span text:style-name="T16">&amp;</text:span> b<text:span text:style-name="T16">)</text:span> <text:span text:style-name="T2">const</text:span></text:p>
      <text:p text:style-name="P12"><text:s text:c="2"/><text:span text:style-name="T10">{</text:span></text:p>
      <text:p text:style-name="P12"><text:s text:c="4"/><text:span text:style-name="T2">return</text:span> b<text:span text:style-name="T16">.</text:span>w <text:span text:style-name="T16">&lt;</text:span> w<text:span text:style-name="T10">;</text:span></text:p>
      <text:p text:style-name="P12"><text:s text:c="2"/><text:span text:style-name="T10">}</text:span></text:p>
      <text:p text:style-name="P11"/>
      <text:p text:style-name="P12"><text:s text:c="2"/><text:span text:style-name="T2">int</text:span> from<text:span text:style-name="T10">;</text:span></text:p>
      <text:p text:style-name="P12"><text:s text:c="2"/><text:span text:style-name="T2">int</text:span> to<text:span text:style-name="T10">;</text:span></text:p>
      <text:p text:style-name="P12"><text:s text:c="2"/><text:span text:style-name="T2">int</text:span> w<text:span text:style-name="T10">;</text:span></text:p>
      <text:p text:style-name="P14">};</text:p>
      <text:p text:style-name="P11"/>
      <text:p text:style-name="P12"><text:span text:style-name="T23">vector</text:span><text:span text:style-name="T10">&lt;</text:span>Edge<text:span text:style-name="T10">&gt;</text:span> edges<text:span text:style-name="T10">;</text:span></text:p>
      <text:p text:style-name="P12"><text:span text:style-name="T23">vector</text:span><text:span text:style-name="T10">&lt;</text:span><text:span text:style-name="T2">int</text:span><text:span text:style-name="T10">&gt;</text:span> distances<text:span text:style-name="T16">(</text:span>N_MAX<text:span text:style-name="T16">)</text:span><text:span text:style-name="T10">;</text:span></text:p>
      <text:p text:style-name="P11"/>
      <text:p text:style-name="P12"><text:span text:style-name="T2">void</text:span> bellman_ford<text:span text:style-name="T16">()</text:span></text:p>
      <text:p text:style-name="P14">{</text:p>
      <text:p text:style-name="P12"><text:s text:c="2"/><text:span text:style-name="T23">fill</text:span><text:span text:style-name="T16">(</text:span>distances<text:span text:style-name="T16">.</text:span>begin<text:span text:style-name="T16">(),</text:span> distances<text:span text:style-name="T16">.</text:span>end<text:span text:style-name="T16">(),</text:span> <text:span text:style-name="T27">10000</text:span><text:span text:style-name="T16">)</text:span><text:span text:style-name="T10">;</text:span></text:p>
      <text:p text:style-name="P12"><text:s text:c="2"/>distances<text:span text:style-name="T16">[</text:span><text:span text:style-name="T27">0</text:span><text:span text:style-name="T16">]</text:span> <text:span text:style-name="T16">=</text:span> <text:span text:style-name="T27">0</text:span><text:span text:style-name="T10">;</text:span></text:p>
      <text:p text:style-name="P11"/>
      <text:p text:style-name="P12"><text:s text:c="2"/><text:span text:style-name="T2">for</text:span><text:span text:style-name="T16">(</text:span><text:span text:style-name="T2">int</text:span> i <text:span text:style-name="T16">=</text:span> <text:span text:style-name="T27">0</text:span><text:span text:style-name="T10">;</text:span> i <text:span text:style-name="T16">&lt;</text:span> N_MAX <text:span text:style-name="T16">-</text:span> <text:span text:style-name="T27">1</text:span><text:span text:style-name="T10">;</text:span> <text:span text:style-name="T16">++</text:span>i<text:span text:style-name="T16">)</text:span></text:p>
      <text:p text:style-name="P12"><text:s text:c="4"/><text:span text:style-name="T2">for</text:span><text:span text:style-name="T16">(</text:span><text:span text:style-name="T2">int</text:span> i <text:span text:style-name="T16">=</text:span> <text:span text:style-name="T27">0</text:span><text:span text:style-name="T10">;</text:span> i <text:span text:style-name="T16">&lt;</text:span> edges<text:span text:style-name="T16">.</text:span>size<text:span text:style-name="T16">()</text:span><text:span text:style-name="T10">;</text:span> <text:span text:style-name="T16">++</text:span>i<text:span text:style-name="T16">)</text:span></text:p>
      <text:p text:style-name="P12"><text:soft-page-break/><text:s text:c="4"/><text:span text:style-name="T10">{</text:span></text:p>
      <text:p text:style-name="P12"><text:s text:c="6"/><text:span text:style-name="T2">if</text:span><text:span text:style-name="T16">(</text:span>distances<text:span text:style-name="T16">[</text:span>edges<text:span text:style-name="T16">[</text:span>i<text:span text:style-name="T16">].</text:span>to<text:span text:style-name="T16">]</text:span> <text:span text:style-name="T16">&gt;</text:span> distances<text:span text:style-name="T16">[</text:span>edges<text:span text:style-name="T16">[</text:span>i<text:span text:style-name="T16">].</text:span>from<text:span text:style-name="T16">]</text:span> <text:span text:style-name="T16">+</text:span> edges<text:span text:style-name="T16">[</text:span>i<text:span text:style-name="T16">].</text:span>w<text:span text:style-name="T16">)</text:span></text:p>
      <text:p text:style-name="P12"><text:s text:c="8"/>distances<text:span text:style-name="T16">[</text:span>edges<text:span text:style-name="T16">[</text:span>i<text:span text:style-name="T16">].</text:span>to<text:span text:style-name="T16">]</text:span> <text:span text:style-name="T16">=</text:span> distances<text:span text:style-name="T16">[</text:span>edges<text:span text:style-name="T16">[</text:span>i<text:span text:style-name="T16">].</text:span>from<text:span text:style-name="T16">]</text:span> <text:span text:style-name="T16">+</text:span> edges<text:span text:style-name="T16">[</text:span>i<text:span text:style-name="T16">].</text:span>w<text:span text:style-name="T10">;</text:span></text:p>
      <text:p text:style-name="P11"/>
      <text:p text:style-name="P12"><text:s text:c="6"/><text:span text:style-name="T2">if</text:span><text:span text:style-name="T16">(</text:span>distances<text:span text:style-name="T16">[</text:span>edges<text:span text:style-name="T16">[</text:span>i<text:span text:style-name="T16">].</text:span>from<text:span text:style-name="T16">]</text:span> <text:span text:style-name="T16">&gt;</text:span> distances<text:span text:style-name="T16">[</text:span>edges<text:span text:style-name="T16">[</text:span>i<text:span text:style-name="T16">].</text:span>to<text:span text:style-name="T16">]</text:span> <text:span text:style-name="T16">+</text:span> edges<text:span text:style-name="T16">[</text:span>i<text:span text:style-name="T16">].</text:span>w<text:span text:style-name="T16">)</text:span></text:p>
      <text:p text:style-name="P12"><text:s text:c="8"/>distances<text:span text:style-name="T16">[</text:span>edges<text:span text:style-name="T16">[</text:span>i<text:span text:style-name="T16">].</text:span>from<text:span text:style-name="T16">]</text:span> <text:span text:style-name="T16">=</text:span> distances<text:span text:style-name="T16">[</text:span>edges<text:span text:style-name="T16">[</text:span>i<text:span text:style-name="T16">].</text:span>to<text:span text:style-name="T16">]</text:span> <text:span text:style-name="T16">+</text:span> edges<text:span text:style-name="T16">[</text:span>i<text:span text:style-name="T16">].</text:span>w<text:span text:style-name="T10">;</text:span></text:p>
      <text:p text:style-name="P12"><text:s text:c="4"/><text:span text:style-name="T10">}</text:span></text:p>
      <text:p text:style-name="P11"/>
      <text:p text:style-name="P12"><text:s text:c="2"/><text:span text:style-name="T34">// OUTPUT</text:span></text:p>
      <text:p text:style-name="P12"><text:s text:c="2"/><text:span text:style-name="T2">for</text:span><text:span text:style-name="T16">(</text:span><text:span text:style-name="T2">int</text:span> i <text:span text:style-name="T16">=</text:span> <text:span text:style-name="T27">0</text:span><text:span text:style-name="T10">;</text:span> i <text:span text:style-name="T16">&lt;</text:span> N_MAX<text:span text:style-name="T10">;</text:span> <text:span text:style-name="T16">++</text:span>i<text:span text:style-name="T16">)</text:span></text:p>
      <text:p text:style-name="P12"><text:s text:c="4"/><text:span text:style-name="T23">cout</text:span> <text:span text:style-name="T16">&lt;&lt;</text:span> <text:span text:style-name="T1">"</text:span><text:span text:style-name="T32">Distance to </text:span><text:span text:style-name="T1">"</text:span> <text:span text:style-name="T16">&lt;&lt;</text:span> i <text:span text:style-name="T16">&lt;&lt;</text:span> <text:span text:style-name="T1">"</text:span><text:span text:style-name="T32"> is </text:span><text:span text:style-name="T1">"</text:span> <text:span text:style-name="T16">&lt;&lt;</text:span> distances<text:span text:style-name="T16">[</text:span>i<text:span text:style-name="T16">]</text:span> <text:span text:style-name="T16">&lt;&lt;</text:span> endl<text:span text:style-name="T10">;</text:span></text:p>
      <text:p text:style-name="P9">}</text:p>
      <text:h text:style-name="P40" text:outline-level="1">Max Flow</text:h>
      <text:p text:style-name="P7"><text:span text:style-name="T7">struct</text:span><text:span text:style-name="T45"> Edge</text:span></text:p>
      <text:p text:style-name="P14">{</text:p>
      <text:p text:style-name="P12"><text:s text:c="2"/>Edge<text:span text:style-name="T16">(</text:span><text:span text:style-name="T2">int</text:span> _a<text:span text:style-name="T16">,</text:span> <text:span text:style-name="T2">int</text:span> _b<text:span text:style-name="T16">,</text:span> <text:span text:style-name="T2">int</text:span> _c<text:span text:style-name="T16">,</text:span> <text:span text:style-name="T2">int</text:span> _f<text:span text:style-name="T16">)</text:span> <text:span text:style-name="T10">{</text:span> </text:p>
      <text:p text:style-name="P12"><text:s text:c="4"/>a <text:span text:style-name="T16">=</text:span> _a<text:span text:style-name="T10">;</text:span> b <text:span text:style-name="T16">=</text:span> _b<text:span text:style-name="T10">;</text:span> c <text:span text:style-name="T16">=</text:span> _c<text:span text:style-name="T10">;</text:span> f <text:span text:style-name="T16">=</text:span> _f<text:span text:style-name="T10">;</text:span> </text:p>
      <text:p text:style-name="P12"><text:s text:c="2"/><text:span text:style-name="T10">}</text:span></text:p>
      <text:p text:style-name="P12"><text:s text:c="2"/><text:span text:style-name="T16">~</text:span>Edge<text:span text:style-name="T16">()</text:span> <text:span text:style-name="T10">{</text:span> <text:span text:style-name="T10">};</text:span></text:p>
      <text:p text:style-name="P12"><text:s text:c="2"/><text:span text:style-name="T2">int</text:span> a<text:span text:style-name="T10">;</text:span></text:p>
      <text:p text:style-name="P12"><text:s text:c="2"/><text:span text:style-name="T2">int</text:span> b<text:span text:style-name="T10">;</text:span></text:p>
      <text:p text:style-name="P12"><text:s text:c="2"/><text:span text:style-name="T2">int</text:span> c<text:span text:style-name="T10">;</text:span></text:p>
      <text:p text:style-name="P12"><text:s text:c="2"/><text:span text:style-name="T2">int</text:span> f<text:span text:style-name="T10">;</text:span></text:p>
      <text:p text:style-name="P12"><text:s text:c="2"/>Edge<text:span text:style-name="T16">*</text:span> r<text:span text:style-name="T10">;</text:span></text:p>
      <text:p text:style-name="P14">};</text:p>
      <text:p text:style-name="P11"/>
      <text:p text:style-name="P12"><text:span text:style-name="T23">vector</text:span><text:span text:style-name="T10">&lt;</text:span> <text:span text:style-name="T23">vector</text:span><text:span text:style-name="T10">&lt;</text:span>Edge<text:span text:style-name="T16">*</text:span><text:span text:style-name="T10">&gt;</text:span> <text:span text:style-name="T10">&gt;</text:span> adj<text:span text:style-name="T10">;</text:span></text:p>
      <text:p text:style-name="P12"><text:span text:style-name="T2">bool</text:span><text:span text:style-name="T16">*</text:span> visited<text:span text:style-name="T10">;</text:span></text:p>
      <text:p text:style-name="P12"><text:span text:style-name="T2">int</text:span> node_count<text:span text:style-name="T10">;</text:span></text:p>
      <text:p text:style-name="P11"/>
      <text:p text:style-name="P12"><text:span text:style-name="T2">bool</text:span> DFS<text:span text:style-name="T16">(</text:span><text:span text:style-name="T2">int</text:span> from<text:span text:style-name="T16">,</text:span> <text:span text:style-name="T2">int</text:span> to<text:span text:style-name="T16">,</text:span> <text:span text:style-name="T23">vector</text:span><text:span text:style-name="T10">&lt;</text:span>Edge<text:span text:style-name="T16">*</text:span><text:span text:style-name="T10">&gt;</text:span><text:span text:style-name="T16">&amp;</text:span> path<text:span text:style-name="T16">)</text:span></text:p>
      <text:p text:style-name="P14">{</text:p>
      <text:p text:style-name="P12"><text:s text:c="4"/><text:span text:style-name="T2">if</text:span><text:span text:style-name="T16">(</text:span>from <text:span text:style-name="T16">==</text:span> to<text:span text:style-name="T16">)</text:span> <text:span text:style-name="T2">return</text:span> <text:span text:style-name="T2">true</text:span><text:span text:style-name="T10">;</text:span></text:p>
      <text:p text:style-name="P12"><text:s text:c="4"/>visited<text:span text:style-name="T16">[</text:span>from<text:span text:style-name="T16">]</text:span> <text:span text:style-name="T16">=</text:span> <text:span text:style-name="T2">true</text:span><text:span text:style-name="T10">;</text:span></text:p>
      <text:p text:style-name="P12"><text:s text:c="4"/><text:span text:style-name="T2">for</text:span><text:span text:style-name="T16">(</text:span><text:span text:style-name="T2">int</text:span> i <text:span text:style-name="T16">=</text:span> <text:span text:style-name="T27">0</text:span><text:span text:style-name="T10">;</text:span> i <text:span text:style-name="T16">&lt;</text:span> adj<text:span text:style-name="T16">[</text:span>from<text:span text:style-name="T16">].</text:span>size<text:span text:style-name="T16">()</text:span><text:span text:style-name="T10">;</text:span> <text:span text:style-name="T16">++</text:span>i<text:span text:style-name="T16">)</text:span></text:p>
      <text:p text:style-name="P12"><text:s text:c="4"/><text:span text:style-name="T10">{</text:span></text:p>
      <text:p text:style-name="P12"><text:s text:c="8"/>Edge<text:span text:style-name="T16">*</text:span> e <text:span text:style-name="T16">=</text:span> adj<text:span text:style-name="T16">[</text:span>from<text:span text:style-name="T16">][</text:span>i<text:span text:style-name="T16">]</text:span><text:span text:style-name="T10">;</text:span></text:p>
      <text:p text:style-name="P12"><text:s text:c="8"/><text:span text:style-name="T2">if</text:span><text:span text:style-name="T16">(</text:span>visited<text:span text:style-name="T16">[</text:span>e<text:span text:style-name="T16">-&gt;</text:span>b<text:span text:style-name="T16">])</text:span> <text:span text:style-name="T2">continue</text:span><text:span text:style-name="T10">;</text:span></text:p>
      <text:p text:style-name="P12"><text:s text:c="8"/><text:span text:style-name="T2">if</text:span><text:span text:style-name="T16">(</text:span>e<text:span text:style-name="T16">-&gt;</text:span>f <text:span text:style-name="T16">&gt;=</text:span> e<text:span text:style-name="T16">-&gt;</text:span>c<text:span text:style-name="T16">)</text:span> <text:span text:style-name="T2">continue</text:span><text:span text:style-name="T10">;</text:span></text:p>
      <text:p text:style-name="P12"><text:s text:c="8"/>visited<text:span text:style-name="T16">[</text:span>e<text:span text:style-name="T16">-&gt;</text:span>b<text:span text:style-name="T16">]</text:span> <text:span text:style-name="T16">=</text:span> <text:span text:style-name="T2">true</text:span><text:span text:style-name="T10">;</text:span></text:p>
      <text:p text:style-name="P12"><text:s text:c="8"/>path<text:span text:style-name="T16">.</text:span>push_back<text:span text:style-name="T16">(</text:span>e<text:span text:style-name="T16">)</text:span><text:span text:style-name="T10">;</text:span></text:p>
      <text:p text:style-name="P12"><text:s text:c="8"/><text:span text:style-name="T2">if</text:span><text:span text:style-name="T16">(</text:span> DFS<text:span text:style-name="T16">(</text:span>e<text:span text:style-name="T16">-&gt;</text:span>b<text:span text:style-name="T16">,</text:span> to<text:span text:style-name="T16">,</text:span> path<text:span text:style-name="T16">)</text:span> <text:span text:style-name="T16">)</text:span> <text:span text:style-name="T2">return</text:span> <text:span text:style-name="T2">true</text:span><text:span text:style-name="T10">;</text:span></text:p>
      <text:p text:style-name="P12"><text:s text:c="8"/>path<text:span text:style-name="T16">.</text:span>pop_back<text:span text:style-name="T16">()</text:span><text:span text:style-name="T10">;</text:span></text:p>
      <text:p text:style-name="P12"><text:s text:c="4"/><text:span text:style-name="T10">}</text:span></text:p>
      <text:p text:style-name="P12"><text:s text:c="4"/><text:span text:style-name="T2">return</text:span> <text:span text:style-name="T2">false</text:span><text:span text:style-name="T10">;</text:span></text:p>
      <text:p text:style-name="P14">}</text:p>
      <text:p text:style-name="P11"/>
      <text:p text:style-name="P12"><text:span text:style-name="T2">bool</text:span> find_path<text:span text:style-name="T16">(</text:span><text:span text:style-name="T2">int</text:span> from<text:span text:style-name="T16">,</text:span> <text:span text:style-name="T2">int</text:span> to<text:span text:style-name="T16">,</text:span> <text:span text:style-name="T23">vector</text:span><text:span text:style-name="T10">&lt;</text:span>Edge<text:span text:style-name="T16">*</text:span><text:span text:style-name="T10">&gt;</text:span><text:span text:style-name="T16">&amp;</text:span> output<text:span text:style-name="T16">)</text:span></text:p>
      <text:p text:style-name="P14">{</text:p>
      <text:p text:style-name="P12"><text:s text:c="4"/>output<text:span text:style-name="T16">.</text:span>clear<text:span text:style-name="T16">()</text:span><text:span text:style-name="T10">;</text:span></text:p>
      <text:p text:style-name="P12"><text:s text:c="4"/><text:span text:style-name="T23">memset</text:span><text:span text:style-name="T16">(</text:span>visited<text:span text:style-name="T16">,</text:span> <text:span text:style-name="T2">false</text:span><text:span text:style-name="T16">,</text:span> node_count <text:span text:style-name="T16">*</text:span> <text:span text:style-name="T2">sizeof</text:span><text:span text:style-name="T16">(</text:span><text:span text:style-name="T2">bool</text:span><text:span text:style-name="T16">))</text:span><text:span text:style-name="T10">;</text:span></text:p>
      <text:p text:style-name="P12"><text:s text:c="4"/><text:span text:style-name="T2">return</text:span> DFS<text:span text:style-name="T16">(</text:span>from<text:span text:style-name="T16">,</text:span> to<text:span text:style-name="T16">,</text:span> output<text:span text:style-name="T16">)</text:span><text:span text:style-name="T10">;</text:span></text:p>
      <text:p text:style-name="P14">}</text:p>
      <text:p text:style-name="P11"/>
      <text:p text:style-name="P12"><text:soft-page-break/><text:span text:style-name="T2">int</text:span> max_flow<text:span text:style-name="T16">(</text:span><text:span text:style-name="T2">int</text:span> source<text:span text:style-name="T16">,</text:span> <text:span text:style-name="T2">int</text:span> sink<text:span text:style-name="T16">)</text:span></text:p>
      <text:p text:style-name="P14">{</text:p>
      <text:p text:style-name="P12"><text:s text:c="4"/><text:span text:style-name="T23">vector</text:span><text:span text:style-name="T10">&lt;</text:span>Edge<text:span text:style-name="T16">*</text:span><text:span text:style-name="T10">&gt;</text:span> p<text:span text:style-name="T10">;</text:span></text:p>
      <text:p text:style-name="P12"><text:s text:c="4"/><text:span text:style-name="T2">while</text:span><text:span text:style-name="T16">(</text:span>find_path<text:span text:style-name="T16">(</text:span>source<text:span text:style-name="T16">,</text:span> sink<text:span text:style-name="T16">,</text:span> p<text:span text:style-name="T16">))</text:span></text:p>
      <text:p text:style-name="P12"><text:s text:c="4"/><text:span text:style-name="T10">{</text:span></text:p>
      <text:p text:style-name="P12"><text:s text:c="8"/><text:span text:style-name="T2">int</text:span> flow <text:span text:style-name="T16">=</text:span> INT_MAX<text:span text:style-name="T10">;</text:span></text:p>
      <text:p text:style-name="P12"><text:s text:c="8"/><text:span text:style-name="T2">for</text:span><text:span text:style-name="T16">(</text:span><text:span text:style-name="T2">int</text:span> i <text:span text:style-name="T16">=</text:span> <text:span text:style-name="T27">0</text:span><text:span text:style-name="T10">;</text:span> i <text:span text:style-name="T16">&lt;</text:span> p<text:span text:style-name="T16">.</text:span>size<text:span text:style-name="T16">()</text:span><text:span text:style-name="T10">;</text:span> <text:span text:style-name="T16">++</text:span>i<text:span text:style-name="T16">)</text:span></text:p>
      <text:p text:style-name="P12"><text:s text:c="12"/><text:span text:style-name="T2">if</text:span><text:span text:style-name="T16">(</text:span>p<text:span text:style-name="T16">[</text:span>i<text:span text:style-name="T16">]-&gt;</text:span>c <text:span text:style-name="T16">-</text:span> p<text:span text:style-name="T16">[</text:span>i<text:span text:style-name="T16">]-&gt;</text:span>f <text:span text:style-name="T16">&lt;</text:span> flow<text:span text:style-name="T16">)</text:span> flow <text:span text:style-name="T16">=</text:span> p<text:span text:style-name="T16">[</text:span>i<text:span text:style-name="T16">]-&gt;</text:span>c <text:span text:style-name="T16">-</text:span> p<text:span text:style-name="T16">[</text:span>i<text:span text:style-name="T16">]-&gt;</text:span>f<text:span text:style-name="T10">;</text:span></text:p>
      <text:p text:style-name="P11"/>
      <text:p text:style-name="P12"><text:s text:c="8"/><text:span text:style-name="T2">for</text:span><text:span text:style-name="T16">(</text:span><text:span text:style-name="T2">int</text:span> i <text:span text:style-name="T16">=</text:span> <text:span text:style-name="T27">0</text:span><text:span text:style-name="T10">;</text:span> i <text:span text:style-name="T16">&lt;</text:span> p<text:span text:style-name="T16">.</text:span>size<text:span text:style-name="T16">()</text:span><text:span text:style-name="T10">;</text:span> <text:span text:style-name="T16">++</text:span>i<text:span text:style-name="T16">)</text:span> <text:span text:style-name="T10">{</text:span></text:p>
      <text:p text:style-name="P12"><text:s text:c="12"/>p<text:span text:style-name="T16">[</text:span>i<text:span text:style-name="T16">]-&gt;</text:span>f <text:span text:style-name="T16">+=</text:span> flow<text:span text:style-name="T10">;</text:span></text:p>
      <text:p text:style-name="P12"><text:s text:c="12"/>p<text:span text:style-name="T16">[</text:span>i<text:span text:style-name="T16">]-&gt;</text:span>r<text:span text:style-name="T16">-&gt;</text:span>f <text:span text:style-name="T16">-=</text:span> flow<text:span text:style-name="T10">;</text:span></text:p>
      <text:p text:style-name="P12"><text:s text:c="8"/><text:span text:style-name="T10">}</text:span></text:p>
      <text:p text:style-name="P12"><text:s text:c="4"/><text:span text:style-name="T10">}</text:span></text:p>
      <text:p text:style-name="P11"/>
      <text:p text:style-name="P12"><text:s text:c="2"/><text:span text:style-name="T2">int</text:span> total_flow <text:span text:style-name="T16">=</text:span> <text:span text:style-name="T27">0</text:span><text:span text:style-name="T10">;</text:span></text:p>
      <text:p text:style-name="P12"><text:s text:c="2"/><text:span text:style-name="T2">for</text:span><text:span text:style-name="T16">(</text:span><text:span text:style-name="T2">int</text:span> i <text:span text:style-name="T16">=</text:span> <text:span text:style-name="T27">0</text:span><text:span text:style-name="T10">;</text:span> i <text:span text:style-name="T16">&lt;</text:span> adj<text:span text:style-name="T16">[</text:span>source<text:span text:style-name="T16">].</text:span>size<text:span text:style-name="T16">()</text:span><text:span text:style-name="T10">;</text:span> <text:span text:style-name="T16">++</text:span>i<text:span text:style-name="T16">)</text:span></text:p>
      <text:p text:style-name="P12"><text:s text:c="2"/><text:span text:style-name="T10">{</text:span></text:p>
      <text:p text:style-name="P12"><text:s text:c="4"/>total_flow <text:span text:style-name="T16">+=</text:span> adj<text:span text:style-name="T16">[</text:span>source<text:span text:style-name="T16">][</text:span>i<text:span text:style-name="T16">]-&gt;</text:span>f<text:span text:style-name="T10">;</text:span></text:p>
      <text:p text:style-name="P12"><text:s text:c="2"/><text:span text:style-name="T10">}</text:span></text:p>
      <text:p text:style-name="P12"><text:s text:c="2"/><text:span text:style-name="T2">return</text:span> total_flow<text:span text:style-name="T10">;</text:span></text:p>
      <text:p text:style-name="P14">}</text:p>
      <text:p text:style-name="P11"/>
      <text:p text:style-name="P12"><text:span text:style-name="T2">void</text:span> add_edge<text:span text:style-name="T16">(</text:span><text:span text:style-name="T2">int</text:span> a<text:span text:style-name="T16">,</text:span> <text:span text:style-name="T2">int</text:span> b<text:span text:style-name="T16">,</text:span> <text:span text:style-name="T2">int</text:span> c<text:span text:style-name="T16">)</text:span></text:p>
      <text:p text:style-name="P14">{</text:p>
      <text:p text:style-name="P12"><text:s text:c="2"/>Edge<text:span text:style-name="T16">*</text:span> e <text:span text:style-name="T16">=</text:span> <text:span text:style-name="T2">new</text:span> Edge<text:span text:style-name="T16">(</text:span>a<text:span text:style-name="T16">,</text:span> b<text:span text:style-name="T16">,</text:span> c<text:span text:style-name="T16">,</text:span> <text:span text:style-name="T27">0</text:span><text:span text:style-name="T16">)</text:span><text:span text:style-name="T10">;</text:span></text:p>
      <text:p text:style-name="P12"><text:s text:c="2"/>Edge<text:span text:style-name="T16">*</text:span> re <text:span text:style-name="T16">=</text:span> <text:span text:style-name="T2">new</text:span> Edge<text:span text:style-name="T16">(</text:span>b<text:span text:style-name="T16">,</text:span> a<text:span text:style-name="T16">,</text:span> <text:span text:style-name="T27">0</text:span><text:span text:style-name="T16">,</text:span> <text:span text:style-name="T27">0</text:span><text:span text:style-name="T16">)</text:span><text:span text:style-name="T10">;</text:span></text:p>
      <text:p text:style-name="P12"><text:s text:c="2"/>e<text:span text:style-name="T16">-&gt;</text:span>r <text:span text:style-name="T16">=</text:span> re<text:span text:style-name="T10">;</text:span></text:p>
      <text:p text:style-name="P12"><text:s text:c="2"/>re<text:span text:style-name="T16">-&gt;</text:span>r <text:span text:style-name="T16">=</text:span> e<text:span text:style-name="T10">;</text:span></text:p>
      <text:p text:style-name="P12"><text:s text:c="2"/>adj<text:span text:style-name="T16">[</text:span>a<text:span text:style-name="T16">].</text:span>push_back<text:span text:style-name="T16">(</text:span>e<text:span text:style-name="T16">)</text:span><text:span text:style-name="T10">;</text:span></text:p>
      <text:p text:style-name="P12"><text:s text:c="2"/>adj<text:span text:style-name="T16">[</text:span>b<text:span text:style-name="T16">].</text:span>push_back<text:span text:style-name="T16">(</text:span>re<text:span text:style-name="T16">)</text:span><text:span text:style-name="T10">;</text:span></text:p>
      <text:p text:style-name="P14">}</text:p>
      <text:p text:style-name="P11"/>
      <text:p text:style-name="P12"><text:span text:style-name="T2">void</text:span> run<text:span text:style-name="T16">()</text:span></text:p>
      <text:p text:style-name="P14">{</text:p>
      <text:p text:style-name="P12"><text:s text:c="2"/>node_count <text:span text:style-name="T16">=</text:span> <text:span text:style-name="T27">6</text:span><text:span text:style-name="T10">;</text:span></text:p>
      <text:p text:style-name="P12"><text:s text:c="2"/>adj<text:span text:style-name="T16">.</text:span>clear<text:span text:style-name="T16">()</text:span><text:span text:style-name="T10">;</text:span></text:p>
      <text:p text:style-name="P12"><text:s text:c="2"/>adj<text:span text:style-name="T16">.</text:span>resize<text:span text:style-name="T16">(</text:span>node_count<text:span text:style-name="T16">)</text:span><text:span text:style-name="T10">;</text:span></text:p>
      <text:p text:style-name="P11"/>
      <text:p text:style-name="P12"><text:s text:c="2"/>add_edge<text:span text:style-name="T16">(</text:span><text:span text:style-name="T27">0</text:span><text:span text:style-name="T16">,</text:span> <text:span text:style-name="T27">5</text:span><text:span text:style-name="T16">,</text:span> <text:span text:style-name="T27">3</text:span><text:span text:style-name="T16">)</text:span><text:span text:style-name="T10">;</text:span></text:p>
      <text:p text:style-name="P12"><text:s text:c="2"/>add_edge<text:span text:style-name="T16">(</text:span><text:span text:style-name="T27">0</text:span><text:span text:style-name="T16">,</text:span> <text:span text:style-name="T27">1</text:span><text:span text:style-name="T16">,</text:span> <text:span text:style-name="T27">3</text:span><text:span text:style-name="T16">)</text:span><text:span text:style-name="T10">;</text:span></text:p>
      <text:p text:style-name="P12"><text:s text:c="2"/>add_edge<text:span text:style-name="T16">(</text:span><text:span text:style-name="T27">1</text:span><text:span text:style-name="T16">,</text:span> <text:span text:style-name="T27">5</text:span><text:span text:style-name="T16">,</text:span> <text:span text:style-name="T27">2</text:span><text:span text:style-name="T16">)</text:span><text:span text:style-name="T10">;</text:span></text:p>
      <text:p text:style-name="P12"><text:s text:c="2"/>add_edge<text:span text:style-name="T16">(</text:span><text:span text:style-name="T27">1</text:span><text:span text:style-name="T16">,</text:span> <text:span text:style-name="T27">2</text:span><text:span text:style-name="T16">,</text:span> <text:span text:style-name="T27">3</text:span><text:span text:style-name="T16">)</text:span><text:span text:style-name="T10">;</text:span></text:p>
      <text:p text:style-name="P12"><text:s text:c="2"/>add_edge<text:span text:style-name="T16">(</text:span><text:span text:style-name="T27">5</text:span><text:span text:style-name="T16">,</text:span> <text:span text:style-name="T27">4</text:span><text:span text:style-name="T16">,</text:span> <text:span text:style-name="T27">2</text:span><text:span text:style-name="T16">)</text:span><text:span text:style-name="T10">;</text:span></text:p>
      <text:p text:style-name="P12"><text:s text:c="2"/>add_edge<text:span text:style-name="T16">(</text:span><text:span text:style-name="T27">2</text:span><text:span text:style-name="T16">,</text:span> <text:span text:style-name="T27">4</text:span><text:span text:style-name="T16">,</text:span> <text:span text:style-name="T27">4</text:span><text:span text:style-name="T16">)</text:span><text:span text:style-name="T10">;</text:span></text:p>
      <text:p text:style-name="P12"><text:s text:c="2"/>add_edge<text:span text:style-name="T16">(</text:span><text:span text:style-name="T27">2</text:span><text:span text:style-name="T16">,</text:span> <text:span text:style-name="T27">3</text:span><text:span text:style-name="T16">,</text:span> <text:span text:style-name="T27">2</text:span><text:span text:style-name="T16">)</text:span><text:span text:style-name="T10">;</text:span></text:p>
      <text:p text:style-name="P12"><text:s text:c="2"/>add_edge<text:span text:style-name="T16">(</text:span><text:span text:style-name="T27">4</text:span><text:span text:style-name="T16">,</text:span> <text:span text:style-name="T27">3</text:span><text:span text:style-name="T16">,</text:span> <text:span text:style-name="T27">3</text:span><text:span text:style-name="T16">)</text:span><text:span text:style-name="T10">;</text:span></text:p>
      <text:p text:style-name="P11"/>
      <text:p text:style-name="P12"><text:s text:c="2"/>visited <text:span text:style-name="T16">=</text:span> <text:span text:style-name="T2">new</text:span> <text:span text:style-name="T2">bool</text:span><text:span text:style-name="T16">[</text:span>node_count<text:span text:style-name="T16">]</text:span><text:span text:style-name="T10">;</text:span></text:p>
      <text:p text:style-name="P11"/>
      <text:p text:style-name="P12"><text:s text:c="2"/><text:span text:style-name="T2">int</text:span> m <text:span text:style-name="T16">=</text:span> max_flow<text:span text:style-name="T16">(</text:span><text:span text:style-name="T27">0</text:span><text:span text:style-name="T16">,</text:span> node_count <text:span text:style-name="T16">-</text:span> <text:span text:style-name="T27">1</text:span><text:span text:style-name="T16">)</text:span><text:span text:style-name="T10">;</text:span></text:p>
      <text:p text:style-name="P11"/>
      <text:p text:style-name="P12"><text:s text:c="2"/><text:span text:style-name="T23">cout</text:span> <text:span text:style-name="T16">&lt;&lt;</text:span> m <text:span text:style-name="T16">&lt;&lt;</text:span> endl<text:span text:style-name="T10">;</text:span></text:p>
      <text:p text:style-name="P11"/>
      <text:p text:style-name="P12"><text:s text:c="2"/><text:span text:style-name="T2">for</text:span><text:span text:style-name="T16">(</text:span><text:span text:style-name="T2">unsigned</text:span> <text:span text:style-name="T2">int</text:span> i <text:span text:style-name="T16">=</text:span> <text:span text:style-name="T27">0</text:span><text:span text:style-name="T10">;</text:span> i <text:span text:style-name="T16">&lt;</text:span> adj<text:span text:style-name="T16">.</text:span>size<text:span text:style-name="T16">()</text:span><text:span text:style-name="T10">;</text:span> <text:span text:style-name="T16">++</text:span>i<text:span text:style-name="T16">)</text:span></text:p>
      <text:p text:style-name="P12"><text:s text:c="6"/><text:span text:style-name="T2">for</text:span><text:span text:style-name="T16">(</text:span><text:span text:style-name="T2">unsigned</text:span> <text:span text:style-name="T2">int</text:span> j <text:span text:style-name="T16">=</text:span> <text:span text:style-name="T27">0</text:span><text:span text:style-name="T10">;</text:span> j <text:span text:style-name="T16">&lt;</text:span> adj<text:span text:style-name="T16">[</text:span>i<text:span text:style-name="T16">].</text:span>size<text:span text:style-name="T16">()</text:span><text:span text:style-name="T10">;</text:span> <text:span text:style-name="T16">++</text:span>j<text:span text:style-name="T16">)</text:span></text:p>
      <text:p text:style-name="P12"><text:s text:c="10"/><text:span text:style-name="T2">delete</text:span> adj<text:span text:style-name="T16">[</text:span>i<text:span text:style-name="T16">][</text:span>j<text:span text:style-name="T16">]</text:span><text:span text:style-name="T10">;</text:span></text:p>
      <text:p text:style-name="P12"><text:s text:c="2"/>adj<text:span text:style-name="T16">.</text:span>clear<text:span text:style-name="T16">()</text:span><text:span text:style-name="T10">;</text:span></text:p>
      <text:p text:style-name="P12"><text:soft-page-break/><text:s text:c="2"/><text:span text:style-name="T2">delete</text:span><text:span text:style-name="T16">[]</text:span> visited<text:span text:style-name="T10">;</text:span></text:p>
      <text:p text:style-name="P9">}</text:p>
      <text:h text:style-name="P40" text:outline-level="1">2-SAT</text:h>
      <text:p text:style-name="P7"><text:span text:style-name="T7">struct</text:span><text:span text:style-name="T45"> Implication</text:span></text:p>
      <text:p text:style-name="P14">{</text:p>
      <text:p text:style-name="P12"><text:s text:c="4"/>Implication<text:span text:style-name="T16">(</text:span><text:span text:style-name="T2">int</text:span> _id<text:span text:style-name="T16">,</text:span> <text:span text:style-name="T2">char</text:span> _val<text:span text:style-name="T16">)</text:span> <text:span text:style-name="T10">:</text:span> id<text:span text:style-name="T16">(</text:span>_id<text:span text:style-name="T16">),</text:span> value<text:span text:style-name="T16">(</text:span>_val<text:span text:style-name="T16">)</text:span> <text:span text:style-name="T10">{};</text:span></text:p>
      <text:p text:style-name="P11"/>
      <text:p text:style-name="P12"><text:s text:c="4"/><text:span text:style-name="T2">int</text:span> id<text:span text:style-name="T10">;</text:span> <text:span text:style-name="T34">//variable id</text:span></text:p>
      <text:p text:style-name="P12"><text:s text:c="4"/><text:span text:style-name="T2">char</text:span> value<text:span text:style-name="T10">;</text:span> <text:span text:style-name="T34">//0 or 1</text:span></text:p>
      <text:p text:style-name="P14">};</text:p>
      <text:p text:style-name="P11"/>
      <text:p text:style-name="P12"><text:span text:style-name="T2">struct</text:span> VariableValue</text:p>
      <text:p text:style-name="P14">{</text:p>
      <text:p text:style-name="P12"><text:s text:c="4"/>VariableValue<text:span text:style-name="T16">()</text:span> <text:span text:style-name="T10">:</text:span> value<text:span text:style-name="T16">(-</text:span><text:span text:style-name="T27">1</text:span><text:span text:style-name="T16">)</text:span> <text:span text:style-name="T10">{};</text:span> <text:span text:style-name="T34">//this constructor is important!</text:span></text:p>
      <text:p text:style-name="P12"><text:s text:c="4"/><text:span text:style-name="T2">char</text:span> value<text:span text:style-name="T10">;</text:span> <text:span text:style-name="T34">//-1 is unkown, 0 is false, 1 is true</text:span></text:p>
      <text:p text:style-name="P14">};</text:p>
      <text:p text:style-name="P11"/>
      <text:p text:style-name="P12"><text:span text:style-name="T2">struct</text:span> VariableNode</text:p>
      <text:p text:style-name="P14">{</text:p>
      <text:p text:style-name="P12"><text:s text:c="4"/><text:span text:style-name="T34">//imply[0] is the implications when this variable is false</text:span></text:p>
      <text:p text:style-name="P12"><text:s text:c="4"/><text:span text:style-name="T34">//imply[1] is the implications when this variable is true</text:span></text:p>
      <text:p text:style-name="P12"><text:s text:c="4"/><text:span text:style-name="T23">vector</text:span><text:span text:style-name="T10">&lt;</text:span>Implication<text:span text:style-name="T10">&gt;</text:span> imply<text:span text:style-name="T16">[</text:span><text:span text:style-name="T27">2</text:span><text:span text:style-name="T16">]</text:span><text:span text:style-name="T10">;</text:span></text:p>
      <text:p text:style-name="P14">};</text:p>
      <text:p text:style-name="P11"/>
      <text:p text:style-name="P12"><text:span text:style-name="T2">typedef</text:span> <text:span text:style-name="T23">vector</text:span><text:span text:style-name="T10">&lt;</text:span>VariableValue<text:span text:style-name="T10">&gt;</text:span> ValueList<text:span text:style-name="T10">;</text:span></text:p>
      <text:p text:style-name="P12"><text:span text:style-name="T2">typedef</text:span> <text:span text:style-name="T23">vector</text:span><text:span text:style-name="T10">&lt;</text:span>VariableNode<text:span text:style-name="T10">&gt;</text:span> ImplyList<text:span text:style-name="T10">;</text:span></text:p>
      <text:p text:style-name="P12"><text:span text:style-name="T2">typedef</text:span> <text:span text:style-name="T23">vector</text:span><text:span text:style-name="T10">&lt;</text:span>Implication<text:span text:style-name="T10">&gt;::</text:span><text:span text:style-name="T23">const_iterator</text:span> ImplyIter<text:span text:style-name="T10">;</text:span></text:p>
      <text:p text:style-name="P11"/>
      <text:p text:style-name="P13">//return false if a contradiction occurred</text:p>
      <text:p text:style-name="P13">//in both cases, the ValueList will be modified, so caller must save</text:p>
      <text:p text:style-name="P13">//it in case the result is false, and then restore the original</text:p>
      <text:p text:style-name="P12"><text:span text:style-name="T2">bool</text:span> propagate<text:span text:style-name="T16">(</text:span>ValueList<text:span text:style-name="T16">&amp;</text:span> varlist<text:span text:style-name="T16">,</text:span> <text:span text:style-name="T2">const</text:span> ImplyList<text:span text:style-name="T16">&amp;</text:span> implylist<text:span text:style-name="T16">,</text:span> <text:span text:style-name="T2">int</text:span> id<text:span text:style-name="T16">,</text:span> <text:span text:style-name="T2">char</text:span> value<text:span text:style-name="T16">)</text:span></text:p>
      <text:p text:style-name="P14">{</text:p>
      <text:p text:style-name="P12"><text:s text:c="4"/><text:span text:style-name="T2">if</text:span><text:span text:style-name="T16">(</text:span>varlist<text:span text:style-name="T16">[</text:span>id<text:span text:style-name="T16">].</text:span>value <text:span text:style-name="T16">!=</text:span> <text:span text:style-name="T16">-</text:span><text:span text:style-name="T27">1</text:span><text:span text:style-name="T16">)</text:span> <text:span text:style-name="T2">return</text:span> varlist<text:span text:style-name="T16">[</text:span>id<text:span text:style-name="T16">].</text:span>value <text:span text:style-name="T16">==</text:span> value<text:span text:style-name="T10">;</text:span></text:p>
      <text:p text:style-name="P12"><text:s text:c="4"/>varlist<text:span text:style-name="T16">[</text:span>id<text:span text:style-name="T16">].</text:span>value <text:span text:style-name="T16">=</text:span> value<text:span text:style-name="T10">;</text:span></text:p>
      <text:p text:style-name="P11"/>
      <text:p text:style-name="P12"><text:s text:c="4"/><text:span text:style-name="T2">for</text:span><text:span text:style-name="T16">(</text:span>ImplyIter iter <text:span text:style-name="T16">=</text:span> implylist<text:span text:style-name="T16">[</text:span>id<text:span text:style-name="T16">].</text:span>imply<text:span text:style-name="T16">[</text:span>value<text:span text:style-name="T16">].</text:span>begin<text:span text:style-name="T16">()</text:span><text:span text:style-name="T10">;</text:span> iter <text:span text:style-name="T16">!=</text:span> implylist<text:span text:style-name="T16">[</text:span>id<text:span text:style-name="T16">].</text:span>imply<text:span text:style-name="T16">[</text:span>value<text:span text:style-name="T16">].</text:span>end<text:span text:style-name="T16">()</text:span><text:span text:style-name="T10">;</text:span> <text:span text:style-name="T16">++</text:span>iter<text:span text:style-name="T16">)</text:span></text:p>
      <text:p text:style-name="P12"><text:s text:c="4"/><text:span text:style-name="T10">{</text:span></text:p>
      <text:p text:style-name="P12"><text:s text:c="8"/><text:span text:style-name="T2">if</text:span><text:span text:style-name="T16">(!</text:span>propagate<text:span text:style-name="T16">(</text:span>varlist<text:span text:style-name="T16">,</text:span> implylist<text:span text:style-name="T16">,</text:span> iter<text:span text:style-name="T16">-&gt;</text:span>id<text:span text:style-name="T16">,</text:span> iter<text:span text:style-name="T16">-&gt;</text:span>value<text:span text:style-name="T16">))</text:span></text:p>
      <text:p text:style-name="P12"><text:s text:c="12"/><text:span text:style-name="T2">return</text:span> <text:span text:style-name="T2">false</text:span><text:span text:style-name="T10">;</text:span></text:p>
      <text:p text:style-name="P12"><text:s text:c="4"/><text:span text:style-name="T10">}</text:span></text:p>
      <text:p text:style-name="P12"><text:s text:c="4"/><text:span text:style-name="T2">return</text:span> <text:span text:style-name="T2">true</text:span><text:span text:style-name="T10">;</text:span></text:p>
      <text:p text:style-name="P14">}</text:p>
      <text:p text:style-name="P11"/>
      <text:p text:style-name="P13">//assumes ImplyList is already filled with (empty) entries</text:p>
      <text:p text:style-name="P12"><text:span text:style-name="T2">void</text:span> addCondition<text:span text:style-name="T16">(</text:span>ImplyList<text:span text:style-name="T16">&amp;</text:span> implylist<text:span text:style-name="T16">,</text:span> <text:span text:style-name="T2">int</text:span> id1<text:span text:style-name="T16">,</text:span> <text:span text:style-name="T2">char</text:span> value1<text:span text:style-name="T16">,</text:span> <text:span text:style-name="T2">int</text:span> id2<text:span text:style-name="T16">,</text:span> <text:span text:style-name="T2">char</text:span> value2<text:span text:style-name="T16">)</text:span></text:p>
      <text:p text:style-name="P14">{</text:p>
      <text:p text:style-name="P12"><text:s text:c="4"/>implylist<text:span text:style-name="T16">[</text:span>id1<text:span text:style-name="T16">].</text:span>imply<text:span text:style-name="T16">[</text:span><text:span text:style-name="T27">1</text:span><text:span text:style-name="T16">-</text:span>value1<text:span text:style-name="T16">].</text:span>push_back<text:span text:style-name="T16">(</text:span> Implication<text:span text:style-name="T16">(</text:span>id2<text:span text:style-name="T16">,</text:span> value2<text:span text:style-name="T16">)</text:span> <text:span text:style-name="T16">)</text:span><text:span text:style-name="T10">;</text:span></text:p>
      <text:p text:style-name="P12"><text:s text:c="4"/>implylist<text:span text:style-name="T16">[</text:span>id2<text:span text:style-name="T16">].</text:span>imply<text:span text:style-name="T16">[</text:span><text:span text:style-name="T27">1</text:span><text:span text:style-name="T16">-</text:span>value2<text:span text:style-name="T16">].</text:span>push_back<text:span text:style-name="T16">(</text:span> Implication<text:span text:style-name="T16">(</text:span>id1<text:span text:style-name="T16">,</text:span> value1<text:span text:style-name="T16">)</text:span> <text:span text:style-name="T16">)</text:span><text:span text:style-name="T10">;</text:span></text:p>
      <text:p text:style-name="P14">}</text:p>
      <text:p text:style-name="P11"/>
      <text:p text:style-name="P12"><text:span text:style-name="T2">int</text:span> <text:span text:style-name="T51">main</text:span><text:span text:style-name="T16">()</text:span></text:p>
      <text:p text:style-name="P14"><text:soft-page-break/>{</text:p>
      <text:p text:style-name="P12"><text:s text:c="4"/><text:span text:style-name="T2">while</text:span><text:span text:style-name="T16">(</text:span><text:span text:style-name="T2">true</text:span><text:span text:style-name="T16">)</text:span></text:p>
      <text:p text:style-name="P12"><text:s text:c="4"/><text:span text:style-name="T10">{</text:span></text:p>
      <text:p text:style-name="P12"><text:s text:c="8"/><text:span text:style-name="T2">int</text:span> n<text:span text:style-name="T16">,</text:span> m<text:span text:style-name="T10">;</text:span> <text:span text:style-name="T34">//variables, conditions</text:span></text:p>
      <text:p text:style-name="P12"><text:s text:c="8"/><text:span text:style-name="T23">cin</text:span> <text:span text:style-name="T16">&gt;&gt;</text:span> n <text:span text:style-name="T16">&gt;&gt;</text:span> m<text:span text:style-name="T10">;</text:span></text:p>
      <text:p text:style-name="P12"><text:s text:c="8"/><text:span text:style-name="T2">if</text:span><text:span text:style-name="T16">(!</text:span><text:span text:style-name="T23">cin</text:span><text:span text:style-name="T16">.</text:span>good<text:span text:style-name="T16">())</text:span> <text:span text:style-name="T2">break</text:span><text:span text:style-name="T10">;</text:span></text:p>
      <text:p text:style-name="P12"><text:s text:c="8"/></text:p>
      <text:p text:style-name="P12"><text:s text:c="8"/>ValueList variables<text:span text:style-name="T16">(</text:span>n<text:span text:style-name="T16">+</text:span><text:span text:style-name="T27">1</text:span><text:span text:style-name="T16">)</text:span><text:span text:style-name="T10">;</text:span> <text:span text:style-name="T34">//1-based index</text:span></text:p>
      <text:p text:style-name="P12"><text:s text:c="8"/>ImplyList implications<text:span text:style-name="T16">(</text:span>n<text:span text:style-name="T16">+</text:span><text:span text:style-name="T27">1</text:span><text:span text:style-name="T16">)</text:span><text:span text:style-name="T10">;</text:span></text:p>
      <text:p text:style-name="P11"/>
      <text:p text:style-name="P12"><text:s text:c="8"/><text:span text:style-name="T2">for</text:span><text:span text:style-name="T16">(</text:span><text:span text:style-name="T2">int</text:span> i <text:span text:style-name="T16">=</text:span> <text:span text:style-name="T27">0</text:span><text:span text:style-name="T16">,</text:span> a<text:span text:style-name="T16">,</text:span> b<text:span text:style-name="T10">;</text:span> i <text:span text:style-name="T16">&lt;</text:span> m<text:span text:style-name="T10">;</text:span> <text:span text:style-name="T16">++</text:span>i<text:span text:style-name="T16">)</text:span></text:p>
      <text:p text:style-name="P12"><text:s text:c="8"/><text:span text:style-name="T10">{</text:span></text:p>
      <text:p text:style-name="P12"><text:s text:c="12"/><text:span text:style-name="T23">cin</text:span> <text:span text:style-name="T16">&gt;&gt;</text:span> a <text:span text:style-name="T16">&gt;&gt;</text:span> b<text:span text:style-name="T10">;</text:span></text:p>
      <text:p text:style-name="P12"><text:s text:c="12"/>addCondition<text:span text:style-name="T16">(</text:span>implications<text:span text:style-name="T16">,</text:span> <text:span text:style-name="T23">abs</text:span><text:span text:style-name="T16">(</text:span>a<text:span text:style-name="T16">),</text:span> a <text:span text:style-name="T16">&lt;</text:span> <text:span text:style-name="T27">0</text:span> <text:span text:style-name="T10">?</text:span> <text:span text:style-name="T27">0</text:span> <text:span text:style-name="T10">:</text:span> <text:span text:style-name="T27">1</text:span><text:span text:style-name="T16">,</text:span> <text:span text:style-name="T23">abs</text:span><text:span text:style-name="T16">(</text:span>b<text:span text:style-name="T16">),</text:span> b <text:span text:style-name="T16">&lt;</text:span> <text:span text:style-name="T27">0</text:span> <text:span text:style-name="T10">?</text:span> <text:span text:style-name="T27">0</text:span> <text:span text:style-name="T10">:</text:span> <text:span text:style-name="T27">1</text:span><text:span text:style-name="T16">)</text:span><text:span text:style-name="T10">;</text:span></text:p>
      <text:p text:style-name="P12"><text:s text:c="8"/><text:span text:style-name="T10">}</text:span></text:p>
      <text:p text:style-name="P12"><text:s text:c="8"/></text:p>
      <text:p text:style-name="P12"><text:s text:c="8"/><text:span text:style-name="T2">if</text:span><text:span text:style-name="T16">(!</text:span>propagate<text:span text:style-name="T16">(</text:span>variables<text:span text:style-name="T16">,</text:span> implications<text:span text:style-name="T16">,</text:span> <text:span text:style-name="T27">1</text:span><text:span text:style-name="T16">,</text:span> <text:span text:style-name="T27">1</text:span><text:span text:style-name="T16">))</text:span> <text:span text:style-name="T23">cout</text:span> <text:span text:style-name="T16">&lt;&lt;</text:span> <text:span text:style-name="T1">"</text:span><text:span text:style-name="T32">no</text:span><text:span text:style-name="T1">"</text:span> <text:span text:style-name="T16">&lt;&lt;</text:span> endl<text:span text:style-name="T10">;</text:span> <text:span text:style-name="T34">//Karl must win</text:span></text:p>
      <text:p text:style-name="P12"><text:s text:c="8"/><text:span text:style-name="T2">else</text:span></text:p>
      <text:p text:style-name="P12"><text:s text:c="8"/><text:span text:style-name="T10">{</text:span></text:p>
      <text:p text:style-name="P12"><text:s text:c="12"/><text:span text:style-name="T2">bool</text:span> success <text:span text:style-name="T16">=</text:span> <text:span text:style-name="T2">true</text:span><text:span text:style-name="T10">;</text:span></text:p>
      <text:p text:style-name="P12"><text:s text:c="12"/><text:span text:style-name="T2">for</text:span><text:span text:style-name="T16">(</text:span><text:span text:style-name="T2">int</text:span> i <text:span text:style-name="T16">=</text:span> <text:span text:style-name="T27">2</text:span><text:span text:style-name="T10">;</text:span> i <text:span text:style-name="T16">&lt;=</text:span> n<text:span text:style-name="T10">;</text:span> <text:span text:style-name="T16">++</text:span>i<text:span text:style-name="T16">)</text:span></text:p>
      <text:p text:style-name="P12"><text:s text:c="12"/><text:span text:style-name="T10">{</text:span></text:p>
      <text:p text:style-name="P12"><text:s text:c="16"/><text:span text:style-name="T2">if</text:span><text:span text:style-name="T16">(</text:span>variables<text:span text:style-name="T16">[</text:span>i<text:span text:style-name="T16">].</text:span>value <text:span text:style-name="T16">!=</text:span> <text:span text:style-name="T16">-</text:span><text:span text:style-name="T27">1</text:span><text:span text:style-name="T16">)</text:span> <text:span text:style-name="T2">continue</text:span><text:span text:style-name="T10">;</text:span> <text:span text:style-name="T34">//already filled in</text:span></text:p>
      <text:p text:style-name="P12"><text:s text:c="16"/><text:span text:style-name="T34">//backup the state</text:span></text:p>
      <text:p text:style-name="P12"><text:s text:c="16"/>ValueList backup<text:span text:style-name="T16">(</text:span>variables<text:span text:style-name="T16">)</text:span><text:span text:style-name="T10">;</text:span></text:p>
      <text:p text:style-name="P12"><text:s text:c="16"/><text:span text:style-name="T2">if</text:span><text:span text:style-name="T16">(</text:span> propagate<text:span text:style-name="T16">(</text:span>variables<text:span text:style-name="T16">,</text:span> implications<text:span text:style-name="T16">,</text:span> i<text:span text:style-name="T16">,</text:span> <text:span text:style-name="T27">1</text:span><text:span text:style-name="T16">)</text:span> <text:span text:style-name="T16">)</text:span> <text:span text:style-name="T2">continue</text:span><text:span text:style-name="T10">;</text:span></text:p>
      <text:p text:style-name="P12"><text:s text:c="16"/><text:span text:style-name="T34">//restore state</text:span></text:p>
      <text:p text:style-name="P12"><text:s text:c="16"/>variables <text:span text:style-name="T16">=</text:span> backup<text:span text:style-name="T10">;</text:span></text:p>
      <text:p text:style-name="P12"><text:s text:c="16"/><text:span text:style-name="T2">if</text:span><text:span text:style-name="T16">(</text:span> propagate<text:span text:style-name="T16">(</text:span>variables<text:span text:style-name="T16">,</text:span> implications<text:span text:style-name="T16">,</text:span> i<text:span text:style-name="T16">,</text:span> <text:span text:style-name="T27">0</text:span><text:span text:style-name="T16">)</text:span> <text:span text:style-name="T16">)</text:span> <text:span text:style-name="T2">continue</text:span><text:span text:style-name="T10">;</text:span></text:p>
      <text:p text:style-name="P12"><text:s text:c="16"/>success <text:span text:style-name="T16">=</text:span> <text:span text:style-name="T2">false</text:span><text:span text:style-name="T10">;</text:span></text:p>
      <text:p text:style-name="P12"><text:s text:c="16"/><text:span text:style-name="T23">cout</text:span> <text:span text:style-name="T16">&lt;&lt;</text:span> <text:span text:style-name="T1">"</text:span><text:span text:style-name="T32">no</text:span><text:span text:style-name="T1">"</text:span> <text:span text:style-name="T16">&lt;&lt;</text:span> endl<text:span text:style-name="T10">;</text:span></text:p>
      <text:p text:style-name="P12"><text:s text:c="16"/><text:span text:style-name="T2">break</text:span><text:span text:style-name="T10">;</text:span></text:p>
      <text:p text:style-name="P12"><text:s text:c="12"/><text:span text:style-name="T10">}</text:span></text:p>
      <text:p text:style-name="P12"><text:s text:c="12"/><text:span text:style-name="T2">if</text:span><text:span text:style-name="T16">(</text:span>success<text:span text:style-name="T16">)</text:span> <text:span text:style-name="T23">cout</text:span> <text:span text:style-name="T16">&lt;&lt;</text:span> <text:span text:style-name="T1">"</text:span><text:span text:style-name="T32">yes</text:span><text:span text:style-name="T1">"</text:span> <text:span text:style-name="T16">&lt;&lt;</text:span> endl<text:span text:style-name="T10">;</text:span></text:p>
      <text:p text:style-name="P12"><text:s text:c="8"/><text:span text:style-name="T10">}</text:span></text:p>
      <text:p text:style-name="P12"><text:s text:c="4"/><text:span text:style-name="T10">}</text:span></text:p>
      <text:p text:style-name="P12"><text:s text:c="4"/><text:span text:style-name="T2">return</text:span> <text:span text:style-name="T27">0</text:span><text:span text:style-name="T10">;</text:span></text:p>
      <text:p text:style-name="P9">}</text:p>
      <text:p text:style-name="P15"/>
      <text:p text:style-name="P1"/>
      <text:p text:style-name="P1"/>
      <text:p text:style-name="P16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3T18:58:33</meta:creation-date>
    <dc:date>2013-10-24T12:29:28</dc:date>
    <meta:editing-duration>PT5H6M39S</meta:editing-duration>
    <meta:editing-cycles>6</meta:editing-cycles>
    <meta:generator>LibreOffice/3.6$Linux_X86_64 LibreOffice_project/360m1$Build-2</meta:generator>
    <meta:document-statistic meta:table-count="0" meta:image-count="0" meta:object-count="0" meta:page-count="26" meta:paragraph-count="1211" meta:word-count="5010" meta:character-count="35643" meta:non-whitespace-character-count="24692"/>
  </office:meta>
</office:document-meta>
</file>